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151cm" table:align="margins" fo:background-color="transparent" style:may-break-between-rows="false" style:writing-mode="lr-tb">
        <style:background-image/>
      </style:table-properties>
    </style:style>
    <style:style style:name="Table1.A" style:family="table-column">
      <style:table-column-properties style:column-width="0.614cm" style:rel-column-width="4392*"/>
    </style:style>
    <style:style style:name="Table1.B" style:family="table-column">
      <style:table-column-properties style:column-width="1.621cm" style:rel-column-width="11609*"/>
    </style:style>
    <style:style style:name="Table1.C" style:family="table-column">
      <style:table-column-properties style:column-width="2.646cm" style:rel-column-width="18942*"/>
    </style:style>
    <style:style style:name="Table1.D" style:family="table-column">
      <style:table-column-properties style:column-width="4.272cm" style:rel-column-width="3059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49cm" fo:border="none" style:writing-mode="page"/>
    </style:style>
    <style:style style:name="Table1.B1" style:family="table-cell">
      <style:table-cell-properties style:vertical-align="middle" fo:background-color="#ecf191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#ecf191" fo:padding="0.049cm" fo:border="0.05pt solid #000000" style:writing-mode="page">
        <style:background-image/>
      </style:table-cell-properties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9.202cm" fo:margin-left="-0.014cm" fo:margin-top="0.101cm" fo:margin-bottom="0.101cm" table:align="left" fo:background-color="transparent" style:may-break-between-rows="false" style:writing-mode="lr-tb">
        <style:background-image/>
      </style:table-properties>
    </style:style>
    <style:style style:name="Table2.A" style:family="table-column">
      <style:table-column-properties style:column-width="1.792cm"/>
    </style:style>
    <style:style style:name="Table2.B" style:family="table-column">
      <style:table-column-properties style:column-width="1.217cm"/>
    </style:style>
    <style:style style:name="Table2.C" style:family="table-column">
      <style:table-column-properties style:column-width="0.884cm"/>
    </style:style>
    <style:style style:name="Table2.D" style:family="table-column">
      <style:table-column-properties style:column-width="1.104cm"/>
    </style:style>
    <style:style style:name="Table2.E" style:family="table-column">
      <style:table-column-properties style:column-width="1.298cm"/>
    </style:style>
    <style:style style:name="Table2.F" style:family="table-column">
      <style:table-column-properties style:column-width="1.408cm"/>
    </style:style>
    <style:style style:name="Table2.G" style:family="table-column">
      <style:table-column-properties style:column-width="1.499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ecf191" fo:padding="0.049cm" fo:border-left="0.15pt solid #000000" fo:border-right="none" fo:border-top="0.15pt solid #000000" fo:border-bottom="0.1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add9e0" fo:padding="0.049cm" fo:border-left="0.15pt solid #000000" fo:border-right="none" fo:border-top="0.15pt solid #000000" fo:border-bottom="0.05pt solid #000000" style:writing-mode="page">
        <style:background-image/>
      </style:table-cell-properties>
    </style:style>
    <style:style style:name="Table2.G1" style:family="table-cell">
      <style:table-cell-properties style:vertical-align="middle" fo:background-color="#ecf191" fo:padding="0.049cm" fo:border-left="0.15pt solid #000000" fo:border-right="0.15pt solid #000000" fo:border-top="0.15pt solid #000000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#add9e0" fo:padding="0.049cm" fo:border-left="0.15pt solid #000000" fo:border-right="none" fo:border-top="none" fo:border-bottom="0.05pt solid #000000" style:writing-mode="page">
        <style:background-image/>
      </style:table-cell-properties>
    </style:style>
    <style:style style:name="Table2.A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3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3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2.A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4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4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2.A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5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5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2.A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6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6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2.A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B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C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D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E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F7" style:family="table-cell">
      <style:table-cell-properties style:vertical-align="middle" fo:padding="0.049cm" fo:border-left="0.15pt solid #000000" fo:border-right="none" fo:border-top="none" fo:border-bottom="0.15pt solid #000000" style:writing-mode="page"/>
    </style:style>
    <style:style style:name="Table2.G7" style:family="table-cell">
      <style:table-cell-properties style:vertical-align="middle" fo:padding="0.049cm" fo:border-left="0.15pt solid #000000" fo:border-right="0.15pt solid #000000" fo:border-top="none" fo:border-bottom="0.15pt solid #000000" style:writing-mode="page"/>
    </style:style>
    <style:style style:name="Table3" style:family="table">
      <style:table-properties style:width="7.001cm" table:align="left" fo:background-color="transparent" style:may-break-between-rows="false" style:writing-mode="lr-tb">
        <style:background-image/>
      </style:table-properties>
    </style:style>
    <style:style style:name="Table3.A" style:family="table-column">
      <style:table-column-properties style:column-width="1.162cm"/>
    </style:style>
    <style:style style:name="Table3.B" style:family="table-column">
      <style:table-column-properties style:column-width="1.166cm"/>
    </style:style>
    <style:style style:name="Table3.D" style:family="table-column">
      <style:table-column-properties style:column-width="1.168cm"/>
    </style:style>
    <style:style style:name="Table3.F" style:family="table-column">
      <style:table-column-properties style:column-width="1.173cm"/>
    </style:style>
    <style:style style:name="Table3.1" style:family="table-row">
      <style:table-row-properties style:row-height="1.011cm" fo:background-color="transparent">
        <style:background-image/>
      </style:table-row-properties>
    </style:style>
    <style:style style:name="Table3.A1" style:family="table-cell">
      <style:table-cell-properties style:vertical-align="middle" fo:padding="0.049cm" fo:border="none" style:writing-mode="page"/>
    </style:style>
    <style:style style:name="Table3.B1" style:family="table-cell">
      <style:table-cell-properties style:vertical-align="middle" fo:padding="0.049cm" fo:border-left="none" fo:border-right="none" fo:border-top="none" fo:border-bottom="0.05pt solid #000000" style:writing-mode="page"/>
    </style:style>
    <style:style style:name="Table3.2" style:family="table-row">
      <style:table-row-properties style:row-height="1.109cm" fo:background-color="transparent">
        <style:background-image/>
      </style:table-row-properties>
    </style:style>
    <style:style style:name="Table3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3" style:family="table-cell">
      <style:table-cell-properties fo:background-color="#0000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3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4" style:family="table-cell">
      <style:table-cell-properties fo:background-color="#0000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3.E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5" style:family="table-cell">
      <style:table-cell-properties fo:background-color="#000000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3.B6" style:family="table-cell">
      <style:table-cell-properties fo:background-color="#000000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e3.C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D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E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3.F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_5f_Header_20_G_20_page_20_paire_20__28_G_29_">
      <style:paragraph-properties fo:text-align="start" style:justify-single-word="false"/>
    </style:style>
    <style:style style:name="P2" style:family="paragraph" style:parent-style-name="_5f_Header_20_G_20_page_20_paire_20__28_G_29_">
      <style:text-properties officeooo:paragraph-rsid="0334a5be"/>
    </style:style>
    <style:style style:name="P3" style:family="paragraph" style:parent-style-name="_5f_Header_20_G_20_page_20_paire_20__28_G_29_">
      <style:text-properties officeooo:paragraph-rsid="00eb2abc"/>
    </style:style>
    <style:style style:name="P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5" style:family="paragraph" style:parent-style-name="Footer">
      <style:text-properties officeooo:paragraph-rsid="030c4d7d"/>
    </style:style>
    <style:style style:name="P6" style:family="paragraph" style:parent-style-name="Footer">
      <style:text-properties officeooo:rsid="00178920" officeooo:paragraph-rsid="00178920"/>
    </style:style>
    <style:style style:name="P7" style:family="paragraph" style:parent-style-name="Footer">
      <style:text-properties officeooo:paragraph-rsid="00c384cf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1" style:family="paragraph" style:parent-style-name="Footer">
      <style:text-properties officeooo:paragraph-rsid="00863005"/>
    </style:style>
    <style:style style:name="P42" style:family="paragraph" style:parent-style-name="Footer">
      <style:text-properties officeooo:paragraph-rsid="00d4df5c"/>
    </style:style>
    <style:style style:name="P43" style:family="paragraph" style:parent-style-name="Footer">
      <style:paragraph-properties fo:text-align="end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0d4df5c"/>
    </style:style>
    <style:style style:name="P45" style:family="paragraph" style:parent-style-name="Footer">
      <style:paragraph-properties fo:text-align="start" style:justify-single-word="false"/>
      <style:text-properties officeooo:paragraph-rsid="0211dd7e"/>
    </style:style>
    <style:style style:name="P46" style:family="paragraph" style:parent-style-name="Footer">
      <style:text-properties officeooo:paragraph-rsid="008d016c"/>
    </style:style>
    <style:style style:name="P47" style:family="paragraph" style:parent-style-name="Footer">
      <style:text-properties officeooo:paragraph-rsid="010f7046"/>
    </style:style>
    <style:style style:name="P48" style:family="paragraph" style:parent-style-name="Footer">
      <style:text-properties officeooo:paragraph-rsid="01120261"/>
    </style:style>
    <style:style style:name="P49" style:family="paragraph" style:parent-style-name="Footer">
      <style:text-properties officeooo:rsid="0242edd8" officeooo:paragraph-rsid="0242edd8"/>
    </style:style>
    <style:style style:name="P50" style:family="paragraph" style:parent-style-name="Footer">
      <style:text-properties officeooo:paragraph-rsid="00a59a60"/>
    </style:style>
    <style:style style:name="P51" style:family="paragraph" style:parent-style-name="Footer">
      <style:text-properties officeooo:paragraph-rsid="004274bc"/>
    </style:style>
    <style:style style:name="P52" style:family="paragraph" style:parent-style-name="Footer">
      <style:text-properties officeooo:paragraph-rsid="00d8520c"/>
    </style:style>
    <style:style style:name="P53" style:family="paragraph" style:parent-style-name="Footer">
      <style:text-properties officeooo:paragraph-rsid="002aa84d"/>
    </style:style>
    <style:style style:name="P54" style:family="paragraph" style:parent-style-name="Footer">
      <style:text-properties officeooo:rsid="001f8a2d" officeooo:paragraph-rsid="00bd36bc"/>
    </style:style>
    <style:style style:name="P55" style:family="paragraph" style:parent-style-name="Footer">
      <style:text-properties officeooo:rsid="001f8a2d" officeooo:paragraph-rsid="002b33ed"/>
    </style:style>
    <style:style style:name="P56" style:family="paragraph" style:parent-style-name="Footer">
      <style:text-properties officeooo:rsid="011350d1" officeooo:paragraph-rsid="011350d1"/>
    </style:style>
    <style:style style:name="P57" style:family="paragraph" style:parent-style-name="Footer">
      <style:text-properties officeooo:rsid="0096b4e2" officeooo:paragraph-rsid="0096b4e2"/>
    </style:style>
    <style:style style:name="P58" style:family="paragraph" style:parent-style-name="Footer">
      <style:text-properties officeooo:paragraph-rsid="0096b4e2"/>
    </style:style>
    <style:style style:name="P59" style:family="paragraph" style:parent-style-name="Footer">
      <style:text-properties officeooo:paragraph-rsid="02a682f9"/>
    </style:style>
    <style:style style:name="P60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61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62" style:family="paragraph" style:parent-style-name="Header">
      <style:paragraph-properties fo:margin-left="0cm" fo:margin-right="0cm" fo:text-indent="0cm" style:auto-text-indent="false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P68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">
      <style:paragraph-properties fo:text-align="center" style:justify-single-word="false"/>
      <style:text-properties officeooo:paragraph-rsid="00cce656"/>
    </style:style>
    <style:style style:name="P103" style:family="paragraph" style:parent-style-name="_5f_Paragraphe">
      <style:text-properties fo:font-size="6pt" style:font-size-asian="5.25pt" style:font-size-complex="6pt"/>
    </style:style>
    <style:style style:name="P104" style:family="paragraph" style:parent-style-name="_5f_Paragraphe_5f_Réponse_5f_Pointillés_5f_Grisés">
      <style:text-properties fo:color="#000000" loext:opacity="100%" style:font-name="Bitstream Vera Sans" fo:font-size="10pt" fo:language="fr" fo:country="FR" officeooo:paragraph-rsid="00cf1a50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5" style:family="paragraph" style:parent-style-name="_5f_Tableau_5f_Centré">
      <style:text-properties officeooo:paragraph-rsid="00cce656"/>
    </style:style>
    <style:style style:name="P106" style:family="paragraph" style:parent-style-name="_5f_Tableau_5f_Centré">
      <style:text-properties fo:color="#b3b3b3" loext:opacity="100%" style:font-name="Bitstream Vera Sans5" fo:font-size="10pt" fo:language="fr" fo:country="FR" fo:font-style="normal" officeooo:paragraph-rsid="00cce656" style:letter-kerning="true" fo:background-color="transparent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7" style:family="paragraph" style:parent-style-name="_5f_Tableau_5f_Centré">
      <style:text-properties officeooo:paragraph-rsid="00ceed51"/>
    </style:style>
    <style:style style:name="P108" style:family="paragraph" style:parent-style-name="_5f_Tableau_5f_Centré">
      <style:text-properties fo:color="#000000" loext:opacity="100%" style:font-name="Bitstream Vera Sans" fo:font-size="10pt" fo:language="fr" fo:country="FR" officeooo:paragraph-rsid="00ceed51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09" style:family="paragraph" style:parent-style-name="_5f_Tableau_5f_Centré">
      <style:text-properties fo:color="#000000" loext:opacity="100%" style:font-name="Bitstream Vera Sans" fo:font-size="10pt" fo:language="fr" fo:country="FR" officeooo:paragraph-rsid="00d0520e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10" style:family="paragraph" style:parent-style-name="_5f_Tableau_5f_Centré">
      <style:text-properties officeooo:paragraph-rsid="00cf1a50"/>
    </style:style>
    <style:style style:name="P111" style:family="paragraph" style:parent-style-name="_5f_Footer_20_page_20_impaire_20__28_D_29_"/>
    <style:style style:name="P112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14" style:family="paragraph" style:parent-style-name="_5f_Footer_20_page_20_paire_20__28_G_29_"/>
    <style:style style:name="P115" style:family="paragraph" style:parent-style-name="_5f_Footer_20_page_20_paire_20__28_G_29_">
      <style:text-properties fo:font-size="9pt" style:font-size-asian="9pt" style:font-size-complex="9pt"/>
    </style:style>
    <style:style style:name="P116" style:family="paragraph" style:parent-style-name="_5f_Paragraphe_5f_Réponse_5f_Elève" style:list-style-name="_5f_Numérotation_20_des_20_exercices"/>
    <style:style style:name="P117" style:family="paragraph" style:parent-style-name="_5f_Paragraphe_5f_Réponse_5f_Elève" style:list-style-name="_5f_Numérotation_20_des_20_exercices">
      <style:text-properties officeooo:paragraph-rsid="00ceed51"/>
    </style:style>
    <style:style style:name="P118" style:family="paragraph" style:parent-style-name="_5f_Paragraphe_5f_Réponse_5f_Elève" style:list-style-name="_5f_Numérotation_20_des_20_exercices">
      <style:text-properties officeooo:paragraph-rsid="00cf1a50"/>
    </style:style>
    <style:style style:name="P11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20" style:family="paragraph" style:parent-style-name="_5f_Paragraphe_5f_Réponse_5f_Elève" style:list-style-name="">
      <style:text-properties officeooo:paragraph-rsid="00cf1a50"/>
    </style:style>
    <style:style style:name="P121" style:family="paragraph" style:parent-style-name="_5f_Paragraphe_5f_Réponse_5f_Elève" style:list-style-name="">
      <style:text-properties fo:color="#000000" loext:opacity="100%" style:font-name="Bitstream Vera Sans" fo:font-size="10pt" fo:language="fr" fo:country="FR" officeooo:paragraph-rsid="00cf1a50" style:letter-kerning="true" fo:background-color="#ffff0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P122" style:family="paragraph" style:parent-style-name="_5f_Paragraphe_5f_Réponse_5f_Elève_5f_Fraction" style:list-style-name="_5f_Numérotation_20_des_20_exercices">
      <style:text-properties officeooo:paragraph-rsid="00cf1a50"/>
    </style:style>
    <style:style style:name="P123" style:family="paragraph" style:parent-style-name="_5f_Paragraphe_5f_avec_5f_Num_5f_Question" style:list-style-name="_5f_Numérotation_20_des_20_exercices"/>
    <style:style style:name="P124" style:family="paragraph" style:parent-style-name="_5f_Premier_5f_Titre_5f_Exercices_5f_avec_5f_Num_5f_Exo_5f_sans_5f_Titre" style:list-style-name=""/>
    <style:style style:name="P125" style:family="paragraph" style:parent-style-name="_5f_Premier_5f_Titre_5f_Exercices_5f_avec_5f_Num_5f_Exo_5f_sans_5f_Titre" style:master-page-name="_31__5f_1_5f_SERIE_5f_N_5f_GAUCHE_5f_ET_5f_DROITE_5f_2COL">
      <style:paragraph-properties style:page-number="auto"/>
    </style:style>
    <style:style style:name="P126" style:family="paragraph" style:parent-style-name="_5f_Titre_5f_Exercices_5f_avec_5f_Titre">
      <style:paragraph-properties fo:break-before="page"/>
    </style:style>
    <style:style style:name="P127" style:family="paragraph">
      <style:paragraph-properties fo:text-align="center"/>
    </style:style>
    <style:style style:name="P1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d7e12c"/>
    </style:style>
    <style:style style:name="P131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5" style:family="paragraph">
      <loext:graphic-properties draw:fill="solid" draw:fill-color="#7fb241"/>
    </style:style>
    <style:style style:name="P136" style:family="paragraph">
      <loext:graphic-properties draw:fill="solid" draw:fill-color="#1ca2b8"/>
    </style:style>
    <style:style style:name="P13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d62e4e"/>
    </style:style>
    <style:style style:name="P139" style:family="paragraph">
      <loext:graphic-properties draw:fill="none" draw:fill-color="#ff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0" style:family="paragraph">
      <loext:graphic-properties draw:fill="solid" draw:fill-color="#fff000"/>
      <style:text-properties fo:font-size="12pt"/>
    </style:style>
    <style:style style:name="P141" style:family="paragraph">
      <loext:graphic-properties draw:fill="solid" draw:fill-color="#fff000"/>
    </style:style>
    <style:style style:name="T1" style:family="text">
      <style:text-properties officeooo:rsid="0334a5be"/>
    </style:style>
    <style:style style:name="T2" style:family="text">
      <style:text-properties fo:font-variant="small-caps"/>
    </style:style>
    <style:style style:name="T3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T4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T5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T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T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T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T9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10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11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12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15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16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17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18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19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20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21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22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23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24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25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26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27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2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2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3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37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38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39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40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41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42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43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44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45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4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47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48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49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50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5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52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53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T54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T55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T5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T57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T64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T65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T66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T67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T68" style:family="text">
      <style:text-properties fo:font-variant="small-caps" officeooo:rsid="0054f64f"/>
    </style:style>
    <style:style style:name="T69" style:family="text">
      <style:text-properties fo:font-variant="small-caps" officeooo:rsid="0096b4e2"/>
    </style:style>
    <style:style style:name="T70" style:family="text">
      <style:text-properties fo:font-variant="small-caps" officeooo:rsid="00a847d5"/>
    </style:style>
    <style:style style:name="T71" style:family="text">
      <style:text-properties fo:font-variant="small-caps" officeooo:rsid="007d7a6f"/>
    </style:style>
    <style:style style:name="T72" style:family="text">
      <style:text-properties fo:font-variant="small-caps" officeooo:rsid="00990660"/>
    </style:style>
    <style:style style:name="T73" style:family="text">
      <style:text-properties fo:font-variant="small-caps" officeooo:rsid="00b5d2d1"/>
    </style:style>
    <style:style style:name="T74" style:family="text">
      <style:text-properties fo:font-variant="small-caps" officeooo:rsid="00b6801f"/>
    </style:style>
    <style:style style:name="T7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6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officeooo:rsid="0315af39"/>
    </style:style>
    <style:style style:name="T149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0" style:family="text">
      <style:text-properties style:text-position="0% 100%" fo:font-style="normal" fo:font-weight="normal" officeooo:rsid="0031d787" style:font-style-asian="normal" style:font-weight-asian="normal" style:font-style-complex="normal" style:font-weight-complex="normal"/>
    </style:style>
    <style:style style:name="T151" style:family="text">
      <style:text-properties officeooo:rsid="0160d7ef"/>
    </style:style>
    <style:style style:name="T152" style:family="text">
      <style:text-properties officeooo:rsid="0072f07f"/>
    </style:style>
    <style:style style:name="T153" style:family="text">
      <style:text-properties officeooo:rsid="0268e0aa"/>
    </style:style>
    <style:style style:name="T154" style:family="text">
      <style:text-properties officeooo:rsid="026ec296"/>
    </style:style>
    <style:style style:name="T155" style:family="text">
      <style:text-properties officeooo:rsid="0272f9e5"/>
    </style:style>
    <style:style style:name="T156" style:family="text">
      <style:text-properties officeooo:rsid="02757f12"/>
    </style:style>
    <style:style style:name="T157" style:family="text">
      <style:text-properties officeooo:rsid="02735980"/>
    </style:style>
    <style:style style:name="T158" style:family="text">
      <style:text-properties officeooo:rsid="01b6dc57"/>
    </style:style>
    <style:style style:name="T159" style:family="text">
      <style:text-properties officeooo:rsid="00b5d2d1"/>
    </style:style>
    <style:style style:name="T160" style:family="text">
      <style:text-properties officeooo:rsid="015f088a"/>
    </style:style>
    <style:style style:name="T161" style:family="text">
      <style:text-properties officeooo:rsid="01f8729d"/>
    </style:style>
    <style:style style:name="T162" style:family="text">
      <style:text-properties officeooo:rsid="010c4d3a"/>
    </style:style>
    <style:style style:name="T163" style:family="text">
      <style:text-properties fo:font-size="16pt" style:font-size-asian="16pt" style:font-size-complex="16pt"/>
    </style:style>
    <style:style style:name="T164" style:family="text">
      <style:text-properties officeooo:rsid="00b6801f"/>
    </style:style>
    <style:style style:name="T165" style:family="text">
      <style:text-properties officeooo:rsid="014407b5"/>
    </style:style>
    <style:style style:name="T166" style:family="text">
      <style:text-properties officeooo:rsid="008d016c"/>
    </style:style>
    <style:style style:name="T167" style:family="text">
      <style:text-properties officeooo:rsid="009e3fdd"/>
    </style:style>
    <style:style style:name="T168" style:family="text">
      <style:text-properties officeooo:rsid="00a4cf55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4" style:family="text">
      <style:text-properties officeooo:rsid="00a59a60"/>
    </style:style>
    <style:style style:name="T175" style:family="text">
      <style:text-properties officeooo:rsid="01fe03f2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fo:font-style="italic" officeooo:rsid="00c7459b" style:font-style-asian="italic" style:font-style-complex="italic"/>
    </style:style>
    <style:style style:name="T181" style:family="text">
      <style:text-properties fo:font-style="normal" officeooo:rsid="00c7459b" style:font-style-asian="normal" style:font-style-complex="normal"/>
    </style:style>
    <style:style style:name="T182" style:family="text">
      <style:text-properties officeooo:rsid="00cce656"/>
    </style:style>
    <style:style style:name="T183" style:family="text">
      <style:text-properties fo:color="#000000" loext:opacity="100%" style:font-name="Bitstream Vera Sans" fo:font-size="10pt" fo:language="fr" fo:country="FR" officeooo:rsid="00cce656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4" style:family="text">
      <style:text-properties fo:color="#000000" loext:opacity="100%" style:font-name="Bitstream Vera Sans" fo:font-size="10pt" fo:language="fr" fo:country="FR" officeooo:rsid="00cf1a50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5" style:family="text">
      <style:text-properties officeooo:rsid="00ceed51"/>
    </style:style>
    <style:style style:name="T186" style:family="text">
      <style:text-properties officeooo:rsid="006066c8" style:font-size-complex="10pt"/>
    </style:style>
    <style:style style:name="T187" style:family="text">
      <style:text-properties officeooo:rsid="00901d9c" style:font-size-complex="10pt"/>
    </style:style>
    <style:style style:name="T188" style:family="text">
      <style:text-properties officeooo:rsid="00611bc5" style:font-size-complex="10pt"/>
    </style:style>
    <style:style style:name="T189" style:family="text">
      <style:text-properties officeooo:rsid="00903a9d"/>
    </style:style>
    <style:style style:name="T190" style:family="text">
      <style:text-properties fo:font-weight="normal" officeooo:rsid="00903a9d" style:font-weight-asian="normal" style:font-weight-complex="normal"/>
    </style:style>
    <style:style style:name="T191" style:family="text">
      <style:text-properties officeooo:rsid="0066ff6b"/>
    </style:style>
    <style:style style:name="T192" style:family="text">
      <style:text-properties officeooo:rsid="00cf1a50"/>
    </style:style>
    <style:style style:name="T193" style:family="text">
      <style:text-properties officeooo:rsid="00d0520e"/>
    </style:style>
    <style:style style:name="T194" style:family="text">
      <style:text-properties fo:font-size="6pt" style:font-size-asian="5.25pt" style:font-size-complex="6pt"/>
    </style:style>
    <style:style style:name="T195" style:family="text"/>
    <style:style style:name="T196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5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fo:background-color="#fff000" style:background-transparency="0%" draw:fill="solid" draw:fill-color="#fff000" draw:opacity="100%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from-top" style:horizontal-pos="from-left" style:horizontal-rel="paragraph-content" fo:background-color="#ffffff" style:background-transparency="0%" draw:fill="solid" draw:fill-color="#ffffff" draw:opacity="100%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d7e12c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7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tyle:run-through="foreground"/>
    </style:style>
    <style:style style:name="gr2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.04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.046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.04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.048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fill="solid" draw:fill-color="#fff000" draw:textarea-horizontal-align="justify" draw:textarea-vertical-align="middle" draw:auto-grow-height="false" fo:min-height="1.143cm" fo:min-width="0.279cm" style:run-through="foreground"/>
    </style:style>
    <style:style style:name="gr27" style:family="graphic">
      <style:graphic-properties draw:fill="solid" draw:fill-color="#fff000" draw:textarea-horizontal-align="justify" draw:textarea-vertical-align="middle" draw:auto-grow-height="false" fo:min-height="2.822cm" fo:min-width="1.961cm" style:run-through="foreground"/>
    </style:style>
    <style:style style:name="gr28" style:family="graphic">
      <style:graphic-properties draw:fill="solid" draw:fill-color="#fff000" draw:textarea-horizontal-align="justify" draw:textarea-vertical-align="middle" draw:auto-grow-height="false" fo:min-height="2.82cm" fo:min-width="2.815cm" style:run-through="foreground"/>
    </style:style>
    <style:style style:name="gr29" style:family="graphic">
      <style:graphic-properties draw:fill="solid" draw:fill-color="#fff000" draw:textarea-horizontal-align="justify" draw:textarea-vertical-align="middle" draw:auto-grow-height="false" fo:min-height="2.82cm" fo:min-width="2.817cm" style:run-through="foreground"/>
    </style:style>
    <style:style style:name="gr30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.00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.002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ff0000" draw:textarea-horizontal-align="justify" draw:textarea-vertical-align="middle" draw:auto-grow-height="false" fo:min-height="0.004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4" style:family="graphic">
      <style:graphic-properties draw:fill="solid" draw:fill-color="#fff000" draw:textarea-horizontal-align="justify" draw:textarea-vertical-align="middle" draw:auto-grow-height="false" fo:min-height="3.244cm" fo:min-width="2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fill="solid" draw:fill-color="#fff000" draw:textarea-horizontal-align="justify" draw:textarea-vertical-align="middle" draw:auto-grow-height="false" fo:min-height="3.244cm" fo:min-width="1.9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fill="solid" draw:fill-color="#fff000" draw:textarea-horizontal-align="justify" draw:textarea-vertical-align="middle" draw:auto-grow-height="false" fo:min-height="0.975cm" fo:min-width="0.3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fill="solid" draw:fill-color="#fff000" draw:textarea-horizontal-align="justify" draw:textarea-vertical-align="middle" draw:auto-grow-height="false" fo:min-height="2.921cm" fo:min-width="0.3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fill="solid" draw:fill-color="#fff000" draw:textarea-horizontal-align="justify" draw:textarea-vertical-align="middle" draw:auto-grow-height="false" fo:min-height="3.244cm" fo:min-width="3.2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fill="solid" draw:fill-color="#fff000" draw:textarea-horizontal-align="justify" draw:textarea-vertical-align="middle" draw:auto-grow-height="false" fo:min-height="3.244cm" fo:min-width="1.9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fill="solid" draw:fill-color="#fff000" draw:textarea-horizontal-align="justify" draw:textarea-vertical-align="middle" draw:auto-grow-height="false" fo:min-height="3.244cm" fo:min-width="0.6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draw:fill="solid" draw:fill-color="#fff000" draw:textarea-horizontal-align="justify" draw:textarea-vertical-align="middle" draw:auto-grow-height="false" fo:min-height="0.972cm" fo:min-width="0.3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3" draw:z-index="267" draw:name="Shape8_2" draw:style-name="gr11" draw:text-style-name="P134" svg:width="2.703cm" svg:height="0.715cm" draw:transform="rotate (0.0872664625997165) translate (1.32644444444444cm 1.21884722222222cm)">
        <draw:text-box>
          <text:p text:style-name="P127"><text:span text:style-name="T196">Série 1</text:span></text:p>
        </draw:text-box>
      </draw:frame>
      <draw:path text:anchor-type="page" text:anchor-page-number="3" draw:z-index="266" draw:name="Shape1_14" draw:style-name="gr12" draw:text-style-name="P130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28" draw:name="Shape8_1" draw:style-name="gr11" draw:text-style-name="P134" svg:width="2.664cm" svg:height="0.715cm" draw:transform="rotate (0.0872664625997165) translate (1.32644444444444cm 1.21884722222222cm)">
        <draw:text-box>
          <text:p text:style-name="P127"><text:span text:style-name="T196">Série 1</text:span></text:p>
        </draw:text-box>
      </draw:frame>
      <draw:path text:anchor-type="page" text:anchor-page-number="2" draw:z-index="27" draw:name="Shape1_11" draw:style-name="gr12" draw:text-style-name="P130" svg:width="4.329cm" svg:height="2.24cm" svg:x="0cm" svg:y="0cm" svg:viewBox="0 0 4330 2241" svg:d="M0 2241l3984-288c209-15 363-168 345-342l-170-1611h-4159z">
        <text:p/>
      </draw:path>
      <draw:frame text:anchor-type="page" text:anchor-page-number="2" draw:z-index="23" draw:name="Shape8_0" draw:style-name="gr11" draw:text-style-name="P134" svg:width="2.703cm" svg:height="0.715cm" draw:transform="rotate (0.0872664625997165) translate (1.32644444444444cm 1.21884722222222cm)">
        <draw:text-box>
          <text:p text:style-name="P127"><text:span text:style-name="T196">Série 1</text:span></text:p>
        </draw:text-box>
      </draw:frame>
      <draw:path text:anchor-type="page" text:anchor-page-number="2" draw:z-index="22" draw:name="Shape1_5" draw:style-name="gr12" draw:text-style-name="P130" svg:width="4.329cm" svg:height="2.24cm" svg:x="0cm" svg:y="0cm" svg:viewBox="0 0 4330 2241" svg:d="M0 2241l3984-288c209-15 363-168 345-342l-170-1611h-4159z">
        <text:p/>
      </draw:path>
      <draw:frame text:anchor-type="page" text:anchor-page-number="1" draw:z-index="20" draw:name="Shape8_3" draw:style-name="gr11" draw:text-style-name="P134" svg:width="2.703cm" svg:height="0.715cm" draw:transform="rotate (0.0872664625997165) translate (1.32644444444444cm 1.21884722222222cm)">
        <draw:text-box>
          <text:p text:style-name="P127"><text:span text:style-name="T196">Série 1</text:span></text:p>
        </draw:text-box>
      </draw:frame>
      <draw:frame text:anchor-type="page" text:anchor-page-number="2" draw:z-index="12" draw:name="Shape2_4" draw:style-name="gr11" draw:text-style-name="P134" svg:width="2.701cm" svg:height="0.715cm" draw:transform="rotate (0.0876155284501153) translate (1.24530555555556cm 1.27705555555556cm)">
        <draw:text-box>
          <text:p text:style-name="P127"><text:span text:style-name="T196">Série 1</text:span></text:p>
        </draw:text-box>
      </draw:frame>
      <draw:path text:anchor-type="page" text:anchor-page-number="2" draw:z-index="11" draw:name="Shape7_0" draw:style-name="gr12" draw:text-style-name="P130" svg:width="4.329cm" svg:height="2.24cm" svg:x="-0.028cm" svg:y="0cm" svg:viewBox="0 0 4330 2241" svg:d="M0 2241l3984-288c209-15 363-168 345-342l-170-1611h-4159z">
        <text:p/>
      </draw:path>
      <draw:path text:anchor-type="page" text:anchor-page-number="1" draw:z-index="10" draw:name="Shape1_0" draw:style-name="gr12" draw:text-style-name="P130" svg:width="4.329cm" svg:height="2.24cm" svg:x="0cm" svg:y="0cm" svg:viewBox="0 0 4330 2241" svg:d="M0 2241l3984-288c209-15 363-168 345-342l-170-1611h-4159z">
        <text:p/>
      </draw:path>
      <text:list xml:id="list3547468364" text:style-name="_5f_Numérotation_20_des_20_exercices">
        <text:list-item>
          <text:h text:style-name="P125" text:outline-level="1"><text:span text:style-name="_5f_Caractères">Dans cet exercice :</text:span></text:h>
        </text:list-item>
      </text:list>
      <text:h text:style-name="_5f_Paragraphe" text:outline-level="1"><text:span text:style-name="_5f_Caractères">- Écris chaque nombre décimal sous la forme d’une fraction décimale.</text:span></text:h>
      <text:h text:style-name="_5f_Paragraphe" text:outline-level="1"><text:span text:style-name="_5f_Caractères">- Colorie l’aire correspondant au nombre décimal indiqué, sachant qu’un </text:span><text:span text:style-name="_5f_Caractères_5f_gras"><text:span text:style-name="T181">grand</text:span></text:span><text:span text:style-name="_5f_Caractères"><text:span text:style-name="T180"> </text:span></text:span><text:span text:style-name="_5f_Caractères">carré représente une unité.</text:span></text:h>
      <text:section text:style-name="Sect1" text:name="Section2">
        <text:h text:style-name="_5f_Paragraphe" text:outline-level="1"><draw:g text:anchor-type="paragraph" draw:z-index="13" draw:name="DrawObject6_3" draw:style-name="gr19"><draw:g draw:style-name="gr20"><draw:custom-shape draw:style-name="gr21" draw:text-style-name="P139" svg:width="0.324cm" svg:height="0.324cm" draw:transform="rotate (0.00366519142918809) translate (0.472722222222222cm 0.00529166666666667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0.478013888888889cm 0.331611111111111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0.478013888888889cm 0.654402777777778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0.478013888888889cm 0.980722222222222cm)"><text:p/><draw:enhanced-geometry svg:viewBox="0 0 21600 21600" draw:type="rectangle" draw:enhanced-path="M 0 0 L 21600 0 21600 21600 0 21600 0 0 Z N"/></draw:custom-shape><draw:custom-shape draw:style-name="gr23" draw:text-style-name="P139" svg:width="0.322cm" svg:height="0.322cm" draw:transform="rotate (0.00366519142918809) translate (0.478013888888889cm 1.30175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0.00541052068118242) rotate (0.00366519142918809) translate (0.479777777777778cm 1.62277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0.479777777777778cm 1.95438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0.481541666666667cm 2.275416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0.485069444444444cm 2.60173611111111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0.481541666666667cm 2.92276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0.799041666666667cm 0.005291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0.800805555555555cm 0.331611111111111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0.799041666666667cm 0.654402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0.800805555555555cm 0.98072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0.800805555555555cm 1.30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0.802569444444444cm 1.62277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0.806097222222222cm 1.95438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0.806097222222222cm 2.27541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0.807861111111111cm 2.60173611111111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0.806097222222222cm 2.92276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skewX (0.00541052068118242) rotate (0.00366519142918809) translate (1.12183333333333cm 0.00529166666666667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1.127125cm 0.331611111111111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1.12359722222222cm 0.654402777777778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1.127125cm 0.980722222222222cm)"><text:p/><draw:enhanced-geometry svg:viewBox="0 0 21600 21600" draw:type="rectangle" draw:enhanced-path="M 0 0 L 21600 0 21600 21600 0 21600 0 0 Z N"/></draw:custom-shape><draw:custom-shape draw:style-name="gr23" draw:text-style-name="P139" svg:width="0.325cm" svg:height="0.322cm" draw:transform="rotate (0.00366519142918809) translate (1.127125cm 1.30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1.12888888888889cm 1.62277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12888888888889cm 1.95438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13065277777778cm 2.27541666666667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1.13418055555556cm 2.60173611111111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13065277777778cm 2.92276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1.44815277777778cm 0.005291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44991666666667cm 0.331611111111111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1.44991666666667cm 0.654402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44991666666667cm 0.98072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1.44991666666667cm 1.30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0.00541052068118242) rotate (0.00366519142918809) translate (1.45520833333333cm 1.62277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1.45520833333333cm 1.95438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45520833333333cm 2.27541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45520833333333cm 2.60173611111111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45520833333333cm 2.92276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2cm" svg:height="0.324cm" draw:transform="rotate (0.00366519142918809) translate (1.76918055555556cm 0.005291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778cm 0.331611111111111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77094444444444cm 0.654402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778cm 0.98072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1.778cm 1.30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1.778cm 1.62277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1.778cm 1.954388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1.778cm 2.275416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1.778cm 2.60173611111111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1.778cm 2.92276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5cm" svg:height="0.324cm" draw:transform="rotate (0.00366519142918809) translate (2.09020833333333cm 0.00529166666666667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2.09902777777778cm 0.331611111111111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2.09373611111111cm 0.654402777777778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2.09902777777778cm 0.980722222222222cm)"><text:p/><draw:enhanced-geometry svg:viewBox="0 0 21600 21600" draw:type="rectangle" draw:enhanced-path="M 0 0 L 21600 0 21600 21600 0 21600 0 0 Z N"/></draw:custom-shape><draw:custom-shape draw:style-name="gr23" draw:text-style-name="P139" svg:width="0.325cm" svg:height="0.322cm" draw:transform="rotate (0.00366519142918809) translate (2.09902777777778cm 1.30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2.09902777777778cm 1.62277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09902777777778cm 1.95438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10079166666667cm 2.27541666666667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2.10608333333333cm 2.60173611111111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10079166666667cm 2.92276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2.41652777777778cm 0.005291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42181944444444cm 0.331611111111111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2.42181944444444cm 0.654402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42181944444444cm 0.98072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2.42181944444444cm 1.30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2.42181944444444cm 1.62277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42358333333333cm 1.954388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2.42711111111111cm 2.27541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42711111111111cm 2.60173611111111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2.42711111111111cm 2.92276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2cm" svg:height="0.324cm" draw:transform="rotate (0.00366519142918809) translate (2.74108333333333cm 0.005291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74461111111111cm 0.331611111111111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74284722222222cm 0.654402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74461111111111cm 0.98072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2.74461111111111cm 1.30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0.00541052068118242) rotate (0.00366519142918809) translate (2.74813888888889cm 1.62277777777778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2.74813888888889cm 1.954388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2.74990277777778cm 2.275416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2.74990277777778cm 2.60173611111111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2.74990277777778cm 2.92276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5cm" svg:height="0.324cm" draw:transform="rotate (0.00366519142918809) translate (3.06563888888889cm 0.005291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06916666666667cm 0.331611111111111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06916666666667cm 0.654402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06916666666667cm 0.98072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3.06916666666667cm 1.30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3.07269444444444cm 1.62277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07269444444444cm 1.95438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3.07798611111111cm 2.27541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07798611111111cm 2.60173611111111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3.07798611111111cm 2.92276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5cm" svg:height="0.324cm" draw:transform="rotate (0.00366519142918809) translate (3.39019444444444cm 0.005291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39372222222222cm 0.331611111111111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39195833333333cm 0.654402777777778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39372222222222cm 0.98072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3.39372222222222cm 1.30175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0.00541052068118242) rotate (0.00366519142918809) translate (3.39901388888889cm 1.62277777777778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3.39901388888889cm 1.95438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39901388888889cm 2.27541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39901388888889cm 2.60173611111111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39901388888889cm 2.92276388888889cm)"><text:p/><draw:enhanced-geometry svg:viewBox="0 0 21600 21600" draw:type="rectangle" draw:enhanced-path="M 0 0 L 21600 0 21600 21600 0 21600 0 0 Z N"/></draw:custom-shape></draw:g></draw:g><draw:custom-shape text:anchor-type="paragraph" draw:z-index="9" draw:name="Shape11" draw:style-name="gr34" draw:text-style-name="P141" svg:width="2.606cm" svg:height="3.245cm" svg:x="0.473cm" svg:y="0.004cm"><text:p/><draw:enhanced-geometry svg:viewBox="0 0 21600 21600" draw:type="rectangle" draw:enhanced-path="M 0 0 L 21600 0 21600 21600 0 21600 0 0 Z N"/></draw:custom-shape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/>
        <text:h text:style-name="_5f_Paragraphe" text:outline-level="1"/>
        <text:h text:style-name="P103" text:outline-level="1"/>
        <text:list xml:id="list195545546564992" text:continue-numbering="true" text:style-name="_5f_Numérotation_20_des_20_exercices">
          <text:list-item>
            <text:list>
              <text:list-item>
                <text:p text:style-name="P123"><text:span text:style-name="_5f_Caractères">0,8 = </text:span><text:span text:style-name="_5f_Caractères"><draw:frame draw:style-name="fr6" draw:name="Object15" text:anchor-type="as-char" svg:y="-0.534cm" svg:width="0.94cm" svg:height="0.87cm" draw:z-index="212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  </text:list-item>
            </text:list>
          </text:list-item>
        </text:list>
        <text:h text:style-name="_5f_Paragraphe" text:outline-level="1"><draw:g text:anchor-type="paragraph" draw:z-index="14" draw:name="DrawObject6_6" draw:style-name="gr19"><draw:g draw:style-name="gr20"><draw:custom-shape draw:style-name="gr23" draw:text-style-name="P139" svg:width="0.324cm" svg:height="0.322cm" draw:transform="rotate (0.00366519142918809) translate (0.446263888888889cm 0.00705555555555556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rotate (0.00366519142918809) translate (0.449791666666667cm 0.329847222222222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0.449791666666667cm 0.6526388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0.449791666666667cm 0.977194444444444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0.449791666666667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0.453319444444444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0.453319444444444cm 1.94909722222222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0.453319444444444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0.455083333333333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0.453319444444444cm 2.91923611111111cm)"><text:p/><draw:enhanced-geometry svg:viewBox="0 0 21600 21600" draw:type="rectangle" draw:enhanced-path="M 0 0 L 21600 0 21600 21600 0 21600 0 0 Z N"/></draw:custom-shape></draw:g><draw:g draw:style-name="gr20"><draw:custom-shape draw:style-name="gr23" draw:text-style-name="P139" svg:width="0.325cm" svg:height="0.322cm" draw:transform="rotate (0.00366519142918809) translate (0.769055555555556cm 0.00705555555555556cm)"><text:p/><draw:enhanced-geometry svg:viewBox="0 0 21600 21600" draw:type="rectangle" draw:enhanced-path="M 0 0 L 21600 0 21600 21600 0 21600 0 0 Z N"/></draw:custom-shape><draw:custom-shape draw:style-name="gr24" draw:text-style-name="P139" svg:width="0.325cm" svg:height="0.327cm" draw:transform="rotate (0.00366519142918809) translate (0.774347222222222cm 0.329847222222222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0.770819444444444cm 0.6526388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0.774347222222222cm 0.977194444444444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0.774347222222222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0.776111111111111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0.777875cm 1.94909722222222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0.777875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0.781402777777778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0.777875cm 2.91923611111111cm)"><text:p/><draw:enhanced-geometry svg:viewBox="0 0 21600 21600" draw:type="rectangle" draw:enhanced-path="M 0 0 L 21600 0 21600 21600 0 21600 0 0 Z N"/></draw:custom-shape></draw:g><draw:g draw:style-name="gr20"><draw:custom-shape draw:style-name="gr23" draw:text-style-name="P139" svg:width="0.322cm" svg:height="0.322cm" draw:transform="rotate (0.00366519142918809) translate (1.09184722222222cm 0.00705555555555556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0.00541052068118242) rotate (0.00366519142918809) translate (1.09890277777778cm 0.329847222222222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1.09890277777778cm 0.652638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1.09890277777778cm 0.977194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09890277777778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1.09890277777778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1.09890277777778cm 1.94909722222222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1.09890277777778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10419444444444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1.09890277777778cm 2.91923611111111cm)"><text:p/><draw:enhanced-geometry svg:viewBox="0 0 21600 21600" draw:type="rectangle" draw:enhanced-path="M 0 0 L 21600 0 21600 21600 0 21600 0 0 Z N"/></draw:custom-shape></draw:g><draw:g draw:style-name="gr20"><draw:custom-shape draw:style-name="gr23" draw:text-style-name="P139" svg:width="0.324cm" svg:height="0.322cm" draw:transform="rotate (0.00366519142918809) translate (1.41640277777778cm 0.00705555555555556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rotate (0.00366519142918809) translate (1.42345833333333cm 0.329847222222222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1.41993055555556cm 0.6526388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1.42345833333333cm 0.977194444444444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1.42345833333333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1.42345833333333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1.42698611111111cm 1.94909722222222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42698611111111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1.42698611111111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42698611111111cm 2.91923611111111cm)"><text:p/><draw:enhanced-geometry svg:viewBox="0 0 21600 21600" draw:type="rectangle" draw:enhanced-path="M 0 0 L 21600 0 21600 21600 0 21600 0 0 Z N"/></draw:custom-shape></draw:g><draw:g draw:style-name="gr20"><draw:custom-shape draw:style-name="gr23" draw:text-style-name="P139" svg:width="0.324cm" svg:height="0.322cm" draw:transform="rotate (0.00366519142918809) translate (1.73919444444444cm 0.00705555555555556cm)"><text:p/><draw:enhanced-geometry svg:viewBox="0 0 21600 21600" draw:type="rectangle" draw:enhanced-path="M 0 0 L 21600 0 21600 21600 0 21600 0 0 Z N"/></draw:custom-shape><draw:custom-shape draw:style-name="gr24" draw:text-style-name="P139" svg:width="0.325cm" svg:height="0.327cm" draw:transform="rotate (0.00366519142918809) translate (1.74448611111111cm 0.329847222222222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1.74095833333333cm 0.6526388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1.74448611111111cm 0.977194444444444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1.74448611111111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1.74448611111111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74801388888889cm 1.94909722222222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1.74977777777778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1.74977777777778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74977777777778cm 2.91923611111111cm)"><text:p/><draw:enhanced-geometry svg:viewBox="0 0 21600 21600" draw:type="rectangle" draw:enhanced-path="M 0 0 L 21600 0 21600 21600 0 21600 0 0 Z N"/></draw:custom-shape></draw:g><draw:g draw:style-name="gr20"><draw:custom-shape draw:style-name="gr23" draw:text-style-name="P139" svg:width="0.324cm" svg:height="0.322cm" draw:transform="rotate (0.00366519142918809) translate (2.06198611111111cm 0.00705555555555556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rotate (0.00366519142918809) translate (2.06727777777778cm 0.329847222222222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2.06727777777778cm 0.6526388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2.06727777777778cm 0.977194444444444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2.06727777777778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2.06727777777778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06727777777778cm 1.94909722222222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07080555555556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2.07080555555556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2.07080555555556cm 2.91923611111111cm)"><text:p/><draw:enhanced-geometry svg:viewBox="0 0 21600 21600" draw:type="rectangle" draw:enhanced-path="M 0 0 L 21600 0 21600 21600 0 21600 0 0 Z N"/></draw:custom-shape></draw:g><draw:g draw:style-name="gr20"><draw:custom-shape draw:style-name="gr23" draw:text-style-name="P139" svg:width="0.324cm" svg:height="0.322cm" draw:transform="skewX (0.00541052068118242) rotate (0.00366519142918809) translate (2.38830555555556cm 0.00705555555555556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2.39006944444444cm 0.329847222222222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2.39006944444444cm 0.652638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39006944444444cm 0.977194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39006944444444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39183333333333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39536111111111cm 1.94909722222222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2.397125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2.397125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2.397125cm 2.91923611111111cm)"><text:p/><draw:enhanced-geometry svg:viewBox="0 0 21600 21600" draw:type="rectangle" draw:enhanced-path="M 0 0 L 21600 0 21600 21600 0 21600 0 0 Z N"/></draw:custom-shape></draw:g><draw:g draw:style-name="gr20"><draw:custom-shape draw:style-name="gr23" draw:text-style-name="P139" svg:width="0.322cm" svg:height="0.322cm" draw:transform="rotate (0.00366519142918809) translate (2.71286111111111cm 0.00705555555555556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2.71638888888889cm 0.3298472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71286111111111cm 0.652638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71638888888889cm 0.977194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71638888888889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2.71815277777778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2.71815277777778cm 1.94909722222222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71815277777778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71991666666667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71815277777778cm 2.91923611111111cm)"><text:p/><draw:enhanced-geometry svg:viewBox="0 0 21600 21600" draw:type="rectangle" draw:enhanced-path="M 0 0 L 21600 0 21600 21600 0 21600 0 0 Z N"/></draw:custom-shape></draw:g><draw:g draw:style-name="gr20"><draw:custom-shape draw:style-name="gr23" draw:text-style-name="P139" svg:width="0.324cm" svg:height="0.322cm" draw:transform="rotate (0.00366519142918809) translate (3.03388888888889cm 0.00705555555555556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rotate (0.00366519142918809) translate (3.04094444444444cm 0.3298472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03918055555556cm 0.6526388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3.04094444444444cm 0.977194444444444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3.04094444444444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3.04094444444444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04094444444444cm 1.94909722222222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3.04094444444444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04623611111111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04094444444444cm 2.91923611111111cm)"><text:p/><draw:enhanced-geometry svg:viewBox="0 0 21600 21600" draw:type="rectangle" draw:enhanced-path="M 0 0 L 21600 0 21600 21600 0 21600 0 0 Z N"/></draw:custom-shape></draw:g><draw:g draw:style-name="gr20"><draw:custom-shape draw:style-name="gr23" draw:text-style-name="P139" svg:width="0.324cm" svg:height="0.322cm" draw:transform="rotate (0.00366519142918809) translate (3.35844444444444cm 0.00705555555555556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3.36197222222222cm 0.329847222222222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3.36197222222222cm 0.652638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36197222222222cm 0.977194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3.36197222222222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36197222222222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36726388888889cm 1.94909722222222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3.36902777777778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3.37079166666667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36902777777778cm 2.91923611111111cm)"><text:p/><draw:enhanced-geometry svg:viewBox="0 0 21600 21600" draw:type="rectangle" draw:enhanced-path="M 0 0 L 21600 0 21600 21600 0 21600 0 0 Z N"/></draw:custom-shape></draw:g></draw:g><draw:custom-shape text:anchor-type="paragraph" draw:z-index="8" draw:name="Shape11_0" draw:style-name="gr35" draw:text-style-name="P141" svg:width="1.964cm" svg:height="3.245cm" svg:x="0.429cm" svg:y="0.005cm"><text:p/><draw:enhanced-geometry svg:viewBox="0 0 21600 21600" draw:type="rectangle" draw:enhanced-path="M 0 0 L 21600 0 21600 21600 0 21600 0 0 Z N"/></draw:custom-shape><draw:custom-shape text:anchor-type="paragraph" draw:z-index="7" draw:name="Shape11_1" draw:style-name="gr36" draw:text-style-name="P141" svg:width="0.322cm" svg:height="0.976cm" svg:x="2.397cm" svg:y="0cm"><text:p/><draw:enhanced-geometry svg:viewBox="0 0 21600 21600" draw:type="rectangle" draw:enhanced-path="M 0 0 L 21600 0 21600 21600 0 21600 0 0 Z N"/></draw:custom-shape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/></text:h>
        <text:h text:style-name="_5f_Paragraphe" text:outline-level="1"><text:span text:style-name="_5f_Caractères"><text:span text:style-name="T194"/></text:span></text:h>
        <text:list xml:id="list195544850681991" text:continue-numbering="true" text:style-name="_5f_Numérotation_20_des_20_exercices">
          <text:list-item>
            <text:list>
              <text:list-item>
                <text:p text:style-name="P123"><text:span text:style-name="_5f_Caractères">0,63 = </text:span><text:span text:style-name="_5f_Caractères"><draw:frame draw:style-name="fr6" draw:name="Object4" text:anchor-type="as-char" svg:y="-0.534cm" svg:width="0.94cm" svg:height="0.87cm" draw:z-index="213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        </text:list-item>
            </text:list>
          </text:list-item>
        </text:list>
      </text:section>
      <text:h text:style-name="_5f_Paragraphe" text:outline-level="1"><draw:g text:anchor-type="paragraph" draw:z-index="21" draw:name="DrawObject6_1" draw:style-name="gr19"><draw:g draw:style-name="gr20"><draw:custom-shape draw:style-name="gr21" draw:text-style-name="P139" svg:width="0.324cm" svg:height="0.324cm" draw:transform="rotate (0.00366519142918809) translate (0.497416666666667cm -0.0211666666666667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0.500944444444444cm 0.3051527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0.500944444444444cm 0.627944444444444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0.500944444444444cm 0.9525cm)"><text:p/><draw:enhanced-geometry svg:viewBox="0 0 21600 21600" draw:type="rectangle" draw:enhanced-path="M 0 0 L 21600 0 21600 21600 0 21600 0 0 Z N"/></draw:custom-shape><draw:custom-shape draw:style-name="gr23" draw:text-style-name="P139" svg:width="0.322cm" svg:height="0.322cm" draw:transform="rotate (0.00366519142918809) translate (0.500944444444444cm 1.27352777777778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0.00541052068118242) rotate (0.00366519142918809) translate (0.504472222222222cm 1.594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0.504472222222222cm 1.92793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0.506236111111111cm 2.24895833333333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0.508cm 2.57175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0.506236111111111cm 2.89454166666667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0.821972222222222cm -0.02116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0.821972222222222cm 0.3051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0.821972222222222cm 0.627944444444444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0.821972222222222cm 0.9525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0.821972222222222cm 1.27352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0.827263888888889cm 1.594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0.829027777777778cm 1.92793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0.829027777777778cm 2.24895833333333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0.829027777777778cm 2.57175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0.829027777777778cm 2.89454166666667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skewX (0.00541052068118242) rotate (0.00366519142918809) translate (1.143cm -0.0211666666666667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1.15005555555556cm 0.305152777777778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1.14829166666667cm 0.627944444444444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1.15005555555556cm 0.9525cm)"><text:p/><draw:enhanced-geometry svg:viewBox="0 0 21600 21600" draw:type="rectangle" draw:enhanced-path="M 0 0 L 21600 0 21600 21600 0 21600 0 0 Z N"/></draw:custom-shape><draw:custom-shape draw:style-name="gr23" draw:text-style-name="P139" svg:width="0.325cm" svg:height="0.322cm" draw:transform="rotate (0.00366519142918809) translate (1.15005555555556cm 1.27352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1.15005555555556cm 1.594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15005555555556cm 1.92793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15534722222222cm 2.24895833333333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1.15711111111111cm 2.57175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15534722222222cm 2.89454166666667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1.47108333333333cm -0.02116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47108333333333cm 0.3051527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1.47108333333333cm 0.627944444444444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47108333333333cm 0.9525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1.47108333333333cm 1.27352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0.00541052068118242) rotate (0.00366519142918809) translate (1.47813888888889cm 1.594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1.47813888888889cm 1.92793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47813888888889cm 2.24895833333333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47813888888889cm 2.57175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47813888888889cm 2.89454166666667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2cm" svg:height="0.324cm" draw:transform="rotate (0.00366519142918809) translate (1.79211111111111cm -0.02116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79916666666667cm 0.3051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79211111111111cm 0.627944444444444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79916666666667cm 0.9525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1.79916666666667cm 1.27352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1.79916666666667cm 1.594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1.80093055555556cm 1.92793055555556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1.80093055555556cm 2.24895833333333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1.80093055555556cm 2.57175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1.80093055555556cm 2.89454166666667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5cm" svg:height="0.324cm" draw:transform="rotate (0.00366519142918809) translate (2.11313888888889cm -0.0211666666666667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2.12195833333333cm 0.305152777777778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2.11843055555556cm 0.627944444444444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2.12195833333333cm 0.9525cm)"><text:p/><draw:enhanced-geometry svg:viewBox="0 0 21600 21600" draw:type="rectangle" draw:enhanced-path="M 0 0 L 21600 0 21600 21600 0 21600 0 0 Z N"/></draw:custom-shape><draw:custom-shape draw:style-name="gr23" draw:text-style-name="P139" svg:width="0.325cm" svg:height="0.322cm" draw:transform="rotate (0.00366519142918809) translate (2.12195833333333cm 1.27352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2.12195833333333cm 1.594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12195833333333cm 1.92793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12548611111111cm 2.24895833333333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2.12901388888889cm 2.57175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12548611111111cm 2.89454166666667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2.44122222222222cm -0.02116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44298611111111cm 0.3051527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2.44298611111111cm 0.627944444444444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44298611111111cm 0.9525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2.44298611111111cm 1.27352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2.44298611111111cm 1.594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44827777777778cm 1.927930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2.45004166666667cm 2.24895833333333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45004166666667cm 2.57175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2.45004166666667cm 2.89454166666667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2cm" svg:height="0.324cm" draw:transform="rotate (0.00366519142918809) translate (2.76401388888889cm -0.02116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76930555555556cm 0.3051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76401388888889cm 0.627944444444444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76930555555556cm 0.9525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2.76930555555556cm 1.27352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0.00541052068118242) rotate (0.00366519142918809) translate (2.77106944444444cm 1.59455555555556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2.77106944444444cm 1.92793055555556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2.77106944444444cm 2.24895833333333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2.77106944444444cm 2.57175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2.77106944444444cm 2.89454166666667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5cm" svg:height="0.324cm" draw:transform="rotate (0.00366519142918809) translate (3.09033333333333cm -0.02116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09209722222222cm 0.3051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09209722222222cm 0.627944444444444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09209722222222cm 0.9525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3.09209722222222cm 1.27352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3.09738888888889cm 1.594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09738888888889cm 1.92793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3.09915277777778cm 2.24895833333333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09915277777778cm 2.57175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3.09915277777778cm 2.89454166666667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5cm" svg:height="0.324cm" draw:transform="rotate (0.00366519142918809) translate (3.413125cm -0.021166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41841666666667cm 0.3051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413125cm 0.627944444444444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41841666666667cm 0.9525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3.41841666666667cm 1.27352777777778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0.00541052068118242) rotate (0.00366519142918809) translate (3.42194444444444cm 1.59455555555556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3.42194444444444cm 1.92793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42194444444444cm 2.24895833333333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42194444444444cm 2.57175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42194444444444cm 2.89454166666667cm)"><text:p/><draw:enhanced-geometry svg:viewBox="0 0 21600 21600" draw:type="rectangle" draw:enhanced-path="M 0 0 L 21600 0 21600 21600 0 21600 0 0 Z N"/></draw:custom-shape></draw:g></draw:g><draw:custom-shape text:anchor-type="paragraph" draw:z-index="6" draw:name="Shape11_2" draw:style-name="gr34" draw:text-style-name="P141" svg:width="2.606cm" svg:height="3.245cm" svg:x="0.506cm" svg:y="-0.023cm"><text:p/><draw:enhanced-geometry svg:viewBox="0 0 21600 21600" draw:type="rectangle" draw:enhanced-path="M 0 0 L 21600 0 21600 21600 0 21600 0 0 Z N"/></draw:custom-shape><draw:custom-shape text:anchor-type="paragraph" draw:z-index="5" draw:name="Shape11_3" draw:style-name="gr37" draw:text-style-name="P140" svg:width="0.325cm" svg:height="2.922cm" svg:x="3.099cm" svg:y="-0.026cm"><text:p/><draw:enhanced-geometry svg:viewBox="0 0 21600 21600" draw:type="rectangle" draw:enhanced-path="M 0 0 L 21600 0 21600 21600 0 21600 0 0 Z N"/></draw:custom-shape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95544854946271" text:continue-numbering="true" text:style-name="_5f_Numérotation_20_des_20_exercices">
        <text:list-item>
          <text:list>
            <text:list-item>
              <text:p text:style-name="P123"><text:span text:style-name="_5f_Caractères">0,89 = </text:span><text:span text:style-name="_5f_Caractères"><draw:frame draw:style-name="fr6" draw:name="Object5" text:anchor-type="as-char" svg:y="-0.534cm" svg:width="0.94cm" svg:height="0.87cm" draw:z-index="214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    </text:list-item>
          </text:list>
        </text:list-item>
      </text:list>
      <text:h text:style-name="_5f_Paragraphe" text:outline-level="1"><draw:g text:anchor-type="paragraph" draw:z-index="15" draw:name="DrawObject6_8" draw:style-name="gr19"><draw:g draw:style-name="gr20"><draw:custom-shape draw:style-name="gr21" draw:text-style-name="P139" svg:width="0.324cm" svg:height="0.324cm" draw:transform="rotate (0.00366519142918809) translate (0.449791666666667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0.455083333333333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0.455083333333333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0.455083333333333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2cm" svg:height="0.322cm" draw:transform="rotate (0.00366519142918809) translate (0.455083333333333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0.456847222222222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0.462138888888889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0.462138888888889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0.462138888888889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0.462138888888889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skewX (0.00541052068118242) rotate (0.00366519142918809) translate (0.776111111111111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0.779638888888889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0.776111111111111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0.779638888888889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0.779638888888889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0.779638888888889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0.783166666666667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0.783166666666667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0.786694444444444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0.783166666666667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1.10066666666667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1.10419444444444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10066666666667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10419444444444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1.10419444444444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10419444444444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10595833333333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1.10595833333333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10772222222222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1.10595833333333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1.42169444444444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1.42875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1.42875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1.42875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5cm" svg:height="0.322cm" draw:transform="rotate (0.00366519142918809) translate (1.42875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1.42875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1.42875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1.43580555555556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1.43580555555556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1.43580555555556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5cm" svg:height="0.324cm" draw:transform="rotate (0.00366519142918809) translate (1.74625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1.75154166666667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74801388888889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1.75154166666667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2cm" svg:height="0.322cm" draw:transform="rotate (0.00366519142918809) translate (1.75154166666667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1.75154166666667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75506944444444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1.75506944444444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1.75683333333333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1.75506944444444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2cm" svg:height="0.324cm" draw:transform="rotate (0.00366519142918809) translate (2.06904166666667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2.07609722222222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2.07080555555556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2.07609722222222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5cm" svg:height="0.322cm" draw:transform="rotate (0.00366519142918809) translate (2.07609722222222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2.07609722222222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2.07609722222222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07609722222222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2.08315277777778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07609722222222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2.39183333333333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2.397125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2.397125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2.397125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2cm" svg:height="0.322cm" draw:transform="rotate (0.00366519142918809) translate (2.397125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2.39888888888889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40065277777778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40065277777778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2.40418055555556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40065277777778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2.71815277777778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72168055555556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72168055555556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72168055555556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2.72168055555556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72168055555556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72520833333333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72520833333333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72697222222222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72520833333333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5cm" svg:height="0.324cm" draw:transform="rotate (0.00366519142918809) translate (3.04094444444444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3.04623611111111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04270833333333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04623611111111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3.04623611111111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3.04976388888889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3.04976388888889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3.04976388888889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04976388888889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3.04976388888889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2cm" svg:height="0.324cm" draw:transform="skewX (0.00541052068118242) rotate (0.00366519142918809) translate (3.3655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37079166666667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3.37079166666667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3.37079166666667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skewX (0.00541052068118242) rotate (0.00366519142918809) translate (3.37079166666667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3.37079166666667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3.37079166666667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3.37608333333333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37608333333333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3.37608333333333cm 2.89101388888889cm)"><text:p/><draw:enhanced-geometry svg:viewBox="0 0 21600 21600" draw:type="rectangle" draw:enhanced-path="M 0 0 L 21600 0 21600 21600 0 21600 0 0 Z N"/></draw:custom-shape></draw:g></draw:g><draw:g text:anchor-type="paragraph" draw:z-index="16" draw:name="DrawObject6_9" draw:style-name="gr19"><draw:g draw:style-name="gr20"><draw:custom-shape draw:style-name="gr21" draw:text-style-name="P139" svg:width="0.324cm" svg:height="0.324cm" draw:transform="rotate (0.00366519142918809) translate (4.21040277777778cm -0.007055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4.21393055555556cm 0.3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4.21393055555556cm 0.638527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0541052068118242) rotate (0.00366519142918809) translate (4.21393055555556cm 0.963083333333333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4.21393055555556cm 1.29116666666667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4.21745833333333cm 1.608666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4.21922222222222cm 1.938513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4.21922222222222cm 2.259541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4.21922222222222cm 2.58409722222222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4.21922222222222cm 2.908652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2cm" svg:height="0.324cm" draw:transform="rotate (0.00366519142918809) translate (4.53495833333333cm -0.007055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4.54025cm 0.3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4.54025cm 0.638527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0541052068118242) rotate (0.00366519142918809) translate (4.54025cm 0.963083333333333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4.54025cm 1.2911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4.54025cm 1.60866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4.54201388888889cm 1.93851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4.54201388888889cm 2.259541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4.54730555555556cm 2.584097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4.54201388888889cm 2.908652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4.85598611111111cm -0.007055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4.86304166666667cm 0.3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4.85598611111111cm 0.638527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0541052068118242) rotate (0.00366519142918809) translate (4.86304166666667cm 0.963083333333333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4.86304166666667cm 1.2911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4.86304166666667cm 1.60866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4.86304166666667cm 1.93851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4.86304166666667cm 2.25954166666667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4.87009722222222cm 2.584097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4.86304166666667cm 2.908652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skewX (0.00541052068118242) rotate (0.00366519142918809) translate (5.18230555555556cm -0.00705555555555556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5.18936111111111cm 0.3175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0.00541052068118242) rotate (0.00366519142918809) translate (5.18936111111111cm 0.638527777777778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rotate (0.00366519142918809) translate (5.18936111111111cm 0.963083333333333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5.18936111111111cm 1.29116666666667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5.18936111111111cm 1.60866666666667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5.18936111111111cm 1.93851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5.191125cm 2.25954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5.191125cm 2.584097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5.191125cm 2.908652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5.50509722222222cm -0.007055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5.51038888888889cm 0.3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5.50509722222222cm 0.638527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5.51038888888889cm 0.963083333333333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5.51038888888889cm 1.29116666666667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5.51038888888889cm 1.608666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5.51038888888889cm 1.938513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5.51038888888889cm 2.25954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5.51391666666667cm 2.58409722222222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5.51038888888889cm 2.908652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5.826125cm -0.007055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5.83318055555556cm 0.3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5.83141666666667cm 0.638527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0541052068118242) rotate (0.00366519142918809) translate (5.83318055555556cm 0.963083333333333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5.83318055555556cm 1.2911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5.83318055555556cm 1.60866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5.83318055555556cm 1.93851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5.83847222222222cm 2.25954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5.842cm 2.584097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5.83847222222222cm 2.908652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6.15597222222222cm -0.00705555555555556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15597222222222cm 0.3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6.15597222222222cm 0.638527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0541052068118242) rotate (0.00366519142918809) translate (6.15597222222222cm 0.963083333333333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15597222222222cm 1.2911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6.16126388888889cm 1.60866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16126388888889cm 1.93851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6.16126388888889cm 2.25954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16302777777778cm 2.584097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16126388888889cm 2.908652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2cm" svg:height="0.324cm" draw:transform="skewX (0.00541052068118242) rotate (0.00366519142918809) translate (6.477cm -0.00705555555555556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6.477cm 0.3175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0.00541052068118242) rotate (0.00366519142918809) translate (6.477cm 0.638527777777778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rotate (0.00366519142918809) translate (6.477cm 0.963083333333333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6.477cm 1.29116666666667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6.477cm 1.60866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48405555555556cm 1.93851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6.48405555555556cm 2.25954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48405555555556cm 2.584097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48405555555556cm 2.908652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6.79802777777778cm -0.00705555555555556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6.79802777777778cm 0.3175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0.00541052068118242) rotate (0.00366519142918809) translate (6.79802777777778cm 0.638527777777778cm)"><text:p/><draw:enhanced-geometry svg:viewBox="0 0 21600 21600" draw:type="rectangle" draw:enhanced-path="M 0 0 L 21600 0 21600 21600 0 21600 0 0 Z N"/></draw:custom-shape><draw:custom-shape draw:style-name="gr24" draw:text-style-name="P139" svg:width="0.325cm" svg:height="0.327cm" draw:transform="skewX (-0.00541052068118242) rotate (0.00366519142918809) translate (6.79802777777778cm 0.963083333333333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6.79802777777778cm 1.291166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6.80508333333333cm 1.60866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80508333333333cm 1.93851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6.80508333333333cm 2.25954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80508333333333cm 2.584097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80508333333333cm 2.908652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7.12611111111111cm -0.00705555555555556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7.13140277777778cm 0.3175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rotate (0.00366519142918809) translate (7.13140277777778cm 0.638527777777778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rotate (0.00366519142918809) translate (7.13140277777778cm 0.963083333333333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7.13140277777778cm 1.29116666666667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7.13316666666667cm 1.60866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7.13493055555556cm 1.93851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7.13493055555556cm 2.25954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7.13493055555556cm 2.584097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7.13493055555556cm 2.90865277777778cm)"><text:p/><draw:enhanced-geometry svg:viewBox="0 0 21600 21600" draw:type="rectangle" draw:enhanced-path="M 0 0 L 21600 0 21600 21600 0 21600 0 0 Z N"/></draw:custom-shape></draw:g></draw:g><draw:custom-shape text:anchor-type="paragraph" draw:z-index="4" draw:name="Shape11_4" draw:style-name="gr38" draw:text-style-name="P141" svg:width="3.232cm" svg:height="3.245cm" svg:x="0.462cm" svg:y="-0.028cm"><text:p/><draw:enhanced-geometry svg:viewBox="0 0 21600 21600" draw:type="rectangle" draw:enhanced-path="M 0 0 L 21600 0 21600 21600 0 21600 0 0 Z N"/></draw:custom-shape><draw:g text:anchor-type="paragraph" draw:z-index="43" draw:name="DrawObject6_0" draw:style-name="gr19"><draw:g draw:style-name="gr20"><draw:custom-shape draw:style-name="gr21" draw:text-style-name="P139" svg:width="0.324cm" svg:height="0.324cm" draw:transform="rotate (0.00366519142918809) translate (0.449791666666667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0.455083333333333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0.455083333333333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0.455083333333333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2cm" svg:height="0.322cm" draw:transform="rotate (0.00366519142918809) translate (0.455083333333333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0.456847222222222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0.462138888888889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0.462138888888889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0.462138888888889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0.462138888888889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skewX (0.00541052068118242) rotate (0.00366519142918809) translate (0.776111111111111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0.779638888888889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0.776111111111111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0.779638888888889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0.779638888888889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0.779638888888889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0.783166666666667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0.783166666666667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0.786694444444444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0.783166666666667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1.10066666666667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1.10419444444444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10066666666667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10419444444444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1.10419444444444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10419444444444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10595833333333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1.10595833333333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10772222222222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1.10595833333333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1.42169444444444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1.42875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1.42875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1.42875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5cm" svg:height="0.322cm" draw:transform="rotate (0.00366519142918809) translate (1.42875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1.42875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1.42875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1.43580555555556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1.43580555555556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1.43580555555556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5cm" svg:height="0.324cm" draw:transform="rotate (0.00366519142918809) translate (1.74625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1.75154166666667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74801388888889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1.75154166666667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2cm" svg:height="0.322cm" draw:transform="rotate (0.00366519142918809) translate (1.75154166666667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1.75154166666667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75506944444444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1.75506944444444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1.75683333333333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1.75506944444444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2cm" svg:height="0.324cm" draw:transform="rotate (0.00366519142918809) translate (2.06904166666667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2.07609722222222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2.07080555555556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2.07609722222222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5cm" svg:height="0.322cm" draw:transform="rotate (0.00366519142918809) translate (2.07609722222222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2.07609722222222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2.07609722222222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07609722222222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2.08315277777778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07609722222222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2.39183333333333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2.397125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2.397125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2.397125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2cm" svg:height="0.322cm" draw:transform="rotate (0.00366519142918809) translate (2.397125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2.39888888888889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40065277777778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40065277777778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2.40418055555556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40065277777778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2.71815277777778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72168055555556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72168055555556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72168055555556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2.72168055555556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72168055555556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72520833333333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72520833333333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72697222222222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72520833333333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5cm" svg:height="0.324cm" draw:transform="rotate (0.00366519142918809) translate (3.04094444444444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3.04623611111111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04270833333333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04623611111111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rotate (0.00366519142918809) translate (3.04623611111111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3.04976388888889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3.04976388888889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3.04976388888889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04976388888889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3.04976388888889cm 2.89101388888889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2cm" svg:height="0.324cm" draw:transform="skewX (0.00541052068118242) rotate (0.00366519142918809) translate (3.3655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37079166666667cm 0.2998611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3.37079166666667cm 0.622652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3.37079166666667cm 0.948972222222222cm)"><text:p/><draw:enhanced-geometry svg:viewBox="0 0 21600 21600" draw:type="rectangle" draw:enhanced-path="M 0 0 L 21600 0 21600 21600 0 21600 0 0 Z N"/></draw:custom-shape><draw:custom-shape draw:style-name="gr23" draw:text-style-name="P139" svg:width="0.324cm" svg:height="0.322cm" draw:transform="skewX (0.00541052068118242) rotate (0.00366519142918809) translate (3.37079166666667cm 1.27176388888889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3.37079166666667cm 1.592791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3.37079166666667cm 1.92263888888889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3.37608333333333cm 2.241902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37608333333333cm 2.56469444444444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3.37608333333333cm 2.89101388888889cm)"><text:p/><draw:enhanced-geometry svg:viewBox="0 0 21600 21600" draw:type="rectangle" draw:enhanced-path="M 0 0 L 21600 0 21600 21600 0 21600 0 0 Z N"/></draw:custom-shape></draw:g></draw:g><draw:custom-shape text:anchor-type="paragraph" draw:z-index="2" draw:name="Shape11_6" draw:style-name="gr39" draw:text-style-name="P141" svg:width="1.962cm" svg:height="3.245cm" svg:x="4.2cm" svg:y="-0.012cm"><text:p/><draw:enhanced-geometry svg:viewBox="0 0 21600 21600" draw:type="rectangle" draw:enhanced-path="M 0 0 L 21600 0 21600 21600 0 21600 0 0 Z N"/></draw:custom-shape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95544846515583" text:continue-numbering="true" text:style-name="_5f_Numérotation_20_des_20_exercices">
        <text:list-item>
          <text:list>
            <text:list-item>
              <text:p text:style-name="P123"><text:span text:style-name="_5f_Caractères">1,6 = </text:span><text:span text:style-name="_5f_Caractères"><draw:frame draw:style-name="fr6" draw:name="Object6" text:anchor-type="as-char" svg:y="-0.534cm" svg:width="0.94cm" svg:height="0.87cm" draw:z-index="215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    </text:list-item>
          </text:list>
        </text:list-item>
      </text:list>
      <text:h text:style-name="_5f_Paragraphe" text:outline-level="1"><draw:g text:anchor-type="paragraph" draw:z-index="17" draw:name="DrawObject6_10" draw:style-name="gr19"><draw:g draw:style-name="gr20"><draw:custom-shape draw:style-name="gr21" draw:text-style-name="P139" svg:width="0.324cm" svg:height="0.324cm" draw:transform="rotate (0.00366519142918809) translate (0.405694444444444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0.410986111111111cm 0.299861111111111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rotate (0.00366519142918809) translate (0.410986111111111cm 0.622652777777778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-0.00541052068118242) rotate (0.00366519142918809) translate (0.410986111111111cm 0.948972222222222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0.410986111111111cm 1.27176388888889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0.41275cm 1.59279166666667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0.418041666666667cm 1.920875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0.418041666666667cm 2.243666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0.418041666666667cm 2.56822222222222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0.418041666666667cm 2.892777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0.732013888888889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0.739069444444444cm 0.299861111111111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0.732013888888889cm 0.622652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108210413623648) rotate (0.00366519142918809) translate (0.739069444444444cm 0.9489722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0.739069444444444cm 1.271763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0.739069444444444cm 1.592791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0.739069444444444cm 1.920875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0.739069444444444cm 2.24366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0.746125cm 2.568222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0.739069444444444cm 2.892777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1.05656944444444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1.06186111111111cm 0.299861111111111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1.05656944444444cm 0.622652777777778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-0.00541052068118242) rotate (0.00366519142918809) translate (1.06186111111111cm 0.948972222222222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1.06186111111111cm 1.27176388888889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1.06186111111111cm 1.59279166666667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1.063625cm 1.920875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1.063625cm 2.24366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063625cm 2.56822222222222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1.063625cm 2.892777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2cm" svg:height="0.324cm" draw:transform="skewX (0.00541052068118242) rotate (0.00366519142918809) translate (1.381125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1.38465277777778cm 0.299861111111111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1.38465277777778cm 0.622652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108210413623648) rotate (0.00366519142918809) translate (1.38465277777778cm 0.9489722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38465277777778cm 1.271763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38465277777778cm 1.592791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38465277777778cm 1.920875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1.39170833333333cm 2.24366666666667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1.39170833333333cm 2.56822222222222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1.39170833333333cm 2.892777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1.70215277777778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71097222222222cm 0.299861111111111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1.71097222222222cm 0.622652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0541052068118242) rotate (0.00366519142918809) translate (1.71097222222222cm 0.9489722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1.71097222222222cm 1.271763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71097222222222cm 1.592791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71097222222222cm 1.920875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1.71097222222222cm 2.24366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71273611111111cm 2.568222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1.71097222222222cm 2.892777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2.02318055555556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032cm 0.299861111111111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0.00541052068118242) rotate (0.00366519142918809) translate (2.032cm 0.622652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108210413623648) rotate (0.00366519142918809) translate (2.032cm 0.9489722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032cm 1.271763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032cm 1.592791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032cm 1.920875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2.032cm 2.24366666666667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2.03905555555556cm 2.568222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2.032cm 2.892777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5cm" svg:height="0.324cm" draw:transform="rotate (0.00366519142918809) translate (2.34597222222222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2.35302777777778cm 0.299861111111111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2.35302777777778cm 0.622652777777778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108210413623648) rotate (0.00366519142918809) translate (2.35302777777778cm 0.9489722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35302777777778cm 1.271763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35302777777778cm 1.59279166666667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2.36008333333333cm 1.920875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2.36008333333333cm 2.24366666666667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2.36008333333333cm 2.56822222222222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2.36008333333333cm 2.892777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2cm" svg:height="0.324cm" draw:transform="skewX (0.00541052068118242) rotate (0.00366519142918809) translate (2.67581944444444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2.67758333333333cm 0.299861111111111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rotate (0.00366519142918809) translate (2.67758333333333cm 0.622652777777778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-0.00541052068118242) rotate (0.00366519142918809) translate (2.67758333333333cm 0.948972222222222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2.67758333333333cm 1.27176388888889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2.67758333333333cm 1.592791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68111111111111cm 1.920875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2.68111111111111cm 2.24366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682875cm 2.568222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2.68111111111111cm 2.892777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2.99684722222222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2.99861111111111cm 0.299861111111111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0.00541052068118242) rotate (0.00366519142918809) translate (2.99861111111111cm 0.622652777777778cm)"><text:p/><draw:enhanced-geometry svg:viewBox="0 0 21600 21600" draw:type="rectangle" draw:enhanced-path="M 0 0 L 21600 0 21600 21600 0 21600 0 0 Z N"/></draw:custom-shape><draw:custom-shape draw:style-name="gr24" draw:text-style-name="P139" svg:width="0.325cm" svg:height="0.327cm" draw:transform="skewX (-0.0108210413623648) rotate (0.00366519142918809) translate (2.99861111111111cm 0.948972222222222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2.99861111111111cm 1.271763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00390277777778cm 1.592791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00390277777778cm 1.920875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00390277777778cm 2.24366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00566666666667cm 2.568222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00390277777778cm 2.89277777777778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3.32316666666667cm -0.022930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3.33198611111111cm 0.299861111111111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0.00541052068118242) rotate (0.00366519142918809) translate (3.33198611111111cm 0.622652777777778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-0.00541052068118242) rotate (0.00366519142918809) translate (3.33198611111111cm 0.948972222222222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3.33198611111111cm 1.27176388888889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3.33198611111111cm 1.59279166666667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3.33198611111111cm 1.920875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3.33198611111111cm 2.24366666666667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33198611111111cm 2.56822222222222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3.33198611111111cm 2.89277777777778cm)"><text:p/><draw:enhanced-geometry svg:viewBox="0 0 21600 21600" draw:type="rectangle" draw:enhanced-path="M 0 0 L 21600 0 21600 21600 0 21600 0 0 Z N"/></draw:custom-shape></draw:g></draw:g><draw:g text:anchor-type="paragraph" draw:z-index="18" draw:name="DrawObject6_11" draw:style-name="gr19"><draw:g draw:style-name="gr20"><draw:custom-shape draw:style-name="gr21" draw:text-style-name="P139" svg:width="0.324cm" svg:height="0.324cm" draw:transform="rotate (0.00366519142918809) translate (4.17865277777778cm 0.0070555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4.18394444444444cm 0.329847222222222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4.18394444444444cm 0.652638888888889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-0.00541052068118242) rotate (0.00366519142918809) translate (4.18394444444444cm 0.977194444444444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4.18394444444444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4.18570833333333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4.18570833333333cm 1.94380555555556cm)"><text:p/><draw:enhanced-geometry svg:viewBox="0 0 21600 21600" draw:type="rectangle" draw:enhanced-path="M 0 0 L 21600 0 21600 21600 0 21600 0 0 Z N"/></draw:custom-shape><draw:custom-shape draw:style-name="gr24" draw:text-style-name="P139" svg:width="0.325cm" svg:height="0.327cm" draw:transform="skewX (-0.00541052068118242) rotate (0.00366519142918809) translate (4.191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4.191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4.191cm 2.91923611111111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4.50497222222222cm 0.0070555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4.50673611111111cm 0.329847222222222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4.50497222222222cm 0.652638888888889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108210413623648) rotate (0.00366519142918809) translate (4.50673611111111cm 0.977194444444444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4.50673611111111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4.50673611111111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4.51202777777778cm 1.94380555555556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4.51202777777778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4.51202777777778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4.51202777777778cm 2.91923611111111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4.82776388888889cm 0.0070555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4.83305555555556cm 0.329847222222222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4.82776388888889cm 0.652638888888889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-0.0108210413623648) rotate (0.00366519142918809) translate (4.83305555555556cm 0.977194444444444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4.83305555555556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4.83481944444444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4.83481944444444cm 1.94380555555556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rotate (0.00366519142918809) translate (4.83481944444444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4.83658333333333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4.83481944444444cm 2.91923611111111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skewX (0.00541052068118242) rotate (0.00366519142918809) translate (5.15055555555556cm 0.00705555555555556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5.15761111111111cm 0.329847222222222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5.15408333333333cm 0.652638888888889cm)"><text:p/><draw:enhanced-geometry svg:viewBox="0 0 21600 21600" draw:type="rectangle" draw:enhanced-path="M 0 0 L 21600 0 21600 21600 0 21600 0 0 Z N"/></draw:custom-shape><draw:custom-shape draw:style-name="gr24" draw:text-style-name="P139" svg:width="0.325cm" svg:height="0.327cm" draw:transform="skewX (-0.0108210413623648) rotate (0.00366519142918809) translate (5.15761111111111cm 0.977194444444444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5.15761111111111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5.15761111111111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5.15761111111111cm 1.94380555555556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0541052068118242) rotate (0.00366519142918809) translate (5.16113888888889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5.16113888888889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5.16113888888889cm 2.91923611111111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5.47511111111111cm 0.0070555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5.48393055555556cm 0.329847222222222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5.47511111111111cm 0.652638888888889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-0.00541052068118242) rotate (0.00366519142918809) translate (5.48393055555556cm 0.977194444444444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5.48393055555556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5.48393055555556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5.48393055555556cm 1.94380555555556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0541052068118242) rotate (0.00366519142918809) translate (5.48393055555556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5.48393055555556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5.48393055555556cm 2.91923611111111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5.79613888888889cm 0.0070555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5.80495833333333cm 0.329847222222222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5.79790277777778cm 0.652638888888889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108210413623648) rotate (0.00366519142918809) translate (5.80495833333333cm 0.977194444444444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5.80495833333333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5.80495833333333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5.80495833333333cm 1.94380555555556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rotate (0.00366519142918809) translate (5.80495833333333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5.80495833333333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5.80495833333333cm 2.91923611111111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5cm" svg:height="0.324cm" draw:transform="rotate (0.00366519142918809) translate (6.11893055555556cm 0.007055555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6.12598611111111cm 0.329847222222222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6.12069444444444cm 0.652638888888889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-0.0108210413623648) rotate (0.00366519142918809) translate (6.12598611111111cm 0.977194444444444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6.12598611111111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rotate (0.00366519142918809) translate (6.12598611111111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6.12775cm 1.94380555555556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skewX (-0.00541052068118242) rotate (0.00366519142918809) translate (6.12775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13304166666667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-0.00541052068118242) rotate (0.00366519142918809) translate (6.12775cm 2.91923611111111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skewX (0.00541052068118242) rotate (0.00366519142918809) translate (6.44701388888889cm 0.00705555555555556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6.44701388888889cm 0.329847222222222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6.44701388888889cm 0.652638888888889cm)"><text:p/><draw:enhanced-geometry svg:viewBox="0 0 21600 21600" draw:type="rectangle" draw:enhanced-path="M 0 0 L 21600 0 21600 21600 0 21600 0 0 Z N"/></draw:custom-shape><draw:custom-shape draw:style-name="gr24" draw:text-style-name="P139" svg:width="0.325cm" svg:height="0.327cm" draw:transform="skewX (-0.0108210413623648) rotate (0.00366519142918809) translate (6.44701388888889cm 0.977194444444444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6.44701388888889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6.44701388888889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6.45054166666667cm 1.94380555555556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0541052068118242) rotate (0.00366519142918809) translate (6.45406944444444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45406944444444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6.45406944444444cm 2.91923611111111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6.76980555555556cm 0.0070555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6.77156944444444cm 0.329847222222222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skewX (0.00541052068118242) rotate (0.00366519142918809) translate (6.77156944444444cm 0.652638888888889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108210413623648) rotate (0.00366519142918809) translate (6.77156944444444cm 0.977194444444444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77156944444444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6.77509722222222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0.00541052068118242) rotate (0.00366519142918809) translate (6.77686111111111cm 1.94380555555556cm)"><text:p/><draw:enhanced-geometry svg:viewBox="0 0 21600 21600" draw:type="rectangle" draw:enhanced-path="M 0 0 L 21600 0 21600 21600 0 21600 0 0 Z N"/></draw:custom-shape><draw:custom-shape draw:style-name="gr24" draw:text-style-name="P139" svg:width="0.322cm" svg:height="0.327cm" draw:transform="rotate (0.00366519142918809) translate (6.77686111111111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2cm" svg:height="0.324cm" draw:transform="skewX (0.00541052068118242) rotate (0.00366519142918809) translate (6.77686111111111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2cm" svg:height="0.325cm" draw:transform="rotate (0.00366519142918809) translate (6.77686111111111cm 2.91923611111111cm)"><text:p/><draw:enhanced-geometry svg:viewBox="0 0 21600 21600" draw:type="rectangle" draw:enhanced-path="M 0 0 L 21600 0 21600 21600 0 21600 0 0 Z N"/></draw:custom-shape></draw:g><draw:g draw:style-name="gr20"><draw:custom-shape draw:style-name="gr21" draw:text-style-name="P139" svg:width="0.324cm" svg:height="0.324cm" draw:transform="rotate (0.00366519142918809) translate (7.09259722222222cm 0.00705555555555556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skewX (-0.00541052068118242) rotate (0.00366519142918809) translate (7.096125cm 0.329847222222222cm)"><text:p/><draw:enhanced-geometry svg:viewBox="0 0 21600 21600" draw:type="rectangle" draw:enhanced-path="M 0 0 L 21600 0 21600 21600 0 21600 0 0 Z N"/></draw:custom-shape><draw:custom-shape draw:style-name="gr22" draw:text-style-name="P139" svg:width="0.324cm" svg:height="0.325cm" draw:transform="rotate (0.00366519142918809) translate (7.096125cm 0.652638888888889cm)"><text:p/><draw:enhanced-geometry svg:viewBox="0 0 21600 21600" draw:type="rectangle" draw:enhanced-path="M 0 0 L 21600 0 21600 21600 0 21600 0 0 Z N"/></draw:custom-shape><draw:custom-shape draw:style-name="gr24" draw:text-style-name="P139" svg:width="0.324cm" svg:height="0.327cm" draw:transform="skewX (-0.0108210413623648) rotate (0.00366519142918809) translate (7.096125cm 0.977194444444444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rotate (0.00366519142918809) translate (7.096125cm 1.29998611111111cm)"><text:p/><draw:enhanced-geometry svg:viewBox="0 0 21600 21600" draw:type="rectangle" draw:enhanced-path="M 0 0 L 21600 0 21600 21600 0 21600 0 0 Z N"/></draw:custom-shape><draw:custom-shape draw:style-name="gr21" draw:text-style-name="P139" svg:width="0.324cm" svg:height="0.324cm" draw:transform="skewX (0.00541052068118242) rotate (0.00366519142918809) translate (7.09965277777778cm 1.62277777777778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rotate (0.00366519142918809) translate (7.09965277777778cm 1.94380555555556cm)"><text:p/><draw:enhanced-geometry svg:viewBox="0 0 21600 21600" draw:type="rectangle" draw:enhanced-path="M 0 0 L 21600 0 21600 21600 0 21600 0 0 Z N"/></draw:custom-shape><draw:custom-shape draw:style-name="gr24" draw:text-style-name="P139" svg:width="0.325cm" svg:height="0.327cm" draw:transform="skewX (-0.00541052068118242) rotate (0.00366519142918809) translate (7.09965277777778cm 2.27188888888889cm)"><text:p/><draw:enhanced-geometry svg:viewBox="0 0 21600 21600" draw:type="rectangle" draw:enhanced-path="M 0 0 L 21600 0 21600 21600 0 21600 0 0 Z N"/></draw:custom-shape><draw:custom-shape draw:style-name="gr21" draw:text-style-name="P139" svg:width="0.325cm" svg:height="0.324cm" draw:transform="rotate (0.00366519142918809) translate (7.09965277777778cm 2.59468055555556cm)"><text:p/><draw:enhanced-geometry svg:viewBox="0 0 21600 21600" draw:type="rectangle" draw:enhanced-path="M 0 0 L 21600 0 21600 21600 0 21600 0 0 Z N"/></draw:custom-shape><draw:custom-shape draw:style-name="gr22" draw:text-style-name="P139" svg:width="0.325cm" svg:height="0.325cm" draw:transform="skewX (-0.00541052068118242) rotate (0.00366519142918809) translate (7.09965277777778cm 2.91923611111111cm)"><text:p/><draw:enhanced-geometry svg:viewBox="0 0 21600 21600" draw:type="rectangle" draw:enhanced-path="M 0 0 L 21600 0 21600 21600 0 21600 0 0 Z N"/></draw:custom-shape></draw:g></draw:g><draw:custom-shape text:anchor-type="paragraph" draw:z-index="3" draw:name="Shape11_5" draw:style-name="gr38" draw:text-style-name="P141" svg:width="3.232cm" svg:height="3.245cm" svg:x="0.425cm" svg:y="-0.025cm"><text:p/><draw:enhanced-geometry svg:viewBox="0 0 21600 21600" draw:type="rectangle" draw:enhanced-path="M 0 0 L 21600 0 21600 21600 0 21600 0 0 Z N"/></draw:custom-shape><draw:custom-shape text:anchor-type="paragraph" draw:z-index="1" draw:name="Shape11_7" draw:style-name="gr40" draw:text-style-name="P141" svg:width="0.645cm" svg:height="3.245cm" svg:x="4.191cm" svg:y="0cm"><text:p/><draw:enhanced-geometry svg:viewBox="0 0 21600 21600" draw:type="rectangle" draw:enhanced-path="M 0 0 L 21600 0 21600 21600 0 21600 0 0 Z N"/></draw:custom-shape><draw:custom-shape text:anchor-type="paragraph" draw:z-index="0" draw:name="Shape11_8" draw:style-name="gr41" draw:text-style-name="P141" svg:width="0.313cm" svg:height="0.973cm" svg:x="4.844cm" svg:y="0.005cm"><text:p/><draw:enhanced-geometry svg:viewBox="0 0 21600 21600" draw:type="rectangle" draw:enhanced-path="M 0 0 L 21600 0 21600 21600 0 21600 0 0 Z N"/></draw:custom-shape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list xml:id="list195544551659854" text:continue-numbering="true" text:style-name="_5f_Numérotation_20_des_20_exercices">
        <text:list-item>
          <text:list>
            <text:list-item>
              <text:p text:style-name="P123"><text:span text:style-name="_5f_Caractères">1,23 = </text:span><text:span text:style-name="_5f_Caractères"><draw:frame draw:style-name="fr6" draw:name="Object7" text:anchor-type="as-char" svg:y="-0.534cm" svg:width="0.94cm" svg:height="0.87cm" draw:z-index="21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      </text:list-item>
          </text:list>
        </text:list-item>
      </text:list>
      <text:h text:style-name="_5f_Paragraphe" text:outline-level="1"><draw:g text:anchor-type="paragraph" draw:z-index="19" draw:name="DrawObject1_0" draw:style-name="gr25"><draw:custom-shape draw:name="Shape11_0" draw:style-name="gr26" draw:text-style-name="P140" svg:width="0.279cm" svg:height="1.144cm" svg:x="7.819cm" svg:y="-0.048cm"><text:p/><draw:enhanced-geometry svg:viewBox="0 0 21600 21600" draw:type="rectangle" draw:enhanced-path="M 0 0 L 21600 0 21600 21600 0 21600 0 0 Z N"/></draw:custom-shape><draw:custom-shape draw:name="Shape11_1" draw:style-name="gr27" draw:text-style-name="P140" svg:width="1.962cm" svg:height="2.823cm" svg:x="5.856cm" svg:y="-0.036cm"><text:p/><draw:enhanced-geometry svg:viewBox="0 0 21600 21600" draw:type="rectangle" draw:enhanced-path="M 0 0 L 21600 0 21600 21600 0 21600 0 0 Z N"/></draw:custom-shape><draw:custom-shape draw:name="Shape11_2" draw:style-name="gr28" draw:text-style-name="P140" svg:width="2.816cm" svg:height="2.821cm" svg:x="2.94cm" svg:y="-0.064cm"><text:p/><draw:enhanced-geometry svg:viewBox="0 0 21600 21600" draw:type="rectangle" draw:enhanced-path="M 0 0 L 21600 0 21600 21600 0 21600 0 0 Z N"/></draw:custom-shape><draw:custom-shape draw:name="Shape11_3" draw:style-name="gr29" draw:text-style-name="P140" svg:width="2.818cm" svg:height="2.821cm" svg:x="0.051cm" svg:y="-0.064cm"><text:p/><draw:enhanced-geometry svg:viewBox="0 0 21600 21600" draw:type="rectangle" draw:enhanced-path="M 0 0 L 21600 0 21600 21600 0 21600 0 0 Z N"/></draw:custom-shape><draw:g draw:name="DrawObject1_1" draw:style-name="gr20"><draw:g draw:name="DrawObject6_0" draw:style-name="gr20"><draw:g draw:style-name="gr20"><draw:custom-shape draw:style-name="gr30" draw:text-style-name="P139" svg:width="0.279cm" svg:height="0.279cm" draw:transform="skewX (0.00628318530717959) rotate (0.00628318530717958) translate (0.0511527777777778cm -0.0617361111111111cm)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-0.00628318530717959) rotate (0.00628318530717958) translate (0.0546805555555556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-0.00628318530717959) translate (0.0546805555555556cm 0.504472222222222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rotate (0.00628318530717958) translate (0.0546805555555556cm 0.783166666666667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-0.00628318530717959) translate (0.0546805555555556cm 1.06715277777778cm)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0.0123918376891597) rotate (0.00628318530717958) translate (0.0546805555555556cm 1.34584722222222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-0.00628318530717959) translate (0.0546805555555556cm 1.62806944444444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rotate (0.00628318530717959) translate (0.0582083333333333cm 1.90676388888889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draw:transform="skewX (-0.00628318530717959) translate (0.0582083333333333cm 2.18722222222222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rotate (0.00628318530717959) translate (0.0582083333333333cm 2.47297222222222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81cm" svg:height="0.279cm" draw:transform="skewX (0.00628318530717958) rotate (0.00628318530717959) translate (0.329847222222222cm -0.0617361111111111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rotate (0.00628318530717959) translate (0.338666666666667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-0.0125663706143592) translate (0.333375cm 0.504472222222222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0.00628318530717958) rotate (0.00628318530717959) translate (0.338666666666667cm 0.783166666666667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0.339cm" svg:y="1.067cm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rotate (0.00628318530717959) translate (0.338666666666667cm 1.34584722222222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-0.00628318530717959) translate (0.338666666666667cm 1.62806944444444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rotate (0.00628318530717959) translate (0.338666666666667cm 1.90676388888889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-0.00628318530717959) translate (0.338666666666667cm 2.18722222222222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rotate (0.00628318530717959) translate (0.338666666666667cm 2.47297222222222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83cm" svg:height="0.279cm" draw:transform="skewX (0.00628318530717958) rotate (0.00628318530717959) translate (0.610305555555556cm -0.0617361111111111cm)"><text:p/><draw:enhanced-geometry svg:viewBox="0 0 21600 21600" draw:type="rectangle" draw:enhanced-path="M 0 0 L 21600 0 21600 21600 0 21600 0 0 Z N"/></draw:custom-shape><draw:custom-shape draw:style-name="gr31" draw:text-style-name="P139" svg:width="0.283cm" svg:height="0.285cm" draw:transform="skewX (-0.00628318530717959) rotate (0.00628318530717959) translate (0.613833333333333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0.614cm" svg:y="0.504cm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rotate (0.00628318530717959) translate (0.613833333333333cm 0.783166666666667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draw:transform="skewX (-0.00628318530717959) translate (0.613833333333333cm 1.06715277777778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rotate (0.00628318530717959) translate (0.617361111111111cm 1.34584722222222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0.621cm" svg:y="1.629cm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-0.00628318530717959) rotate (0.00628318530717959) translate (0.620888888888889cm 1.90676388888889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-0.00628318530717959) translate (0.620888888888889cm 2.18722222222222cm)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-0.00628318530717959) rotate (0.00628318530717959) translate (0.620888888888889cm 2.47297222222222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81cm" svg:height="0.279cm" draw:transform="skewX (0.00628318530717958) rotate (0.00628318530717959) translate (0.890763888888889cm -0.0617361111111111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skewX (-0.00628318530717959) rotate (0.00628318530717959) translate (0.894291666666667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0.894cm" svg:y="0.504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rotate (0.00628318530717959) translate (0.894291666666667cm 0.783166666666667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-0.00628318530717959) translate (0.894291666666667cm 1.06715277777778cm)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0.00628318530717959) rotate (0.00628318530717958) translate (0.897819444444444cm 1.34584722222222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translate (0.899583333333333cm 1.62806944444444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rotate (0.00628318530717958) translate (0.897819444444444cm 1.90676388888889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0.00628318530717959) translate (0.904875cm 2.18722222222222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rotate (0.00628318530717958) translate (0.897819444444444cm 2.47297222222222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79cm" svg:height="0.279cm" draw:transform="skewX (0.0127409035395586) rotate (0.00628318530717958) translate (1.17475cm -0.0617361111111111cm)"><text:p/><draw:enhanced-geometry svg:viewBox="0 0 21600 21600" draw:type="rectangle" draw:enhanced-path="M 0 0 L 21600 0 21600 21600 0 21600 0 0 Z N"/></draw:custom-shape><draw:custom-shape draw:style-name="gr31" draw:text-style-name="P139" svg:width="0.283cm" svg:height="0.285cm" draw:transform="skewX (-0.00628318530717959) rotate (0.00628318530717959) translate (1.17475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translate (1.17651388888889cm 0.504472222222222cm)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rotate (0.00628318530717959) translate (1.17475cm 0.783166666666667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draw:transform="skewX (-0.00628318530717959) translate (1.17475cm 1.06715277777778cm)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rotate (0.00628318530717958) translate (1.17475cm 1.34584722222222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translate (1.17651388888889cm 1.62806944444444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-0.0125663706143592) rotate (0.00628318530717958) translate (1.17475cm 1.90676388888889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-0.00628318530717959) translate (1.18180555555556cm 2.18722222222222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-0.0125663706143592) rotate (0.00628318530717958) translate (1.17475cm 2.47297222222222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81cm" svg:height="0.279cm" draw:transform="skewX (0.00628318530717958) rotate (0.00628318530717959) translate (1.45344444444444cm -0.0617361111111111cm)"><text:p/><draw:enhanced-geometry svg:viewBox="0 0 21600 21600" draw:type="rectangle" draw:enhanced-path="M 0 0 L 21600 0 21600 21600 0 21600 0 0 Z N"/></draw:custom-shape><draw:custom-shape draw:style-name="gr31" draw:text-style-name="P139" svg:width="0.283cm" svg:height="0.285cm" draw:transform="skewX (-0.00628318530717959) rotate (0.00628318530717959) translate (1.45697222222222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-0.00628318530717959) translate (1.45344444444444cm 0.504472222222222cm)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0.0125663706143592) rotate (0.00628318530717959) translate (1.45697222222222cm 0.783166666666667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draw:transform="skewX (0.00628318530717959) translate (1.45697222222222cm 1.06715277777778cm)"><text:p/><draw:enhanced-geometry svg:viewBox="0 0 21600 21600" draw:type="rectangle" draw:enhanced-path="M 0 0 L 21600 0 21600 21600 0 21600 0 0 Z N"/></draw:custom-shape><draw:custom-shape draw:style-name="gr31" draw:text-style-name="P139" svg:width="0.283cm" svg:height="0.285cm" draw:transform="skewX (-0.00628318530717959) rotate (0.00628318530717959) translate (1.45697222222222cm 1.34584722222222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1.46cm" svg:y="1.629cm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-0.00628318530717959) rotate (0.00628318530717959) translate (1.45873611111111cm 1.90676388888889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-0.00628318530717959) translate (1.45873611111111cm 2.18722222222222cm)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-0.00628318530717959) rotate (0.00628318530717959) translate (1.45873611111111cm 2.47297222222222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85cm" svg:height="0.279cm" draw:transform="skewX (-0.00628318530717959) rotate (0.00628318530717959) translate (1.73213888888889cm -0.0617361111111111cm)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rotate (0.00628318530717958) translate (1.73919444444444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translate (1.73919444444444cm 0.504472222222222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0.00628318530717959) rotate (0.00628318530717958) translate (1.73919444444444cm 0.783166666666667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svg:x="1.739cm" svg:y="1.067cm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0.00628318530717959) rotate (0.00628318530717958) translate (1.73919444444444cm 1.34584722222222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1.741cm" svg:y="1.629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rotate (0.00628318530717959) translate (1.74095833333333cm 1.90676388888889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1.743cm" svg:y="2.19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rotate (0.00628318530717959) translate (1.74095833333333cm 2.47297222222222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79cm" svg:height="0.279cm" draw:transform="skewX (0.00628318530717959) rotate (0.00628318530717958) translate (2.01436111111111cm -0.0617361111111111cm)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rotate (0.00628318530717958) translate (2.01965277777778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draw:transform="skewX (-0.00628318530717959) translate (2.016125cm 0.504472222222222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0.00628318530717959) rotate (0.00628318530717958) translate (2.01965277777778cm 0.783166666666667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svg:x="2.02cm" svg:y="1.067cm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0.0123918376891597) rotate (0.00628318530717958) translate (2.02141666666667cm 1.34584722222222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2.021cm" svg:y="1.629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rotate (0.00628318530717958) translate (2.02141666666667cm 1.90676388888889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2.023cm" svg:y="2.19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rotate (0.00628318530717958) translate (2.02141666666667cm 2.47297222222222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79cm" svg:height="0.279cm" draw:transform="skewX (0.00628318530717959) rotate (0.00628318530717958) translate (2.29481944444444cm -0.0617361111111111cm)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-0.00628318530717959) rotate (0.00628318530717958) translate (2.29834722222222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svg:x="2.296cm" svg:y="0.504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rotate (0.00628318530717958) translate (2.29834722222222cm 0.783166666666667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-0.00628318530717959) translate (2.29834722222222cm 1.06715277777778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skewX (0.0123918376891597) rotate (0.00628318530717959) translate (2.301875cm 1.34584722222222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2.302cm" svg:y="1.629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rotate (0.00628318530717959) translate (2.301875cm 1.90676388888889cm)"><text:p/><draw:enhanced-geometry svg:viewBox="0 0 21600 21600" draw:type="rectangle" draw:enhanced-path="M 0 0 L 21600 0 21600 21600 0 21600 0 0 Z N"/></draw:custom-shape><draw:custom-shape draw:style-name="gr32" draw:text-style-name="P139" svg:width="0.285cm" svg:height="0.281cm" draw:transform="skewX (-0.0125663706143592) translate (2.301875cm 2.18722222222222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rotate (0.00628318530717959) translate (2.301875cm 2.47297222222222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83cm" svg:height="0.279cm" draw:transform="skewX (0.0127409035395586) rotate (0.00628318530717959) translate (2.57880555555556cm -0.0617361111111111cm)"><text:p/><draw:enhanced-geometry svg:viewBox="0 0 21600 21600" draw:type="rectangle" draw:enhanced-path="M 0 0 L 21600 0 21600 21600 0 21600 0 0 Z N"/></draw:custom-shape><draw:custom-shape draw:style-name="gr31" draw:text-style-name="P139" svg:width="0.283cm" svg:height="0.285cm" draw:transform="skewX (-0.00628318530717959) rotate (0.00628318530717959) translate (2.57880555555556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draw:transform="skewX (-0.0125663706143592) translate (2.57880555555556cm 0.504472222222222cm)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0.0125663706143592) rotate (0.00628318530717959) translate (2.57880555555556cm 0.783166666666667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draw:transform="skewX (0.00628318530717959) translate (2.57880555555556cm 1.06715277777778cm)"><text:p/><draw:enhanced-geometry svg:viewBox="0 0 21600 21600" draw:type="rectangle" draw:enhanced-path="M 0 0 L 21600 0 21600 21600 0 21600 0 0 Z N"/></draw:custom-shape><draw:custom-shape draw:style-name="gr31" draw:text-style-name="P139" svg:width="0.283cm" svg:height="0.285cm" draw:transform="skewX (-0.00628318530717959) rotate (0.00628318530717959) translate (2.57880555555556cm 1.34584722222222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-0.00628318530717959) translate (2.58233333333333cm 1.62806944444444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rotate (0.00628318530717958) translate (2.58586111111111cm 1.90676388888889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-0.00628318530717959) translate (2.58586111111111cm 2.18722222222222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rotate (0.00628318530717958) translate (2.58586111111111cm 2.47297222222222cm)"><text:p/><draw:enhanced-geometry svg:viewBox="0 0 21600 21600" draw:type="rectangle" draw:enhanced-path="M 0 0 L 21600 0 21600 21600 0 21600 0 0 Z N"/></draw:custom-shape></draw:g></draw:g><draw:g draw:name="DrawObject6_1" draw:style-name="gr20"><draw:g draw:style-name="gr20"><draw:custom-shape draw:style-name="gr33" draw:text-style-name="P139" svg:width="0.279cm" svg:height="0.283cm" svg:x="2.951cm" svg:y="-0.057cm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skewX (-0.00628318530717959) rotate (0.00628318530717959) translate (2.95275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-0.00628318530717959) translate (2.95098611111111cm 0.504472222222222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translate (2.95275cm 0.783166666666667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translate (2.95275cm 1.06715277777778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0.0125663706143592) rotate (0.00628318530717959) translate (2.95275cm 1.35290277777778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rotate (0.00628318530717959) translate (2.95275cm 1.62983333333333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svg:x="2.958cm" svg:y="1.906cm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svg:x="2.958cm" svg:y="2.19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0.00628318530717958) rotate (0.00628318530717959) translate (2.95804166666667cm 2.47297222222222cm)"><text:p/><draw:enhanced-geometry svg:viewBox="0 0 21600 21600" draw:type="rectangle" draw:enhanced-path="M 0 0 L 21600 0 21600 21600 0 21600 0 0 Z N"/></draw:custom-shape></draw:g><draw:g draw:style-name="gr20"><draw:custom-shape draw:style-name="gr33" draw:text-style-name="P139" svg:width="0.279cm" svg:height="0.283cm" draw:transform="skewX (0.00628318530717959) translate (3.22615277777778cm -0.0599722222222222cm)"><text:p/><draw:enhanced-geometry svg:viewBox="0 0 21600 21600" draw:type="rectangle" draw:enhanced-path="M 0 0 L 21600 0 21600 21600 0 21600 0 0 Z N"/></draw:custom-shape><draw:custom-shape draw:style-name="gr31" draw:text-style-name="P139" svg:width="0.283cm" svg:height="0.285cm" draw:transform="skewX (-0.00628318530717959) rotate (0.00628318530717959) translate (3.23497222222222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svg:x="3.233cm" svg:y="0.504cm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0.00628318530717959) translate (3.23497222222222cm 0.783166666666667cm)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0.00628318530717959) translate (3.23497222222222cm 1.06715277777778cm)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rotate (0.00628318530717959) translate (3.23497222222222cm 1.35290277777778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rotate (0.00628318530717958) translate (3.23673611111111cm 1.62983333333333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3.238cm" svg:y="1.906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3.238cm" svg:y="2.19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0.00628318530717959) rotate (0.00628318530717958) translate (3.23673611111111cm 2.47297222222222cm)"><text:p/><draw:enhanced-geometry svg:viewBox="0 0 21600 21600" draw:type="rectangle" draw:enhanced-path="M 0 0 L 21600 0 21600 21600 0 21600 0 0 Z N"/></draw:custom-shape></draw:g><draw:g draw:style-name="gr20"><draw:custom-shape draw:style-name="gr33" draw:text-style-name="P139" svg:width="0.283cm" svg:height="0.283cm" svg:x="3.51cm" svg:y="-0.057cm"><text:p/><draw:enhanced-geometry svg:viewBox="0 0 21600 21600" draw:type="rectangle" draw:enhanced-path="M 0 0 L 21600 0 21600 21600 0 21600 0 0 Z N"/></draw:custom-shape><draw:custom-shape draw:style-name="gr31" draw:text-style-name="P139" svg:width="0.285cm" svg:height="0.285cm" draw:transform="skewX (-0.0123918376891597) rotate (0.00628318530717959) translate (3.51013888888889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svg:x="3.51cm" svg:y="0.504cm"><text:p/><draw:enhanced-geometry svg:viewBox="0 0 21600 21600" draw:type="rectangle" draw:enhanced-path="M 0 0 L 21600 0 21600 21600 0 21600 0 0 Z N"/></draw:custom-shape><draw:custom-shape draw:style-name="gr33" draw:text-style-name="P139" svg:width="0.285cm" svg:height="0.283cm" draw:transform="skewX (-0.00628318530717959) translate (3.51013888888889cm 0.783166666666667cm)"><text:p/><draw:enhanced-geometry svg:viewBox="0 0 21600 21600" draw:type="rectangle" draw:enhanced-path="M 0 0 L 21600 0 21600 21600 0 21600 0 0 Z N"/></draw:custom-shape><draw:custom-shape draw:style-name="gr33" draw:text-style-name="P139" svg:width="0.285cm" svg:height="0.283cm" draw:transform="skewX (-0.00628318530717959) translate (3.51013888888889cm 1.06715277777778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0.00628318530717958) rotate (0.00628318530717959) translate (3.51719444444444cm 1.35290277777778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0.00628318530717959) rotate (0.00628318530717959) translate (3.51895833333333cm 1.62983333333333cm)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-0.0125663706143592) translate (3.51895833333333cm 1.905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3.521cm" svg:y="2.19cm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-0.00628318530717959) rotate (0.00628318530717959) translate (3.51895833333333cm 2.47297222222222cm)"><text:p/><draw:enhanced-geometry svg:viewBox="0 0 21600 21600" draw:type="rectangle" draw:enhanced-path="M 0 0 L 21600 0 21600 21600 0 21600 0 0 Z N"/></draw:custom-shape></draw:g><draw:g draw:style-name="gr20"><draw:custom-shape draw:style-name="gr33" draw:text-style-name="P139" svg:width="0.283cm" svg:height="0.283cm" draw:transform="skewX (-0.00628318530717959) translate (3.79236111111111cm -0.0599722222222222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skewX (-0.00628318530717959) rotate (0.00628318530717959) translate (3.794125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3.794cm" svg:y="0.504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translate (3.794125cm 0.783166666666667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translate (3.794125cm 1.06715277777778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0.00628318530717958) rotate (0.00628318530717959) translate (3.794125cm 1.35290277777778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0.00628318530717959) rotate (0.00628318530717959) translate (3.79941666666667cm 1.62983333333333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125663706143592) translate (3.79941666666667cm 1.905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svg:x="3.801cm" svg:y="2.19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rotate (0.00628318530717959) translate (3.79941666666667cm 2.47297222222222cm)"><text:p/><draw:enhanced-geometry svg:viewBox="0 0 21600 21600" draw:type="rectangle" draw:enhanced-path="M 0 0 L 21600 0 21600 21600 0 21600 0 0 Z N"/></draw:custom-shape></draw:g><draw:g draw:style-name="gr20"><draw:custom-shape draw:style-name="gr33" draw:text-style-name="P139" svg:width="0.279cm" svg:height="0.283cm" draw:transform="skewX (0.00628318530717959) translate (4.07105555555556cm -0.0599722222222222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rotate (0.00628318530717959) translate (4.07634722222222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translate (4.07458333333333cm 0.504472222222222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svg:x="4.076cm" svg:y="0.783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svg:x="4.076cm" svg:y="1.067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0.0125663706143592) rotate (0.00628318530717958) translate (4.07811111111111cm 1.35290277777778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125663706143592) rotate (0.00628318530717958) translate (4.07811111111111cm 1.62983333333333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-0.00628318530717959) translate (4.07811111111111cm 1.905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4.078cm" svg:y="2.19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rotate (0.00628318530717958) translate (4.07811111111111cm 2.47297222222222cm)"><text:p/><draw:enhanced-geometry svg:viewBox="0 0 21600 21600" draw:type="rectangle" draw:enhanced-path="M 0 0 L 21600 0 21600 21600 0 21600 0 0 Z N"/></draw:custom-shape></draw:g><draw:g draw:style-name="gr20"><draw:custom-shape draw:style-name="gr33" draw:text-style-name="P139" svg:width="0.279cm" svg:height="0.283cm" draw:transform="skewX (0.00628318530717959) translate (4.35151388888889cm -0.0599722222222222cm)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0.00628318530717959) rotate (0.00628318530717958) translate (4.35327777777778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svg:x="4.353cm" svg:y="0.504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0.00628318530717959) translate (4.35151388888889cm 0.783166666666667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0.00628318530717959) translate (4.35151388888889cm 1.06715277777778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0.0125663706143592) rotate (0.00628318530717958) translate (4.35151388888889cm 1.35290277777778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draw:transform="skewX (0.00628318530717959) rotate (0.00628318530717959) translate (4.35680555555556cm 1.62983333333333cm)"><text:p/><draw:enhanced-geometry svg:viewBox="0 0 21600 21600" draw:type="rectangle" draw:enhanced-path="M 0 0 L 21600 0 21600 21600 0 21600 0 0 Z N"/></draw:custom-shape><draw:custom-shape draw:style-name="gr33" draw:text-style-name="P139" svg:width="0.285cm" svg:height="0.283cm" draw:transform="skewX (-0.0186750229963393) translate (4.35680555555556cm 1.905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4.362cm" svg:y="2.19cm"><text:p/><draw:enhanced-geometry svg:viewBox="0 0 21600 21600" draw:type="rectangle" draw:enhanced-path="M 0 0 L 21600 0 21600 21600 0 21600 0 0 Z N"/></draw:custom-shape><draw:custom-shape draw:style-name="gr33" draw:text-style-name="P139" svg:width="0.285cm" svg:height="0.283cm" draw:transform="skewX (-0.0125663706143592) rotate (0.00628318530717959) translate (4.35680555555556cm 2.47297222222222cm)"><text:p/><draw:enhanced-geometry svg:viewBox="0 0 21600 21600" draw:type="rectangle" draw:enhanced-path="M 0 0 L 21600 0 21600 21600 0 21600 0 0 Z N"/></draw:custom-shape></draw:g><draw:g draw:style-name="gr20"><draw:custom-shape draw:style-name="gr33" draw:text-style-name="P139" svg:width="0.285cm" svg:height="0.283cm" draw:transform="skewX (-0.00628318530717959) translate (4.63197222222222cm -0.0599722222222222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skewX (-0.00628318530717959) rotate (0.00628318530717959) translate (4.63726388888889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4.637cm" svg:y="0.504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translate (4.63726388888889cm 0.783166666666667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translate (4.63726388888889cm 1.06715277777778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0.00628318530717958) rotate (0.00628318530717959) translate (4.63726388888889cm 1.35290277777778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0.00628318530717959) rotate (0.00628318530717959) translate (4.63726388888889cm 1.62983333333333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125663706143592) translate (4.63726388888889cm 1.905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svg:x="4.641cm" svg:y="2.19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rotate (0.00628318530717959) translate (4.63726388888889cm 2.47297222222222cm)"><text:p/><draw:enhanced-geometry svg:viewBox="0 0 21600 21600" draw:type="rectangle" draw:enhanced-path="M 0 0 L 21600 0 21600 21600 0 21600 0 0 Z N"/></draw:custom-shape></draw:g><draw:g draw:style-name="gr20"><draw:custom-shape draw:style-name="gr33" draw:text-style-name="P139" svg:width="0.281cm" svg:height="0.283cm" draw:transform="skewX (-0.00628318530717959) translate (4.91243055555556cm -0.0599722222222222cm)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rotate (0.00628318530717958) translate (4.91948611111111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4.918cm" svg:y="0.504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4.919cm" svg:y="0.783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4.919cm" svg:y="1.067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0.0125663706143592) rotate (0.00628318530717959) translate (4.91948611111111cm 1.35290277777778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draw:transform="rotate (0.00628318530717959) translate (4.91948611111111cm 1.62983333333333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125663706143592) translate (4.91948611111111cm 1.905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svg:x="4.919cm" svg:y="2.19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rotate (0.00628318530717959) translate (4.91948611111111cm 2.47297222222222cm)"><text:p/><draw:enhanced-geometry svg:viewBox="0 0 21600 21600" draw:type="rectangle" draw:enhanced-path="M 0 0 L 21600 0 21600 21600 0 21600 0 0 Z N"/></draw:custom-shape></draw:g><draw:g draw:style-name="gr20"><draw:custom-shape draw:style-name="gr33" draw:text-style-name="P139" svg:width="0.279cm" svg:height="0.283cm" svg:x="5.195cm" svg:y="-0.057cm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rotate (0.00628318530717958) translate (5.19994444444444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svg:x="5.195cm" svg:y="0.504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5.2cm" svg:y="0.783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5.2cm" svg:y="1.067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0.0186750229963393) rotate (0.00628318530717958) translate (5.20170833333333cm 1.35290277777778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rotate (0.00628318530717958) translate (5.20170833333333cm 1.62983333333333cm)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-0.00628318530717959) translate (5.20347222222222cm 1.905cm)"><text:p/><draw:enhanced-geometry svg:viewBox="0 0 21600 21600" draw:type="rectangle" draw:enhanced-path="M 0 0 L 21600 0 21600 21600 0 21600 0 0 Z N"/></draw:custom-shape><draw:custom-shape draw:style-name="gr33" draw:text-style-name="P139" svg:width="0.285cm" svg:height="0.283cm" draw:transform="skewX (-0.00628318530717959) translate (5.20347222222222cm 2.18722222222222cm)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rotate (0.00628318530717959) translate (5.20347222222222cm 2.47297222222222cm)"><text:p/><draw:enhanced-geometry svg:viewBox="0 0 21600 21600" draw:type="rectangle" draw:enhanced-path="M 0 0 L 21600 0 21600 21600 0 21600 0 0 Z N"/></draw:custom-shape></draw:g><draw:g draw:style-name="gr20"><draw:custom-shape draw:style-name="gr33" draw:text-style-name="P139" svg:width="0.279cm" svg:height="0.283cm" draw:transform="skewX (0.00628318530717959) translate (5.476875cm -0.0599722222222222cm)"><text:p/><draw:enhanced-geometry svg:viewBox="0 0 21600 21600" draw:type="rectangle" draw:enhanced-path="M 0 0 L 21600 0 21600 21600 0 21600 0 0 Z N"/></draw:custom-shape><draw:custom-shape draw:style-name="gr31" draw:text-style-name="P139" svg:width="0.283cm" svg:height="0.285cm" draw:transform="rotate (0.00628318530717959) translate (5.476875cm 0.216958333333333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draw:transform="skewX (-0.00628318530717959) translate (5.476875cm 0.504472222222222cm)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svg:x="5.478cm" svg:y="0.783cm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svg:x="5.478cm" svg:y="1.067cm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0.00628318530717959) rotate (0.00628318530717959) translate (5.476875cm 1.35290277777778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rotate (0.00628318530717958) translate (5.48393055555556cm 1.62983333333333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translate (5.48569444444444cm 1.905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translate (5.48569444444444cm 2.18722222222222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rotate (0.00628318530717959) translate (5.48569444444444cm 2.47297222222222cm)"><text:p/><draw:enhanced-geometry svg:viewBox="0 0 21600 21600" draw:type="rectangle" draw:enhanced-path="M 0 0 L 21600 0 21600 21600 0 21600 0 0 Z N"/></draw:custom-shape></draw:g></draw:g><draw:g draw:name="DrawObject6_2" draw:style-name="gr20"><draw:g draw:style-name="gr20"><draw:custom-shape draw:style-name="gr30" draw:text-style-name="P139" svg:width="0.281cm" svg:height="0.279cm" draw:transform="rotate (0.00628318530717959) translate (5.84905555555556cm -0.0370416666666667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-0.00628318530717959) translate (5.85434722222222cm 0.243416666666667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svg:x="5.854cm" svg:y="0.527cm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0.00628318530717959) rotate (0.00628318530717958) translate (5.85434722222222cm 0.813152777777778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translate (5.85258333333333cm 1.09008333333333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0.0125663706143592) rotate (0.00628318530717958) translate (5.85258333333333cm 1.37583333333333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rotate (0.00628318530717958) translate (5.85434722222222cm 1.65276388888889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rotate (0.00628318530717959) translate (5.85611111111111cm 1.92793055555556cm)"><text:p/><draw:enhanced-geometry svg:viewBox="0 0 21600 21600" draw:type="rectangle" draw:enhanced-path="M 0 0 L 21600 0 21600 21600 0 21600 0 0 Z N"/></draw:custom-shape><draw:custom-shape draw:style-name="gr32" draw:text-style-name="P139" svg:width="0.285cm" svg:height="0.281cm" draw:transform="skewX (-0.00628318530717959) translate (5.85611111111111cm 2.21544444444444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translate (5.85611111111111cm 2.492375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79cm" svg:height="0.279cm" draw:transform="skewX (0.0127409035395586) rotate (0.00628318530717958) translate (6.12951388888889cm -0.0370416666666667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6.138cm" svg:y="0.243cm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-0.00628318530717959) translate (6.13127777777778cm 0.527402777777778cm)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0.0123918376891597) rotate (0.00628318530717958) translate (6.13656944444444cm 0.813152777777778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125663706143592) translate (6.13833333333333cm 1.09008333333333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0.00628318530717959) rotate (0.00628318530717958) translate (6.13833333333333cm 1.37583333333333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rotate (0.00628318530717958) translate (6.13833333333333cm 1.65276388888889cm)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0.00628318530717959) rotate (0.00628318530717958) translate (6.13833333333333cm 1.92793055555556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svg:x="6.138cm" svg:y="2.215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6.138cm" svg:y="2.492cm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81cm" svg:height="0.279cm" draw:transform="skewX (0.0127409035395586) rotate (0.00628318530717959) translate (6.41173611111111cm -0.0370416666666667cm)"><text:p/><draw:enhanced-geometry svg:viewBox="0 0 21600 21600" draw:type="rectangle" draw:enhanced-path="M 0 0 L 21600 0 21600 21600 0 21600 0 0 Z N"/></draw:custom-shape><draw:custom-shape draw:style-name="gr33" draw:text-style-name="P139" svg:width="0.285cm" svg:height="0.283cm" draw:transform="skewX (-0.0186750229963393) translate (6.41173611111111cm 0.243416666666667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0.00628318530717959) translate (6.41173611111111cm 0.527402777777778cm)"><text:p/><draw:enhanced-geometry svg:viewBox="0 0 21600 21600" draw:type="rectangle" draw:enhanced-path="M 0 0 L 21600 0 21600 21600 0 21600 0 0 Z N"/></draw:custom-shape><draw:custom-shape draw:style-name="gr31" draw:text-style-name="P139" svg:width="0.285cm" svg:height="0.285cm" draw:transform="skewX (0.00628318530717959) rotate (0.00628318530717959) translate (6.41173611111111cm 0.813152777777778cm)"><text:p/><draw:enhanced-geometry svg:viewBox="0 0 21600 21600" draw:type="rectangle" draw:enhanced-path="M 0 0 L 21600 0 21600 21600 0 21600 0 0 Z N"/></draw:custom-shape><draw:custom-shape draw:style-name="gr32" draw:text-style-name="P139" svg:width="0.285cm" svg:height="0.281cm" draw:transform="skewX (0.00628318530717959) translate (6.41173611111111cm 1.09008333333333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0.00628318530717959) rotate (0.00628318530717958) translate (6.41702777777778cm 1.37583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0.00628318530717959) rotate (0.00628318530717959) translate (6.42231944444445cm 1.65276388888889cm)"><text:p/><draw:enhanced-geometry svg:viewBox="0 0 21600 21600" draw:type="rectangle" draw:enhanced-path="M 0 0 L 21600 0 21600 21600 0 21600 0 0 Z N"/></draw:custom-shape><draw:custom-shape draw:style-name="gr31" draw:text-style-name="P139" svg:width="0.283cm" svg:height="0.285cm" draw:transform="skewX (-0.00628318530717959) rotate (0.00628318530717959) translate (6.42231944444445cm 1.92793055555556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-0.00628318530717959) translate (6.42231944444445cm 2.21544444444444cm)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-0.0125663706143592) translate (6.42231944444445cm 2.492375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83cm" svg:height="0.279cm" draw:transform="rotate (0.00628318530717959) translate (6.69043055555556cm -0.0370416666666667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125663706143592) translate (6.69572222222222cm 0.243416666666667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6.696cm" svg:y="0.527cm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rotate (0.00628318530717959) translate (6.69572222222222cm 0.813152777777778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6.696cm" svg:y="1.09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rotate (0.00628318530717959) translate (6.69572222222222cm 1.37583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0.00628318530717959) rotate (0.00628318530717959) translate (6.69925cm 1.65276388888889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skewX (-0.00628318530717959) rotate (0.00628318530717959) translate (6.69925cm 1.92793055555556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svg:x="6.704cm" svg:y="2.215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125663706143592) translate (6.69925cm 2.492375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81cm" svg:height="0.279cm" draw:transform="skewX (0.00628318530717958) rotate (0.00628318530717959) translate (6.97088888888889cm -0.0370416666666667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0628318530717959) translate (6.97618055555556cm 0.243416666666667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translate (6.97618055555556cm 0.527402777777778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skewX (0.00628318530717959) rotate (0.00628318530717959) translate (6.97618055555556cm 0.813152777777778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0.00628318530717959) translate (6.97618055555556cm 1.09008333333333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rotate (0.00628318530717959) translate (6.97794444444445cm 1.37583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0.00628318530717959) rotate (0.00628318530717959) translate (6.97794444444445cm 1.65276388888889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skewX (-0.00628318530717959) rotate (0.00628318530717959) translate (6.97794444444445cm 1.92793055555556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-0.00628318530717959) translate (6.97794444444445cm 2.21544444444444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125663706143592) translate (6.97794444444445cm 2.492375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79cm" svg:height="0.279cm" draw:transform="skewX (0.0127409035395586) rotate (0.00628318530717958) translate (7.25311111111111cm -0.0370416666666667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7.253cm" svg:y="0.243cm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svg:x="7.253cm" svg:y="0.527cm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0.0123918376891597) rotate (0.00628318530717958) translate (7.25311111111111cm 0.813152777777778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125663706143592) translate (7.25134722222222cm 1.09008333333333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0.00628318530717959) rotate (0.00628318530717958) translate (7.25311111111111cm 1.37583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0.0125663706143592) rotate (0.00628318530717959) translate (7.25663888888889cm 1.65276388888889cm)"><text:p/><draw:enhanced-geometry svg:viewBox="0 0 21600 21600" draw:type="rectangle" draw:enhanced-path="M 0 0 L 21600 0 21600 21600 0 21600 0 0 Z N"/></draw:custom-shape><draw:custom-shape draw:style-name="gr31" draw:text-style-name="P139" svg:width="0.283cm" svg:height="0.285cm" draw:transform="skewX (-0.0123918376891597) rotate (0.00628318530717959) translate (7.25840277777778cm 1.92793055555556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svg:x="7.264cm" svg:y="2.215cm"><text:p/><draw:enhanced-geometry svg:viewBox="0 0 21600 21600" draw:type="rectangle" draw:enhanced-path="M 0 0 L 21600 0 21600 21600 0 21600 0 0 Z N"/></draw:custom-shape><draw:custom-shape draw:style-name="gr33" draw:text-style-name="P139" svg:width="0.283cm" svg:height="0.283cm" draw:transform="skewX (-0.0186750229963393) translate (7.25840277777778cm 2.492375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83cm" svg:height="0.279cm" draw:transform="rotate (0.00628318530717959) translate (7.53004166666667cm -0.0370416666666667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125663706143592) translate (7.53709722222222cm 0.243416666666667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7.537cm" svg:y="0.527cm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rotate (0.00628318530717959) translate (7.53709722222222cm 0.813152777777778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7.537cm" svg:y="1.09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rotate (0.00628318530717959) translate (7.53709722222222cm 1.37583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0.00628318530717959) rotate (0.00628318530717959) translate (7.53709722222222cm 1.65276388888889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skewX (-0.00628318530717959) rotate (0.00628318530717959) translate (7.53709722222222cm 1.92793055555556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translate (7.540625cm 2.21544444444444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125663706143592) translate (7.53709722222222cm 2.492375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83cm" svg:height="0.279cm" draw:transform="skewX (-0.00628318530717959) rotate (0.00628318530717959) translate (7.81226388888889cm -0.0370416666666667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125663706143592) translate (7.82108333333333cm 0.243416666666667cm)"><text:p/><draw:enhanced-geometry svg:viewBox="0 0 21600 21600" draw:type="rectangle" draw:enhanced-path="M 0 0 L 21600 0 21600 21600 0 21600 0 0 Z N"/></draw:custom-shape><draw:custom-shape draw:style-name="gr32" draw:text-style-name="P139" svg:width="0.285cm" svg:height="0.281cm" draw:transform="skewX (-0.0125663706143592) translate (7.81226388888889cm 0.527402777777778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rotate (0.00628318530717959) translate (7.82108333333333cm 0.813152777777778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7.821cm" svg:y="1.09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0.00628318530717958) rotate (0.00628318530717959) translate (7.82108333333333cm 1.37583333333333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draw:transform="rotate (0.00628318530717959) translate (7.82108333333333cm 1.65276388888889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skewX (-0.00628318530717959) rotate (0.00628318530717959) translate (7.82108333333333cm 1.92793055555556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svg:x="7.821cm" svg:y="2.215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-0.0125663706143592) translate (7.82108333333333cm 2.492375cm)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79cm" svg:height="0.279cm" draw:transform="skewX (0.00628318530717959) rotate (0.00628318530717958) translate (8.09801388888889cm -0.0370416666666667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-0.00628318530717959) translate (8.09801388888889cm 0.243416666666667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svg:x="8.098cm" svg:y="0.527cm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0.00628318530717959) rotate (0.00628318530717958) translate (8.09801388888889cm 0.813152777777778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translate (8.09801388888889cm 1.09008333333333cm)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draw:transform="skewX (0.0125663706143592) rotate (0.00628318530717959) translate (8.10506944444444cm 1.37583333333333cm)"><text:p/><draw:enhanced-geometry svg:viewBox="0 0 21600 21600" draw:type="rectangle" draw:enhanced-path="M 0 0 L 21600 0 21600 21600 0 21600 0 0 Z N"/></draw:custom-shape><draw:custom-shape draw:style-name="gr32" draw:text-style-name="P139" svg:width="0.281cm" svg:height="0.281cm" draw:transform="skewX (0.00628318530717959) rotate (0.00628318530717959) translate (8.10506944444444cm 1.65276388888889cm)"><text:p/><draw:enhanced-geometry svg:viewBox="0 0 21600 21600" draw:type="rectangle" draw:enhanced-path="M 0 0 L 21600 0 21600 21600 0 21600 0 0 Z N"/></draw:custom-shape><draw:custom-shape draw:style-name="gr31" draw:text-style-name="P139" svg:width="0.281cm" svg:height="0.285cm" draw:transform="skewX (0.00628318530717959) rotate (0.00628318530717959) translate (8.10506944444444cm 1.92793055555556cm)"><text:p/><draw:enhanced-geometry svg:viewBox="0 0 21600 21600" draw:type="rectangle" draw:enhanced-path="M 0 0 L 21600 0 21600 21600 0 21600 0 0 Z N"/></draw:custom-shape><draw:custom-shape draw:style-name="gr32" draw:text-style-name="P139" svg:width="0.283cm" svg:height="0.281cm" svg:x="8.105cm" svg:y="2.215cm"><text:p/><draw:enhanced-geometry svg:viewBox="0 0 21600 21600" draw:type="rectangle" draw:enhanced-path="M 0 0 L 21600 0 21600 21600 0 21600 0 0 Z N"/></draw:custom-shape><draw:custom-shape draw:style-name="gr33" draw:text-style-name="P139" svg:width="0.281cm" svg:height="0.283cm" svg:x="8.105cm" svg:y="2.492cm"><text:p/><draw:enhanced-geometry svg:viewBox="0 0 21600 21600" draw:type="rectangle" draw:enhanced-path="M 0 0 L 21600 0 21600 21600 0 21600 0 0 Z N"/></draw:custom-shape></draw:g><draw:g draw:style-name="gr20"><draw:custom-shape draw:style-name="gr30" draw:text-style-name="P139" svg:width="0.279cm" svg:height="0.279cm" draw:transform="skewX (0.0127409035395586) rotate (0.00628318530717958) translate (8.38023611111111cm -0.0370416666666667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8.38cm" svg:y="0.243cm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svg:x="8.38cm" svg:y="0.527cm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0.0123918376891597) rotate (0.00628318530717958) translate (8.38023611111111cm 0.813152777777778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125663706143592) translate (8.38023611111111cm 1.09008333333333cm)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draw:transform="skewX (0.00628318530717959) rotate (0.00628318530717958) translate (8.38023611111111cm 1.37583333333333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draw:transform="skewX (0.00628318530717959) rotate (0.00628318530717958) translate (8.38023611111111cm 1.65276388888889cm)"><text:p/><draw:enhanced-geometry svg:viewBox="0 0 21600 21600" draw:type="rectangle" draw:enhanced-path="M 0 0 L 21600 0 21600 21600 0 21600 0 0 Z N"/></draw:custom-shape><draw:custom-shape draw:style-name="gr31" draw:text-style-name="P139" svg:width="0.279cm" svg:height="0.285cm" draw:transform="skewX (0.00628318530717959) rotate (0.00628318530717958) translate (8.38905555555555cm 1.92793055555556cm)"><text:p/><draw:enhanced-geometry svg:viewBox="0 0 21600 21600" draw:type="rectangle" draw:enhanced-path="M 0 0 L 21600 0 21600 21600 0 21600 0 0 Z N"/></draw:custom-shape><draw:custom-shape draw:style-name="gr32" draw:text-style-name="P139" svg:width="0.279cm" svg:height="0.281cm" svg:x="8.389cm" svg:y="2.215cm"><text:p/><draw:enhanced-geometry svg:viewBox="0 0 21600 21600" draw:type="rectangle" draw:enhanced-path="M 0 0 L 21600 0 21600 21600 0 21600 0 0 Z N"/></draw:custom-shape><draw:custom-shape draw:style-name="gr33" draw:text-style-name="P139" svg:width="0.279cm" svg:height="0.283cm" svg:x="8.389cm" svg:y="2.492cm"><text:p/><draw:enhanced-geometry svg:viewBox="0 0 21600 21600" draw:type="rectangle" draw:enhanced-path="M 0 0 L 21600 0 21600 21600 0 21600 0 0 Z N"/></draw:custom-shape></draw:g></draw:g></draw:g></draw:g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/></text:h>
      <text:h text:style-name="_5f_Paragraphe" text:outline-level="1"><text:span text:style-name="_5f_Caractères"><text:span text:style-name="T194"/></text:span></text:h>
      <text:h text:style-name="P103" text:outline-level="1"/>
      <text:list xml:id="list195544544429213" text:continue-numbering="true" text:style-name="_5f_Numérotation_20_des_20_exercices">
        <text:list-item>
          <text:list>
            <text:list-item>
              <text:p text:style-name="P123"><text:span text:style-name="_5f_Caractères">2,74 = </text:span><text:span text:style-name="_5f_Caractères"><draw:frame draw:style-name="fr6" draw:name="Object8" text:anchor-type="as-char" svg:y="-0.534cm" svg:width="0.94cm" svg:height="0.87cm" draw:z-index="217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</text:list-item>
          </text:list>
        </text:list-item>
        <text:list-item>
          <text:h text:style-name="_5f_Titre_5f_Exercices_5f_sans_5f_Titre" text:outline-level="1"><text:span text:style-name="_5f_Caractères">Entoure les expressions égales à 7,34.</text:span></text:h>
        </text:list-item>
      </text:list>
      <text:h text:style-name="_5f_Paragraphe" text:outline-level="1"><text:span text:style-name="_5f_Caractères"><draw:frame draw:style-name="fr6" draw:name="Object54" text:anchor-type="as-char" svg:y="-0.534cm" svg:width="0.94cm" svg:height="0.87cm" draw:z-index="17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_5f_Caractères"><text:tab/><text:tab/>7+</text:span><text:span text:style-name="_5f_Caractères"><draw:frame draw:style-name="fr5" draw:name="Object55" text:anchor-type="as-char" svg:y="-0.534cm" svg:width="0.716cm" svg:height="0.87cm" draw:z-index="177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_5f_Caractères"><text:tab/><text:tab/></text:span><text:span text:style-name="_5f_Caractères_5f_correction">7+</text:span><text:span text:style-name="_5f_Caractères"><draw:frame draw:style-name="fr6" draw:name="Object56" text:anchor-type="as-char" svg:y="-0.534cm" svg:width="0.94cm" svg:height="0.87cm" draw:z-index="178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_5f_Caractères"> <text:tab/></text:span><text:span text:style-name="_5f_Caractères"><draw:frame draw:style-name="fr5" draw:name="Object57" text:anchor-type="as-char" svg:y="-0.534cm" svg:width="1.268cm" svg:height="0.87cm" draw:z-index="180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h>
      <text:h text:style-name="_5f_Paragraphe" text:outline-level="1"><text:span text:style-name="_5f_Caractères"><text:tab/></text:span><text:span text:style-name="_5f_Caractères_5f_correction">7 + </text:span><text:span text:style-name="_5f_Caractères_5f_correction"><draw:frame draw:style-name="fr6" draw:name="Object58" text:anchor-type="as-char" svg:y="-0.534cm" svg:width="0.716cm" svg:height="0.87cm" draw:z-index="24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_5f_Caractères_5f_correction"><text:s/>+ </text:span><text:span text:style-name="_5f_Caractères_5f_correction"><draw:frame draw:style-name="fr6" draw:name="Object59" text:anchor-type="as-char" svg:y="-0.534cm" svg:width="0.94cm" svg:height="0.87cm" draw:z-index="25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_5f_Caractères"><text:tab/><text:tab/>73 + </text:span><text:span text:style-name="_5f_Caractères"><draw:frame draw:style-name="fr8" draw:name="Object60" text:anchor-type="as-char" svg:y="-0.534cm" svg:width="0.94cm" svg:height="0.87cm" draw:z-index="2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h>
      <text:list xml:id="list195544342555922" text:continue-numbering="true" text:style-name="_5f_Numérotation_20_des_20_exercices">
        <text:list-item>
          <text:h text:style-name="_5f_Titre_5f_Exercices_5f_sans_5f_Titre" text:outline-level="1"><text:span text:style-name="_5f_Caractères">Complète le tableau suivant en prenant mo­dèle sur la première ligne.</text:span>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h text:style-name="_5f_Tableau_5f_Centré_5f_Gras" text:outline-level="1"><text:span text:style-name="_5f_Caractères"/></text:h>
          </table:table-cell>
          <table:table-cell table:style-name="Table1.B1" office:value-type="string">
            <text:h text:style-name="_5f_Tableau_5f_Centré_5f_Gras" text:outline-level="1"><text:span text:style-name="_5f_Caractères">2,54</text:span></text:h>
          </table:table-cell>
          <table:table-cell table:style-name="Table1.B1" office:value-type="string">
            <text:h text:style-name="_5f_Tableau_5f_Centré_5f_Gras" text:outline-level="1"><text:span text:style-name="_5f_Caractères">2 +</text:span><text:span text:style-name="_5f_Caractères"><draw:frame draw:style-name="fr7" draw:name="Object61" text:anchor-type="as-char" svg:y="-0.482cm" svg:width="0.923cm" svg:height="0.781cm" draw:z-index="29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h>
          </table:table-cell>
          <table:table-cell table:style-name="Table1.D1" office:value-type="string">
            <text:h text:style-name="_5f_Tableau_5f_Centré_5f_Gras" text:outline-level="1"><text:span text:style-name="_5f_Caractères">2+ </text:span><text:span text:style-name="_5f_Caractères"><draw:frame draw:style-name="fr5" draw:name="Object64" text:anchor-type="as-char" svg:y="-0.534cm" svg:width="0.76cm" svg:height="0.87cm" draw:z-index="30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_5f_Caractères">+ </text:span><text:span text:style-name="_5f_Caractères"><draw:frame draw:style-name="fr5" draw:name="Object65" text:anchor-type="as-char" svg:y="-0.534cm" svg:width="1.004cm" svg:height="0.87cm" draw:z-index="31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h>
          </table:table-cell>
        </table:table-row>
        <table:table-row table:style-name="TableLine3024742163632">
          <table:table-cell table:style-name="Table1.A1" office:value-type="string">
            <text:h text:style-name="_5f_Tableau_5f_Centré_5f_Gras" text:outline-level="1"><text:span text:style-name="_5f_Caractères"/></text:h>
          </table:table-cell>
          <table:table-cell table:style-name="Table1.B6" office:value-type="string">
            <text:h text:style-name="_5f_Tableau_5f_Centré" text:outline-level="1"><text:span text:style-name="_5f_Caractères">12,3</text:span></text:h>
          </table:table-cell>
          <table:table-cell table:style-name="Table1.C6" office:value-type="string">
            <text:h text:style-name="P102" text:outline-level="1"><text:span text:style-name="_5f_Caractères_5f_correction"><text:span text:style-name="T183">12</text:span></text:span><text:span text:style-name="_5f_Caractères_5f_correction"> + </text:span><text:span text:style-name="_5f_pointillés_20_gris"><draw:frame draw:style-name="fr6" draw:name="Object9" text:anchor-type="as-char" svg:y="-0.534cm" svg:width="0.94cm" svg:height="0.87cm" draw:z-index="140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h>
          </table:table-cell>
          <table:table-cell table:style-name="Table1.D6" office:value-type="string">
            <text:h text:style-name="P102" text:outline-level="1"><text:span text:style-name="_5f_Caractères_5f_correction"><text:span text:style-name="T183">12</text:span></text:span><text:span text:style-name="_5f_Caractères_5f_correction"> + </text:span><text:span text:style-name="_5f_pointillés_20_gris"><draw:frame draw:style-name="fr6" draw:name="Object10" text:anchor-type="as-char" svg:y="-0.534cm" svg:width="0.716cm" svg:height="0.87cm" draw:z-index="163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h>
          </table:table-cell>
        </table:table-row>
        <table:table-row table:style-name="TableLine3024742162272">
          <table:table-cell table:style-name="Table1.A1" office:value-type="string">
            <text:h text:style-name="_5f_Tableau_5f_Centré_5f_Gras" text:outline-level="1"><text:span text:style-name="_5f_Caractères"/></text:h>
          </table:table-cell>
          <table:table-cell table:style-name="Table1.B6" office:value-type="string">
            <text:h text:style-name="P106" text:outline-level="1"><text:span text:style-name="_5f_Caractères_5f_correction"><text:span text:style-name="T182">4,32</text:span></text:span></text:h>
          </table:table-cell>
          <table:table-cell table:style-name="Table1.C6" office:value-type="string">
            <text:h text:style-name="_5f_Tableau_5f_Centré" text:outline-level="1"><text:span text:style-name="_5f_Caractères">4 + </text:span><text:span text:style-name="_5f_Caractères"><draw:frame draw:style-name="fr5" draw:name="Object62" text:anchor-type="as-char" svg:y="-0.534cm" svg:width="0.94cm" svg:height="0.87cm" draw:z-index="32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h>
          </table:table-cell>
          <table:table-cell table:style-name="Table1.D6" office:value-type="string">
            <text:h text:style-name="P102" text:outline-level="1"><text:span text:style-name="_5f_Caractères_5f_correction"><text:span text:style-name="T182">4</text:span></text:span><text:span text:style-name="_5f_Caractères_5f_correction"> + </text:span><text:span text:style-name="_5f_pointillés_20_gris"><draw:frame draw:style-name="fr6" draw:name="Object11" text:anchor-type="as-char" svg:y="-0.534cm" svg:width="0.716cm" svg:height="0.87cm" draw:z-index="133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_5f_Caractères_5f_correction"><text:s/>+ </text:span><text:span text:style-name="_5f_pointillés_20_gris"><draw:frame draw:style-name="fr6" draw:name="Object12" text:anchor-type="as-char" svg:y="-0.534cm" svg:width="0.94cm" svg:height="0.87cm" draw:z-index="145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h>
          </table:table-cell>
        </table:table-row>
        <table:table-row table:style-name="TableLine3024742148128">
          <table:table-cell table:style-name="Table1.A1" office:value-type="string">
            <text:h text:style-name="_5f_Tableau_5f_Centré_5f_Gras" text:outline-level="1"><text:span text:style-name="_5f_Caractères"/></text:h>
          </table:table-cell>
          <table:table-cell table:style-name="Table1.B6" office:value-type="string">
            <text:h text:style-name="_5f_Tableau_5f_Centré" text:outline-level="1"><text:span text:style-name="_5f_Caractères_5f_correction">12,24</text:span></text:h>
          </table:table-cell>
          <table:table-cell table:style-name="Table1.C6" office:value-type="string">
            <text:h text:style-name="P102" text:outline-level="1"><text:span text:style-name="_5f_Caractères_5f_correction"><text:span text:style-name="T183">12</text:span></text:span><text:span text:style-name="_5f_Caractères_5f_correction"> + </text:span><text:span text:style-name="_5f_pointillés_20_gris"><draw:frame draw:style-name="fr6" draw:name="Object13" text:anchor-type="as-char" svg:y="-0.534cm" svg:width="0.94cm" svg:height="0.87cm" draw:z-index="146"><draw:object xlink:href="./Object 39" xlink:type="simple" xlink:show="embed" xlink:actuate="onLoad"/><draw:image xlink:href="./ObjectReplacements/Object 39" xlink:type="simple" xlink:show="embed" xlink:actuate="onLoad"/><svg:desc>formula</svg:desc></draw:frame></text:span></text:h>
          </table:table-cell>
          <table:table-cell table:style-name="Table1.D6" office:value-type="string">
            <text:h text:style-name="_5f_Tableau_5f_Centré" text:outline-level="1"><text:span text:style-name="_5f_Caractères">12 + </text:span><text:span text:style-name="_5f_Caractères"><draw:frame draw:style-name="fr5" draw:name="Object63" text:anchor-type="as-char" svg:y="-0.534cm" svg:width="0.716cm" svg:height="0.87cm" draw:z-index="33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_5f_Caractères">+ </text:span><text:span text:style-name="_5f_Caractères"><draw:frame draw:style-name="fr5" draw:name="Object66" text:anchor-type="as-char" svg:y="-0.534cm" svg:width="0.94cm" svg:height="0.87cm" draw:z-index="34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h>
          </table:table-cell>
        </table:table-row>
        <table:table-row table:style-name="TableLine3024742149216">
          <table:table-cell table:style-name="Table1.A1" office:value-type="string">
            <text:h text:style-name="_5f_Tableau_5f_Centré_5f_Gras" text:outline-level="1"><text:span text:style-name="_5f_Caractères"/></text:h>
          </table:table-cell>
          <table:table-cell table:style-name="Table1.B6" office:value-type="string">
            <text:h text:style-name="_5f_Tableau_5f_Centré" text:outline-level="1"><text:span text:style-name="_5f_Caractères">0,72</text:span></text:h>
          </table:table-cell>
          <table:table-cell table:style-name="Table1.C6" office:value-type="string">
            <text:h text:style-name="_5f_Tableau_5f_Centré" text:outline-level="1"><text:span text:style-name="_5f_pointillés_20_gris"><draw:frame draw:style-name="fr6" draw:name="Object14" text:anchor-type="as-char" svg:y="-0.534cm" svg:width="0.94cm" svg:height="0.87cm" draw:z-index="117"><draw:object xlink:href="./Object 40" xlink:type="simple" xlink:show="embed" xlink:actuate="onLoad"/><draw:image xlink:href="./ObjectReplacements/Object 40" xlink:type="simple" xlink:show="embed" xlink:actuate="onLoad"/><svg:desc>formula</svg:desc></draw:frame></text:span></text:h>
          </table:table-cell>
          <table:table-cell table:style-name="Table1.D6" office:value-type="string">
            <text:h text:style-name="P102" text:outline-level="1"><text:span text:style-name="_5f_pointillés_20_gris"><draw:frame draw:style-name="fr6" draw:name="Object16" text:anchor-type="as-char" svg:y="-0.534cm" svg:width="0.716cm" svg:height="0.87cm" draw:z-index="118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_5f_Caractères_5f_correction"><text:s/>+ </text:span><text:span text:style-name="_5f_pointillés_20_gris"><draw:frame draw:style-name="fr6" draw:name="Object17" text:anchor-type="as-char" svg:y="-0.534cm" svg:width="0.94cm" svg:height="0.87cm" draw:z-index="119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h>
          </table:table-cell>
        </table:table-row>
        <table:table-row table:style-name="TableLine3024742158736">
          <table:table-cell table:style-name="Table1.A1" office:value-type="string">
            <text:h text:style-name="_5f_Tableau_5f_Centré_5f_Gras" text:outline-level="1"><text:span text:style-name="_5f_Caractères"/></text:h>
          </table:table-cell>
          <table:table-cell table:style-name="Table1.B6" office:value-type="string">
            <text:h text:style-name="P105" text:outline-level="1"><text:span text:style-name="_5f_Caractères_5f_correction"><text:span text:style-name="T183">7</text:span></text:span><text:span text:style-name="_5f_Caractères_5f_correction">,</text:span><text:span text:style-name="_5f_Caractères_5f_correction"><text:span text:style-name="T183">082</text:span></text:span></text:h>
          </table:table-cell>
          <table:table-cell table:style-name="Table1.C6" office:value-type="string">
            <text:h text:style-name="P102" text:outline-level="1"><text:span text:style-name="_5f_Caractères_5f_correction"><text:span text:style-name="T183">7</text:span></text:span><text:span text:style-name="_5f_Caractères_5f_correction"> + </text:span><text:span text:style-name="_5f_pointillés_20_gris"><draw:frame draw:style-name="fr6" draw:name="Object18" text:anchor-type="as-char" svg:y="-0.534cm" svg:width="1.268cm" svg:height="0.87cm" draw:z-index="120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h>
          </table:table-cell>
          <table:table-cell table:style-name="Table1.D6" office:value-type="string">
            <text:h text:style-name="_5f_Tableau_5f_Centré" text:outline-level="1"><text:span text:style-name="_5f_Caractères">7 + </text:span><text:span text:style-name="_5f_Caractères"><draw:frame draw:style-name="fr5" draw:name="Object67" text:anchor-type="as-char" svg:y="-0.534cm" svg:width="0.94cm" svg:height="0.87cm" draw:z-index="3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_5f_Caractères">+ </text:span><text:span text:style-name="_5f_Caractères"><draw:frame draw:style-name="fr5" draw:name="Object68" text:anchor-type="as-char" svg:y="-0.534cm" svg:width="1.268cm" svg:height="0.87cm" draw:z-index="36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h>
          </table:table-cell>
        </table:table-row>
      </table:table>
      <text:list xml:id="list195545762097987" text:continue-numbering="true" text:style-name="_5f_Numérotation_20_des_20_exercices">
        <text:list-item>
          <text:h text:style-name="_5f_Titre_5f_Exercices_5f_sans_5f_Titre" text:outline-level="1"><text:span text:style-name="_5f_Caractères">Complète le tableau suivant :</text:span></text:h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table:number-rows-spanned="2" office:value-type="string">
            <text:h text:style-name="_5f_Tableau_5f_Centré_5f_Gras" text:outline-level="1">Frac­tion déci­male</text:h>
          </table:table-cell>
          <table:table-cell table:style-name="Table2.B1" table:number-columns-spanned="5" office:value-type="string">
            <text:h text:style-name="_5f_Tableau_5f_Centré_5f_Gras" text:outline-level="1">Chiffre des </text:h>
          </table:table-cell>
          <table:covered-table-cell/>
          <table:covered-table-cell/>
          <table:covered-table-cell/>
          <table:covered-table-cell/>
          <table:table-cell table:style-name="Table2.G1" table:number-rows-spanned="2" office:value-type="string">
            <text:h text:style-name="_5f_Tableau_5f_Centré_5f_Gras" text:outline-level="1">Nombre dé­cimal</text:h>
          </table:table-cell>
        </table:table-row>
        <table:table-row table:style-name="Table2.1">
          <table:covered-table-cell/>
          <table:table-cell table:style-name="Table2.B2" office:value-type="string">
            <text:h text:style-name="_5f_Tableau_5f_Centré" text:outline-level="1">dizai-nes</text:h>
          </table:table-cell>
          <table:table-cell table:style-name="Table2.B2" office:value-type="string">
            <text:h text:style-name="_5f_Tableau_5f_Centré" text:outline-level="1">uni-tés</text:h>
          </table:table-cell>
          <table:table-cell table:style-name="Table2.B2" office:value-type="string">
            <text:h text:style-name="_5f_Tableau_5f_Centré" text:outline-level="1">dixièmes</text:h>
          </table:table-cell>
          <table:table-cell table:style-name="Table2.B2" office:value-type="string">
            <text:h text:style-name="_5f_Tableau_5f_Centré" text:outline-level="1">centi-èmes</text:h>
          </table:table-cell>
          <table:table-cell table:style-name="Table2.B2" office:value-type="string">
            <text:h text:style-name="_5f_Tableau_5f_Centré" text:outline-level="1">mil­lièmes</text:h>
          </table:table-cell>
          <table:covered-table-cell/>
        </table:table-row>
        <table:table-row table:style-name="Table2.1">
          <table:table-cell table:style-name="Table2.A7" office:value-type="string">
            <text:h text:style-name="_5f_Tableau_5f_Centré_5f_Gras" text:outline-level="1"><draw:frame draw:style-name="fr5" draw:name="Object69" text:anchor-type="as-char" svg:y="-0.534cm" svg:width="0.716cm" svg:height="0.87cm" draw:z-index="37"><draw:object xlink:href="./Object 22" xlink:type="simple" xlink:show="embed" xlink:actuate="onLoad"/><draw:image xlink:href="./ObjectReplacements/Object 22" xlink:type="simple" xlink:show="embed" xlink:actuate="onLoad"/><svg:desc>formula</svg:desc></draw:frame></text:h>
          </table:table-cell>
          <table:table-cell table:style-name="Table2.B7" office:value-type="string">
            <text:h text:style-name="P108" text:outline-level="1"><text:span text:style-name="_5f_Caractères_5f_correction"><text:span text:style-name="T185">0</text:span></text:span></text:h>
          </table:table-cell>
          <table:table-cell table:style-name="Table2.C7" office:value-type="string">
            <text:h text:style-name="P108" text:outline-level="1"><text:span text:style-name="_5f_Caractères_5f_correction"><text:span text:style-name="T185">1</text:span></text:span></text:h>
          </table:table-cell>
          <table:table-cell table:style-name="Table2.D7" office:value-type="string">
            <text:h text:style-name="P108" text:outline-level="1"><text:span text:style-name="_5f_Caractères_5f_correction"><text:span text:style-name="T185">6</text:span></text:span></text:h>
          </table:table-cell>
          <table:table-cell table:style-name="Table2.E7" office:value-type="string">
            <text:h text:style-name="P108" text:outline-level="1"><text:span text:style-name="_5f_Caractères_5f_correction"><text:span text:style-name="T185">0</text:span></text:span></text:h>
          </table:table-cell>
          <table:table-cell table:style-name="Table2.F7" office:value-type="string">
            <text:h text:style-name="P108" text:outline-level="1"><text:span text:style-name="_5f_Caractères_5f_correction"><text:span text:style-name="T185">0</text:span></text:span></text:h>
          </table:table-cell>
          <table:table-cell table:style-name="Table2.G7" office:value-type="string">
            <text:h text:style-name="P107" text:outline-level="1"><text:span text:style-name="_5f_Caractères_5f_correction"><text:span text:style-name="T185">1,6</text:span></text:span></text:h>
          </table:table-cell>
        </table:table-row>
        <table:table-row table:style-name="Table2.1">
          <table:table-cell table:style-name="Table2.A7" office:value-type="string">
            <text:h text:style-name="_5f_Tableau_5f_Centré_5f_Gras" text:outline-level="1"><draw:frame draw:style-name="fr5" draw:name="Object70" text:anchor-type="as-char" svg:y="-0.534cm" svg:width="0.94cm" svg:height="0.87cm" draw:z-index="38"><draw:object xlink:href="./Object 23" xlink:type="simple" xlink:show="embed" xlink:actuate="onLoad"/><draw:image xlink:href="./ObjectReplacements/Object 23" xlink:type="simple" xlink:show="embed" xlink:actuate="onLoad"/><svg:desc>formula</svg:desc></draw:frame></text:h>
          </table:table-cell>
          <table:table-cell table:style-name="Table2.B7" office:value-type="string">
            <text:h text:style-name="P108" text:outline-level="1"><text:span text:style-name="_5f_Caractères_5f_correction"><text:span text:style-name="T185">0</text:span></text:span></text:h>
          </table:table-cell>
          <table:table-cell table:style-name="Table2.C7" office:value-type="string">
            <text:h text:style-name="P108" text:outline-level="1"><text:span text:style-name="_5f_Caractères_5f_correction"><text:span text:style-name="T185">0</text:span></text:span></text:h>
          </table:table-cell>
          <table:table-cell table:style-name="Table2.D7" office:value-type="string">
            <text:h text:style-name="P108" text:outline-level="1"><text:span text:style-name="_5f_Caractères_5f_correction"><text:span text:style-name="T185">9</text:span></text:span></text:h>
          </table:table-cell>
          <table:table-cell table:style-name="Table2.E7" office:value-type="string">
            <text:h text:style-name="P108" text:outline-level="1"><text:span text:style-name="_5f_Caractères_5f_correction"><text:span text:style-name="T185">5</text:span></text:span></text:h>
          </table:table-cell>
          <table:table-cell table:style-name="Table2.F7" office:value-type="string">
            <text:h text:style-name="P108" text:outline-level="1"><text:span text:style-name="_5f_Caractères_5f_correction"><text:span text:style-name="T185">0</text:span></text:span></text:h>
          </table:table-cell>
          <table:table-cell table:style-name="Table2.G7" office:value-type="string">
            <text:h text:style-name="P108" text:outline-level="1"><text:span text:style-name="_5f_Caractères_5f_correction"><text:span text:style-name="T185">0,95</text:span></text:span></text:h>
          </table:table-cell>
        </table:table-row>
        <table:table-row table:style-name="Table2.1">
          <table:table-cell table:style-name="Table2.A7" office:value-type="string">
            <text:h text:style-name="_5f_Tableau_5f_Centré_5f_Gras" text:outline-level="1"><text:span text:style-name="_5f_pointillés_20_gris"><draw:frame draw:style-name="fr6" draw:name="Object1" text:anchor-type="as-char" svg:y="-0.534cm" svg:width="0.94cm" svg:height="0.87cm" draw:z-index="86"><draw:object xlink:href="./Object 32" xlink:type="simple" xlink:show="embed" xlink:actuate="onLoad"/><draw:image xlink:href="./ObjectReplacements/Object 32" xlink:type="simple" xlink:show="embed" xlink:actuate="onLoad"/><svg:desc>formula</svg:desc></draw:frame></text:span></text:h>
          </table:table-cell>
          <table:table-cell table:style-name="Table2.B7" office:value-type="string">
            <text:h text:style-name="P108" text:outline-level="1"><text:span text:style-name="_5f_Caractères_5f_correction"><text:span text:style-name="T185">3</text:span></text:span></text:h>
          </table:table-cell>
          <table:table-cell table:style-name="Table2.C7" office:value-type="string">
            <text:h text:style-name="P108" text:outline-level="1"><text:span text:style-name="_5f_Caractères_5f_correction"><text:span text:style-name="T185">6</text:span></text:span></text:h>
          </table:table-cell>
          <table:table-cell table:style-name="Table2.D7" office:value-type="string">
            <text:h text:style-name="P108" text:outline-level="1"><text:span text:style-name="_5f_Caractères_5f_correction"><text:span text:style-name="T185">4</text:span></text:span></text:h>
          </table:table-cell>
          <table:table-cell table:style-name="Table2.E7" office:value-type="string">
            <text:h text:style-name="P108" text:outline-level="1"><text:span text:style-name="_5f_Caractères_5f_correction"><text:span text:style-name="T185">0</text:span></text:span></text:h>
          </table:table-cell>
          <table:table-cell table:style-name="Table2.F7" office:value-type="string">
            <text:h text:style-name="P108" text:outline-level="1"><text:span text:style-name="_5f_Caractères_5f_correction"><text:span text:style-name="T185">0</text:span></text:span></text:h>
          </table:table-cell>
          <table:table-cell table:style-name="Table2.G7" office:value-type="string">
            <text:h text:style-name="_5f_Tableau_5f_Centré" text:outline-level="1">36,4</text:h>
          </table:table-cell>
        </table:table-row>
        <table:table-row table:style-name="Table2.1">
          <table:table-cell table:style-name="Table2.A7" office:value-type="string">
            <text:h text:style-name="_5f_Tableau_5f_Centré_5f_Gras" text:outline-level="1"><text:span text:style-name="_5f_pointillés_20_gris"><draw:frame draw:style-name="fr6" draw:name="Object2" text:anchor-type="as-char" svg:y="-0.534cm" svg:width="1.268cm" svg:height="0.87cm" draw:z-index="87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h>
          </table:table-cell>
          <table:table-cell table:style-name="Table2.B7" office:value-type="string">
            <text:h text:style-name="P108" text:outline-level="1"><text:span text:style-name="_5f_Caractères_5f_correction"><text:span text:style-name="T185">0</text:span></text:span></text:h>
          </table:table-cell>
          <table:table-cell table:style-name="Table2.C7" office:value-type="string">
            <text:h text:style-name="P108" text:outline-level="1"><text:span text:style-name="_5f_Caractères_5f_correction"><text:span text:style-name="T185">8</text:span></text:span></text:h>
          </table:table-cell>
          <table:table-cell table:style-name="Table2.D7" office:value-type="string">
            <text:h text:style-name="P107" text:outline-level="1"><text:span text:style-name="_5f_Caractères_5f_correction">2</text:span></text:h>
          </table:table-cell>
          <table:table-cell table:style-name="Table2.E7" office:value-type="string">
            <text:h text:style-name="P108" text:outline-level="1"><text:span text:style-name="_5f_Caractères_5f_correction"><text:span text:style-name="T185">6</text:span></text:span></text:h>
          </table:table-cell>
          <table:table-cell table:style-name="Table2.F7" office:value-type="string">
            <text:h text:style-name="P108" text:outline-level="1"><text:span text:style-name="_5f_Caractères_5f_correction"><text:span text:style-name="T185">1</text:span></text:span></text:h>
          </table:table-cell>
          <table:table-cell table:style-name="Table2.G7" office:value-type="string">
            <text:h text:style-name="_5f_Tableau_5f_Centré" text:outline-level="1">8,261</text:h>
          </table:table-cell>
        </table:table-row>
        <table:table-row table:style-name="Table2.1">
          <table:table-cell table:style-name="Table2.A7" office:value-type="string">
            <text:h text:style-name="_5f_Tableau_5f_Centré_5f_Gras" text:outline-level="1"><text:span text:style-name="_5f_pointillés_20_gris"><draw:frame draw:style-name="fr6" draw:name="Object3" text:anchor-type="as-char" svg:y="-0.534cm" svg:width="1.268cm" svg:height="0.87cm" draw:z-index="88"><draw:object xlink:href="./Object 34" xlink:type="simple" xlink:show="embed" xlink:actuate="onLoad"/><draw:image xlink:href="./ObjectReplacements/Object 34" xlink:type="simple" xlink:show="embed" xlink:actuate="onLoad"/><svg:desc>formula</svg:desc></draw:frame></text:span></text:h>
          </table:table-cell>
          <table:table-cell table:style-name="Table2.B7" office:value-type="string">
            <text:h text:style-name="P108" text:outline-level="1"><text:span text:style-name="_5f_Caractères_5f_correction"><text:span text:style-name="T185">1</text:span></text:span></text:h>
          </table:table-cell>
          <table:table-cell table:style-name="Table2.C7" office:value-type="string">
            <text:h text:style-name="P108" text:outline-level="1"><text:span text:style-name="_5f_Caractères_5f_correction"><text:span text:style-name="T185">7</text:span></text:span></text:h>
          </table:table-cell>
          <table:table-cell table:style-name="Table2.D7" office:value-type="string">
            <text:h text:style-name="P108" text:outline-level="1"><text:span text:style-name="_5f_Caractères_5f_correction"><text:span text:style-name="T185">0</text:span></text:span></text:h>
          </table:table-cell>
          <table:table-cell table:style-name="Table2.E7" office:value-type="string">
            <text:h text:style-name="P108" text:outline-level="1"><text:span text:style-name="_5f_Caractères_5f_correction"><text:span text:style-name="T185">5</text:span></text:span></text:h>
          </table:table-cell>
          <table:table-cell table:style-name="Table2.F7" office:value-type="string">
            <text:h text:style-name="P108" text:outline-level="1"><text:span text:style-name="_5f_Caractères_5f_correction"><text:span text:style-name="T185">0</text:span></text:span></text:h>
          </table:table-cell>
          <table:table-cell table:style-name="Table2.G7" office:value-type="string">
            <text:h text:style-name="_5f_Tableau_5f_Centré" text:outline-level="1">17,05</text:h>
          </table:table-cell>
        </table:table-row>
      </table:table>
      <text:h text:style-name="P124" text:outline-level="1"><text:span text:style-name="_5f_Caractères"/></text:h>
      <text:h text:style-name="P124" text:outline-level="1"><text:span text:style-name="_5f_Caractères"/></text:h>
      <text:h text:style-name="P124" text:outline-level="1"><text:span text:style-name="_5f_Caractères"/></text:h>
      <text:h text:style-name="P124" text:outline-level="1"><text:span text:style-name="_5f_Caractères"/></text:h>
      <text:h text:style-name="P124" text:outline-level="1"><text:span text:style-name="_5f_Caractères"/></text:h>
      <text:h text:style-name="P124" text:outline-level="1"><text:span text:style-name="_5f_Caractères"/></text:h>
      <text:h text:style-name="P124" text:outline-level="1"><text:span text:style-name="_5f_Caractères"/></text:h>
      <text:h text:style-name="P124" text:outline-level="1"><text:span text:style-name="_5f_Caractères"/></text:h>
      <text:list xml:id="list195544917535824" text:continue-numbering="true" text:style-name="_5f_Numérotation_20_des_20_exercices">
        <text:list-item>
          <text:h text:style-name="_5f_Premier_5f_Titre_5f_Exercices_5f_avec_5f_Num_5f_Exo_5f_sans_5f_Titre" text:outline-level="1"><text:soft-page-break/><text:span text:style-name="_5f_Caractères">Décompose les nombres suivants comme dans l'exemple ci-dessous :</text:span></text:h>
        </text:list-item>
      </text:list>
      <text:h text:style-name="_5f_Paragraphe_5f_Exemple_5f_avec_5f_Titre" text:outline-level="1"><text:span text:style-name="_5f_Caractères_5f_gras">Exemple : 4 018,82 =</text:span></text:h>
      <text:h text:style-name="_5f_Paragraphe_5f_Exemple_5f_sans_5f_Titre" text:outline-level="1"><text:span text:style-name="_5f_Caractères">(4 × 1000) + (1 × 10) + 8 + (8 × 0,1) + (2 × 0,01)</text:span></text:h>
      <text:list xml:id="list195545108572540" text:continue-numbering="true" text:style-name="_5f_Numérotation_20_des_20_exercices">
        <text:list-item>
          <text:list>
            <text:list-item>
              <text:p text:style-name="P116"><text:span text:style-name="_5f_Caractères">4 142,782 <text:s/>= </text:span><text:span text:style-name="_5f_Caractères_5f_correction">(4 × 1 000) + (1 × 100) + <text:line-break/>(4 × 10) + 2 + (7 × 0,1) + (8 × 0,01) + <text:line-break/>(2 × 0,001)</text:span></text:p>
            </text:list-item>
            <text:list-item>
              <text:p text:style-name="P117"><text:span text:style-name="_5f_Caractères">0,037 = </text:span><text:span text:style-name="_5f_Caractères_5f_correction"><text:span text:style-name="T186">(</text:span></text:span><text:span text:style-name="_5f_Caractères_5f_correction"><text:span text:style-name="T187">3</text:span></text:span><text:span text:style-name="_5f_Caractères_5f_correction"><text:span text:style-name="T186"> </text:span></text:span><text:span text:style-name="_5f_Caractères_5f_correction"><text:span text:style-name="T150">×</text:span></text:span><text:span text:style-name="_5f_Caractères_5f_correction"><text:span text:style-name="T188"> </text:span></text:span><text:span text:style-name="_5f_Caractères_5f_correction"><text:span text:style-name="T186">0,01) + (</text:span></text:span><text:span text:style-name="_5f_Caractères_5f_correction"><text:span text:style-name="T187">7</text:span></text:span><text:span text:style-name="_5f_Caractères_5f_correction"><text:span text:style-name="T186"> </text:span></text:span><text:span text:style-name="_5f_Caractères_5f_correction"><text:span text:style-name="T150">×</text:span></text:span><text:span text:style-name="_5f_Caractères_5f_correction"><text:span text:style-name="T188"> </text:span></text:span><text:span text:style-name="_5f_Caractères_5f_correction"><text:span text:style-name="T186">0,0</text:span></text:span><text:span text:style-name="_5f_Caractères_5f_correction"><text:span text:style-name="T187">0</text:span></text:span><text:span text:style-name="_5f_Caractères_5f_correction"><text:span text:style-name="T186">1)</text:span></text:span></text:p>
            </text:list-item>
            <text:list-item>
              <text:p text:style-name="P117"><text:span text:style-name="_5f_Caractères">103,0005 = </text:span><text:span text:style-name="_5f_Caractères_5f_correction"><text:span text:style-name="T186">(1 </text:span></text:span><text:span text:style-name="_5f_Caractères_5f_correction"><text:span text:style-name="T150">×</text:span></text:span><text:span text:style-name="_5f_Caractères_5f_correction"><text:span text:style-name="T188"> </text:span></text:span><text:span text:style-name="_5f_Caractères_5f_correction"><text:span text:style-name="T186">10</text:span></text:span><text:span text:style-name="_5f_Caractères_5f_correction"><text:span text:style-name="T187">0</text:span></text:span><text:span text:style-name="_5f_Caractères_5f_correction"><text:span text:style-name="T186">) + </text:span></text:span><text:span text:style-name="_5f_Caractères_5f_correction"><text:span text:style-name="T187">3</text:span></text:span><text:span text:style-name="_5f_Caractères_5f_correction"><text:span text:style-name="T186"> + (</text:span></text:span><text:span text:style-name="_5f_Caractères_5f_correction"><text:span text:style-name="T187">5</text:span></text:span><text:span text:style-name="_5f_Caractères_5f_correction"><text:span text:style-name="T186"> </text:span></text:span><text:span text:style-name="_5f_Caractères_5f_correction"><text:span text:style-name="T150">×</text:span></text:span><text:span text:style-name="_5f_Caractères_5f_correction"><text:span text:style-name="T188"> </text:span></text:span><text:span text:style-name="_5f_Caractères_5f_correction"><text:span text:style-name="T186">0,0</text:span></text:span><text:span text:style-name="_5f_Caractères_5f_correction"><text:span text:style-name="T187">00 </text:span></text:span><text:span text:style-name="_5f_Caractères_5f_correction"><text:span text:style-name="T186">1)</text:span></text:span></text:p>
            </text:list-item>
          </text:list>
        </text:list-item>
        <text:list-item>
          <text:h text:style-name="_5f_Titre_5f_Exercices_5f_sans_5f_Titre" text:outline-level="1"><text:span text:style-name="_5f_Caractères">Écris les nombres suivants sous forme déci­male .</text:span></text:h>
          <text:list>
            <text:list-item>
              <text:p text:style-name="P118"><text:span text:style-name="_5f_Caractères">(3 × 100) + (7 × 10) + 1 + 0,06 = </text:span><text:span text:style-name="_5f_Caractères_5f_correction"><text:span text:style-name="T189">371,06</text:span></text:span></text:p>
            </text:list-item>
            <text:list-item>
              <text:p text:style-name="P118"><text:span text:style-name="_5f_Caractères">0,07 + 0,6 + 0,009 = </text:span><text:span text:style-name="_5f_Caractères_5f_correction"><text:span text:style-name="T189">0,679</text:span></text:span></text:p>
            </text:list-item>
            <text:list-item>
              <text:p text:style-name="P116"><text:span text:style-name="_5f_Caractères">A = (5 × 1) + (4 × 1000) + 0,2 + 0,007 </text:span></text:p>
            </text:list-item>
          </text:list>
        </text:list-item>
      </text:list>
      <text:p text:style-name="P120"><text:span text:style-name="_5f_Caractères"><text:s text:c="4"/>A = </text:span><text:span text:style-name="_5f_Caractères_5f_correction"><text:span text:style-name="T190">4 005,207</text:span></text:span></text:p>
      <text:list xml:id="list195545145621710" text:continue-numbering="true" text:style-name="_5f_Numérotation_20_des_20_exercices">
        <text:list-item>
          <text:h text:style-name="_5f_Titre_5f_Exercices_5f_sans_5f_Titre" text:outline-level="1"><text:span text:style-name="_5f_Caractères">Donne l’écriture décimale des nombres sui­vants :</text:span></text:h>
          <text:list>
            <text:list-item>
              <text:p text:style-name="P122"><text:span text:style-name="_5f_Caractères"><text:s/></text:span><text:span text:style-name="_5f_Caractères"><draw:frame draw:style-name="fr5" draw:name="Object71" text:anchor-type="as-char" svg:y="-0.534cm" svg:width="0.716cm" svg:height="0.87cm" draw:z-index="6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_5f_Caractères">+ </text:span><text:span text:style-name="_5f_Caractères"><draw:frame draw:style-name="fr5" draw:name="Object72" text:anchor-type="as-char" svg:y="-0.534cm" svg:width="1.268cm" svg:height="0.87cm" draw:z-index="6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_5f_Caractères"><text:s/>= </text:span><text:span text:style-name="_5f_Caractères_5f_correction"><text:span text:style-name="T189">0,2 + 0,035 </text:span></text:span><text:span text:style-name="_5f_Caractères_5f_correction"><text:span text:style-name="T191">= </text:span></text:span><text:span text:style-name="_5f_Caractères_5f_correction"><text:span text:style-name="T189">0,235</text:span></text:span></text:p>
            </text:list-item>
            <text:list-item>
              <text:p text:style-name="P122"><text:span text:style-name="_5f_Caractères"><text:s/></text:span><text:span text:style-name="_5f_Caractères"><draw:frame draw:style-name="fr5" draw:name="Object73" text:anchor-type="as-char" svg:y="-0.534cm" svg:width="0.94cm" svg:height="0.87cm" draw:z-index="6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_5f_Caractères">+ </text:span><text:span text:style-name="_5f_Caractères"><draw:frame draw:style-name="fr5" draw:name="Object74" text:anchor-type="as-char" svg:y="-0.534cm" svg:width="0.94cm" svg:height="0.87cm" draw:z-index="63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_5f_Caractères"><text:s/>= </text:span><text:span text:style-name="_5f_Caractères_5f_correction"><text:span text:style-name="T189">0,53 + 98,4 </text:span></text:span><text:span text:style-name="_5f_Caractères_5f_correction"><text:span text:style-name="T191">= </text:span></text:span><text:span text:style-name="_5f_Caractères_5f_correction"><text:span text:style-name="T189"><text:s/>98,93</text:span></text:span></text:p>
            </text:list-item>
            <text:list-item>
              <text:p text:style-name="P122"><text:span text:style-name="_5f_Caractères"><draw:frame draw:style-name="fr5" draw:name="Object75" text:anchor-type="as-char" svg:y="-0.534cm" svg:width="1.268cm" svg:height="0.87cm" draw:z-index="39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Caractères">+ </text:span><text:span text:style-name="_5f_Caractères"><draw:frame draw:style-name="fr5" draw:name="Object76" text:anchor-type="as-char" svg:y="-0.534cm" svg:width="0.716cm" svg:height="0.87cm" draw:z-index="40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_5f_Caractères">+ </text:span><text:span text:style-name="_5f_Caractères"><draw:frame draw:style-name="fr5" draw:name="Object77" text:anchor-type="as-char" svg:y="-0.534cm" svg:width="0.94cm" svg:height="0.87cm" draw:z-index="41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_5f_Caractères"><text:s/>= </text:span><text:span text:style-name="_5f_Caractères_5f_correction"><text:span text:style-name="T189">4,515</text:span></text:span></text:p>
            </text:list-item>
          </text:list>
        </text:list-item>
        <text:list-item>
          <text:h text:style-name="_5f_Titre_5f_Exercices_5f_sans_5f_Titre" text:outline-level="1"><text:span text:style-name="_5f_Caractères">Dans le nombre 84,375 :</text:span></text:h>
          <text:list>
            <text:list-item>
              <text:p text:style-name="P116"><text:span text:style-name="_5f_Caractères">Le chiffre des dixièmes est : </text:span><text:span text:style-name="_5f_Caractères_5f_correction"><text:span text:style-name="T184">3</text:span></text:span></text:p>
            </text:list-item>
            <text:list-item>
              <text:p text:style-name="P116"><text:span text:style-name="_5f_Caractères">Le chiffre des unités est : </text:span><text:span text:style-name="_5f_Caractères_5f_correction"><text:span text:style-name="T184">4</text:span></text:span></text:p>
            </text:list-item>
            <text:list-item>
              <text:p text:style-name="P116"><text:span text:style-name="_5f_Caractères">Le chiffre des millièmes est : </text:span><text:span text:style-name="_5f_Caractères_5f_correction"><text:span text:style-name="T184">5</text:span></text:span></text:p>
            </text:list-item>
            <text:list-item>
              <text:p text:style-name="P116"><text:span text:style-name="_5f_Caractères">Le chiffre des centaines est : </text:span><text:span text:style-name="_5f_Caractères_5f_correction"><text:span text:style-name="T184">0</text:span></text:span></text:p>
            </text:list-item>
          </text:list>
        </text:list-item>
        <text:list-item>
          <text:h text:style-name="_5f_Titre_5f_Exercices_5f_avec_5f_Titre" text:outline-level="1"><text:span text:style-name="_5f_Caractères_5f_gras">Devinette !</text:span></text:h>
        </text:list-item>
      </text:list>
      <text:h text:style-name="_5f_Paragraphe" text:outline-level="1"><text:span text:style-name="_5f_Caractères">Je suis un nombre décimal à quatre chiffres.</text:span></text:h>
      <text:h text:style-name="_5f_Paragraphe" text:outline-level="1"><text:span text:style-name="_5f_Caractères">Mon chiffre des dixièmes est 7.</text:span></text:h>
      <text:h text:style-name="_5f_Paragraphe" text:outline-level="1"><text:span text:style-name="_5f_Caractères">Mon chiffre des centaines est 5.</text:span></text:h>
      <text:h text:style-name="_5f_Paragraphe" text:outline-level="1"><text:span text:style-name="_5f_Caractères">Mon chiffre des unités est 3.</text:span></text:h>
      <text:h text:style-name="_5f_Paragraphe" text:outline-level="1"><text:span text:style-name="_5f_Caractères">Mon chiffre des dizaines est le double de mon chiffre des unités.</text:span></text:h>
      <text:h text:style-name="_5f_Paragraphe" text:outline-level="1"><text:span text:style-name="_5f_Caractères">Qui suis-je ?</text:span></text:h>
      <text:p text:style-name="P104"><text:span text:style-name="_5f_Caractères_5f_correction"><text:span text:style-name="T192">563,7</text:span></text:span></text:p>
      <text:p text:style-name="P104"><text:span text:style-name="_5f_Caractères_5f_correction"/></text:p>
      <text:list xml:id="list195544297144177" text:continue-numbering="true" text:style-name="_5f_Numérotation_20_des_20_exercices">
        <text:list-item>
          <text:h text:style-name="_5f_Titre_5f_Exercices_5f_avec_5f_Titre" text:outline-level="1"><text:span text:style-name="_5f_Caractères_5f_gras">Devinette ! (bis)</text:span></text:h>
        </text:list-item>
      </text:list>
      <text:h text:style-name="_5f_Paragraphe" text:outline-level="1"><text:span text:style-name="_5f_Caractères">Trouve le nombre décimal à 6 chiffres tel que :</text:span></text:h>
      <text:list xml:id="list771470213" text:style-name="List_20_1">
        <text:list-item>
          <text:h text:style-name="_5f_Paragraphe_5f_Bullet" text:outline-level="1"><text:span text:style-name="_5f_Caractères">son chiffre des unités est le quart de celui des centaines. </text:span><text:span text:style-name="_5f_Caractères_5f_correction"><text:span text:style-name="T192">2 unités et 8 centaines</text:span></text:span></text:h>
        </text:list-item>
        <text:list-item>
          <text:h text:style-name="_5f_Paragraphe_5f_Bullet" text:outline-level="1"><text:span text:style-name="_5f_Caractères">son chiffre des dizaines est 1. </text:span><text:span text:style-name="_5f_Caractères_5f_correction"><text:span text:style-name="T192">1 dizaine</text:span></text:span></text:h>
        </text:list-item>
        <text:list-item>
          <text:h text:style-name="_5f_Paragraphe_5f_Bullet" text:outline-level="1"><text:span text:style-name="_5f_Caractères">l’un de ses chiffres est 4 et sa valeur dans l’écriture décimale est mille fois plus petite que celle du chiffre 1. </text:span><text:span text:style-name="_5f_Caractères_5f_correction"><text:span text:style-name="T192">4 centièmes</text:span></text:span></text:h>
        </text:list-item>
        <text:list-item>
          <text:h text:style-name="_5f_Paragraphe_5f_Bullet" text:outline-level="1"><text:span text:style-name="_5f_Caractères">ce nombre est compris entre 4589,07 et 5321,98. </text:span><text:span text:style-name="_5f_Caractères_5f_correction"><text:span text:style-name="T192">4 milliers</text:span></text:span></text:h>
        </text:list-item>
        <text:list-item>
          <text:h text:style-name="_5f_Paragraphe_5f_Bullet" text:outline-level="1"><text:span text:style-name="_5f_Caractères">la somme de tous ses chiffres est égale à 22. </text:span><text:span text:style-name="_5f_Caractères_5f_correction"><text:span text:style-name="T192">3 dixièmes</text:span></text:span></text:h>
        </text:list-item>
      </text:list>
      <text:p text:style-name="P121"><text:span text:style-name="_5f_Caractères_5f_correction"><text:span text:style-name="T192">4 812,34</text:span></text:span></text:p>
      <text:p text:style-name="P121"><text:span text:style-name="_5f_Caractères_5f_correction"/></text:p>
      <text:list xml:id="list195545300425082" text:continue-list="list195544297144177" text:style-name="_5f_Numérotation_20_des_20_exercices">
        <text:list-item>
          <text:h text:style-name="P126" text:outline-level="1"><text:span text:style-name="_5f_Caractères_5f_gras">Nombres croisés </text:span></text:h>
        </text:list-item>
      </text:list>
      <text:h text:style-name="_5f_Paragraphe" text:outline-level="1"><text:span text:style-name="_5f_Caractères">Complète la grille ci-contre, à l’aide des nombres que tu trouveras grâce aux définitions.</text:span></text:h>
      <text:h text:style-name="_5f_Paragraphe_5f_Exemple_5f_avec_5f_Titre" text:outline-level="1"><text:span text:style-name="_5f_Caractères_5f_gras">Horizontalement :</text:span></text:h>
      <text:h text:style-name="_5f_Paragraphe" text:outline-level="1"><text:span text:style-name="_5f_Caractères_5f_gras">A.</text:span><text:span text:style-name="_5f_Caractères"> (6 × 10) + (7 × 10 000) + (4 × 100) + (3 × 1)</text:span></text:h>
      <text:h text:style-name="_5f_Paragraphe" text:outline-level="1"><text:span text:style-name="_5f_Caractères_5f_gras">B. </text:span><text:span text:style-name="_5f_Caractères">Entier qui suit 8. Entier qui précède 721,3.</text:span></text:h>
      <text:h text:style-name="_5f_Paragraphe" text:outline-level="1"><text:span text:style-name="_5f_Caractères_5f_gras">C. </text:span><text:span text:style-name="_5f_Caractères">Nombre de dixièmes dans 3,4. Ce nombre est dans la table de 3.</text:span></text:h>
      <text:h text:style-name="_5f_Paragraphe" text:outline-level="1"><text:span text:style-name="_5f_Caractères_5f_gras">D. </text:span><text:span text:style-name="_5f_Caractères">Entier compris entre 1060 et 1450.</text:span></text:h>
      <text:h text:style-name="_5f_Paragraphe" text:outline-level="1"><text:span text:style-name="_5f_Caractères_5f_gras">E.</text:span><text:span text:style-name="_5f_Caractères"> Ce nombre est constitué de chiffres pairs.</text:span></text:h>
      <text:h text:style-name="_5f_Paragraphe_5f_Exemple_5f_avec_5f_Titre" text:outline-level="1"><text:span text:style-name="_5f_Caractères_5f_gras">Verticalement :</text:span></text:h>
      <text:h text:style-name="_5f_Paragraphe" text:outline-level="1"><text:span text:style-name="_5f_Caractères_5f_gras">I.</text:span><text:span text:style-name="_5f_Caractères"> La somme des chiffres est 20.</text:span></text:h>
      <text:h text:style-name="_5f_Paragraphe" text:outline-level="1"><text:span text:style-name="_5f_Caractères_5f_gras">II.</text:span><text:span text:style-name="_5f_Caractères"> Chiffre des centièmes de 6,5. Son chiffre des unités est le double du chiffre des centaines et ce nombre est compris entre 300 et 420.</text:span></text:h>
      <text:h text:style-name="_5f_Paragraphe" text:outline-level="1"><text:span text:style-name="_5f_Caractères_5f_gras">III.</text:span><text:span text:style-name="_5f_Caractères"> Nombre de dizaines dans 475,2. Partie déci­male de </text:span><text:span text:style-name="_5f_Caractères"><draw:frame draw:style-name="fr5" draw:name="Object78" text:anchor-type="as-char" svg:y="-0.534cm" svg:width="1.164cm" svg:height="0.87cm" draw:z-index="4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_5f_Caractères"><text:s/>.</text:span></text:h>
      <text:h text:style-name="_5f_Paragraphe" text:outline-level="1"><text:span text:style-name="_5f_Caractères_5f_gras">IV. </text:span><text:span text:style-name="_5f_Caractères">Six cent vingt et une centaines.</text:span></text:h>
      <text:h text:style-name="_5f_Paragraphe" text:outline-level="1"><text:span text:style-name="_5f_Caractères_5f_gras">V.</text:span><text:span text:style-name="_5f_Caractères"> Nombre impair. Chiffre qui a 100 fois plus de valeur que 9 dans 654,398.</text:span></text:h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B"/>
        <table:table-column table:style-name="Table3.F"/>
        <table:table-row table:style-name="Table3.1">
          <table:table-cell table:style-name="Table3.A1" office:value-type="string">
            <text:h text:style-name="_5f_Tableau_5f_Centré_5f_Gras" text:outline-level="1"><text:span text:style-name="_5f_Caractères"/></text:h>
          </table:table-cell>
          <table:table-cell table:style-name="Table3.B1" office:value-type="string">
            <text:h text:style-name="_5f_Tableau_5f_Centré_5f_Gras" text:outline-level="1"><text:span text:style-name="_5f_Caractères">I.</text:span></text:h>
          </table:table-cell>
          <table:table-cell table:style-name="Table3.B1" office:value-type="string">
            <text:h text:style-name="_5f_Tableau_5f_Centré_5f_Gras" text:outline-level="1"><text:span text:style-name="_5f_Caractères">II.</text:span></text:h>
          </table:table-cell>
          <table:table-cell table:style-name="Table3.B1" office:value-type="string">
            <text:h text:style-name="_5f_Tableau_5f_Centré_5f_Gras" text:outline-level="1"><text:span text:style-name="_5f_Caractères">III.</text:span></text:h>
          </table:table-cell>
          <table:table-cell table:style-name="Table3.B1" office:value-type="string">
            <text:h text:style-name="_5f_Tableau_5f_Centré_5f_Gras" text:outline-level="1"><text:span text:style-name="_5f_Caractères">IV.</text:span></text:h>
          </table:table-cell>
          <table:table-cell table:style-name="Table3.B1" office:value-type="string">
            <text:h text:style-name="_5f_Tableau_5f_Centré_5f_Gras" text:outline-level="1"><text:span text:style-name="_5f_Caractères">V.</text:span></text:h>
          </table:table-cell>
        </table:table-row>
        <table:table-row table:style-name="Table3.2">
          <table:table-cell table:style-name="Table3.A1" office:value-type="string">
            <text:h text:style-name="_5f_Tableau_5f_Centré_5f_Gras" text:outline-level="1"><text:span text:style-name="_5f_Caractères">A</text:span></text:h>
          </table:table-cell>
          <table:table-cell table:style-name="Table3.B2" office:value-type="string">
            <text:h text:style-name="P110" text:outline-level="1"><text:span text:style-name="_5f_Caractères_5f_correction"><text:span text:style-name="T192">7</text:span></text:span></text:h>
          </table:table-cell>
          <table:table-cell table:style-name="Table3.C2" office:value-type="string">
            <text:h text:style-name="P110" text:outline-level="1"><text:span text:style-name="_5f_Caractères_5f_correction"><text:span text:style-name="T192">0</text:span></text:span></text:h>
          </table:table-cell>
          <table:table-cell table:style-name="Table3.D2" office:value-type="string">
            <text:h text:style-name="P110" text:outline-level="1"><text:span text:style-name="_5f_Caractères_5f_correction"><text:span text:style-name="T192">4</text:span></text:span></text:h>
          </table:table-cell>
          <table:table-cell table:style-name="Table3.E2" office:value-type="string">
            <text:h text:style-name="P110" text:outline-level="1"><text:span text:style-name="_5f_Caractères_5f_correction"><text:span text:style-name="T192">6</text:span></text:span></text:h>
          </table:table-cell>
          <table:table-cell table:style-name="Table3.F2" office:value-type="string">
            <text:h text:style-name="P110" text:outline-level="1"><text:span text:style-name="_5f_Caractères_5f_correction"><text:span text:style-name="T192">3</text:span></text:span></text:h>
          </table:table-cell>
        </table:table-row>
        <table:table-row table:style-name="Table3.2">
          <table:table-cell table:style-name="Table3.A1" office:value-type="string">
            <text:h text:style-name="_5f_Tableau_5f_Centré_5f_Gras" text:outline-level="1"><text:span text:style-name="_5f_Caractères">B</text:span></text:h>
          </table:table-cell>
          <table:table-cell table:style-name="Table3.B3" office:value-type="string">
            <text:h text:style-name="P109" text:outline-level="1"><text:span text:style-name="_5f_Caractères_5f_correction"><text:span text:style-name="T193">9</text:span></text:span></text:h>
          </table:table-cell>
          <table:table-cell table:style-name="Table3.C3" office:value-type="string">
            <text:h text:style-name="_5f_Tableau_5f_Centré" text:outline-level="1"><text:span text:style-name="_5f_Caractères"/></text:h>
          </table:table-cell>
          <table:table-cell table:style-name="Table3.D3" office:value-type="string">
            <text:h text:style-name="P110" text:outline-level="1"><text:span text:style-name="_5f_Caractères_5f_correction"><text:span text:style-name="T192">7</text:span></text:span></text:h>
          </table:table-cell>
          <table:table-cell table:style-name="Table3.E3" office:value-type="string">
            <text:h text:style-name="P110" text:outline-level="1"><text:span text:style-name="_5f_Caractères_5f_correction"><text:span text:style-name="T192">2</text:span></text:span></text:h>
          </table:table-cell>
          <table:table-cell table:style-name="Table3.F3" office:value-type="string">
            <text:h text:style-name="P110" text:outline-level="1"><text:span text:style-name="_5f_Caractères_5f_correction"><text:span text:style-name="T192">1</text:span></text:span></text:h>
          </table:table-cell>
        </table:table-row>
        <table:table-row table:style-name="Table3.2">
          <table:table-cell table:style-name="Table3.A1" office:value-type="string">
            <text:h text:style-name="_5f_Tableau_5f_Centré_5f_Gras" text:outline-level="1"><text:span text:style-name="_5f_Caractères">C</text:span></text:h>
          </table:table-cell>
          <table:table-cell table:style-name="Table3.B4" office:value-type="string">
            <text:h text:style-name="P110" text:outline-level="1"><text:span text:style-name="_5f_Caractères_5f_correction"><text:span text:style-name="T192">3</text:span></text:span></text:h>
          </table:table-cell>
          <table:table-cell table:style-name="Table3.C4" office:value-type="string">
            <text:h text:style-name="P110" text:outline-level="1"><text:span text:style-name="_5f_Caractères_5f_correction"><text:span text:style-name="T192">4</text:span></text:span></text:h>
          </table:table-cell>
          <table:table-cell table:style-name="Table3.D4" office:value-type="string">
            <text:h text:style-name="_5f_Tableau_5f_Centré" text:outline-level="1"><text:span text:style-name="_5f_Caractères"/></text:h>
          </table:table-cell>
          <table:table-cell table:style-name="Table3.E4" office:value-type="string">
            <text:h text:style-name="P110" text:outline-level="1"><text:span text:style-name="_5f_Caractères_5f_correction"><text:span text:style-name="T192">1</text:span></text:span></text:h>
          </table:table-cell>
          <table:table-cell table:style-name="Table3.F4" office:value-type="string">
            <text:h text:style-name="P110" text:outline-level="1"><text:span text:style-name="_5f_Caractères_5f_correction"><text:span text:style-name="T192">5</text:span></text:span></text:h>
          </table:table-cell>
        </table:table-row>
        <table:table-row table:style-name="Table3.2">
          <table:table-cell table:style-name="Table3.A1" office:value-type="string">
            <text:h text:style-name="_5f_Tableau_5f_Centré_5f_Gras" text:outline-level="1"><text:span text:style-name="_5f_Caractères">D</text:span></text:h>
          </table:table-cell>
          <table:table-cell table:style-name="Table3.B5" office:value-type="string">
            <text:h text:style-name="P109" text:outline-level="1"><text:span text:style-name="_5f_Caractères_5f_correction"><text:span text:style-name="T193">1</text:span></text:span></text:h>
          </table:table-cell>
          <table:table-cell table:style-name="Table3.C5" office:value-type="string">
            <text:h text:style-name="P110" text:outline-level="1"><text:span text:style-name="_5f_Caractères_5f_correction"><text:span text:style-name="T192">1</text:span></text:span></text:h>
          </table:table-cell>
          <table:table-cell table:style-name="Table3.D5" office:value-type="string">
            <text:h text:style-name="P110" text:outline-level="1"><text:span text:style-name="_5f_Caractères_5f_correction"><text:span text:style-name="T192">5</text:span></text:span></text:h>
          </table:table-cell>
          <table:table-cell table:style-name="Table3.E5" office:value-type="string">
            <text:h text:style-name="P110" text:outline-level="1"><text:span text:style-name="_5f_Caractères_5f_correction"><text:span text:style-name="T192">0</text:span></text:span></text:h>
          </table:table-cell>
          <table:table-cell table:style-name="Table3.F5" office:value-type="string">
            <text:h text:style-name="_5f_Tableau_5f_Centré" text:outline-level="1"><text:span text:style-name="_5f_Caractères"/></text:h>
          </table:table-cell>
        </table:table-row>
        <table:table-row table:style-name="Table3.2">
          <table:table-cell table:style-name="Table3.A1" office:value-type="string">
            <text:h text:style-name="_5f_Tableau_5f_Centré_5f_Gras" text:outline-level="1"><text:span text:style-name="_5f_Caractères">E</text:span></text:h>
          </table:table-cell>
          <table:table-cell table:style-name="Table3.B6" office:value-type="string">
            <text:h text:style-name="_5f_Tableau_5f_Centré" text:outline-level="1"><text:span text:style-name="_5f_Caractères"/></text:h>
          </table:table-cell>
          <table:table-cell table:style-name="Table3.C6" office:value-type="string">
            <text:h text:style-name="P110" text:outline-level="1"><text:span text:style-name="_5f_Caractères_5f_correction"><text:span text:style-name="T192">8</text:span></text:span></text:h>
          </table:table-cell>
          <table:table-cell table:style-name="Table3.D6" office:value-type="string">
            <text:h text:style-name="P110" text:outline-level="1"><text:span text:style-name="_5f_Caractères_5f_correction"><text:span text:style-name="T192">6</text:span></text:span></text:h>
          </table:table-cell>
          <table:table-cell table:style-name="Table3.E6" office:value-type="string">
            <text:h text:style-name="P110" text:outline-level="1"><text:span text:style-name="_5f_Caractères_5f_correction"><text:span text:style-name="T192">0</text:span></text:span></text:h>
          </table:table-cell>
          <table:table-cell table:style-name="Table3.F6" office:value-type="string">
            <text:h text:style-name="P110" text:outline-level="1"><text:span text:style-name="_5f_Caractères_5f_correction"><text:span text:style-name="T192">4</text:span></text:span></text:h>
          </table:table-cell>
        </table:table-row>
      </table:table>
      <text:p text:style-name="Standard"><text:span text:style-name="_5f_Caractère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3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_5f_Header_20_G_20_page_20_paire_20__28_G_29_">
      <style:paragraph-properties fo:text-align="start" style:justify-single-word="false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officeooo:paragraph-rsid="030c4d7d"/>
    </style:style>
    <style:style style:name="MP5" style:family="paragraph" style:parent-style-name="_5f_Header_20_G_20_page_20_paire_20__28_G_29_">
      <style:text-properties officeooo:paragraph-rsid="0334a5be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9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1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Footer">
      <style:text-properties officeooo:paragraph-rsid="008d016c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Header">
      <style:paragraph-properties fo:margin-left="0cm" fo:margin-right="0cm" fo:text-indent="0cm" style:auto-text-indent="false"/>
    </style:style>
    <style:style style:name="MP57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8" style:family="paragraph" style:parent-style-name="_5f_Header_20_N_20_page_20_impaire_20__28_D_29_">
      <style:text-properties officeooo:rsid="027aa87d" officeooo:paragraph-rsid="027aa87d"/>
    </style:style>
    <style:style style:name="MP59" style:family="paragraph" style:parent-style-name="_5f_Header_20_N_20_page_20_impaire_20__28_D_29_">
      <style:text-properties officeooo:rsid="0277791e" officeooo:paragraph-rsid="0277791e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Footer">
      <style:text-properties officeooo:rsid="0242edd8" officeooo:paragraph-rsid="0242edd8"/>
    </style:style>
    <style:style style:name="MP63" style:family="paragraph" style:parent-style-name="Footer">
      <style:paragraph-properties fo:text-align="start" style:justify-single-word="false"/>
      <style:text-properties officeooo:paragraph-rsid="0211dd7e"/>
    </style:style>
    <style:style style:name="MP64" style:family="paragraph" style:parent-style-name="Head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2bcc5" officeooo:paragraph-rsid="0202bcc5"/>
    </style:style>
    <style:style style:name="MP66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7" style:family="paragraph" style:parent-style-name="Footer">
      <style:text-properties officeooo:paragraph-rsid="00a59a60"/>
    </style:style>
    <style:style style:name="MP68" style:family="paragraph" style:parent-style-name="Footer">
      <style:text-properties officeooo:paragraph-rsid="004274bc"/>
    </style:style>
    <style:style style:name="MP69" style:family="paragraph" style:parent-style-name="Header">
      <style:paragraph-properties fo:text-align="center" style:justify-single-word="false"/>
      <style:text-properties officeooo:paragraph-rsid="00c10aa6"/>
    </style:style>
    <style:style style:name="MP7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1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2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5" style:family="paragraph" style:parent-style-name="Footer">
      <style:text-properties officeooo:paragraph-rsid="00d8520c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7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4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4" fo:font-size="16pt" fo:font-style="normal" fo:text-shadow="none" fo:font-weight="bold" officeooo:rsid="00248e62" officeooo:paragraph-rsid="028bae53"/>
    </style:style>
    <style:style style:name="MT1" style:family="text">
      <style:text-properties officeooo:rsid="0334a5be"/>
    </style:style>
    <style:style style:name="MT2" style:family="text">
      <style:text-properties fo:font-variant="small-caps" fo:color="#1ca2b8" loext:opacity="100%" style:font-name="Bitstream Vera Sans4" fo:font-size="16pt" fo:font-style="normal" fo:text-shadow="none" fo:font-weight="bold" officeooo:rsid="0334510d"/>
    </style:style>
    <style:style style:name="MT3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5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6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7" style:family="text">
      <style:text-properties fo:font-variant="small-caps" fo:color="#1ca2b8" loext:opacity="100%" style:font-name="Bitstream Vera Sans4" fo:font-size="16pt" fo:font-style="normal" fo:text-shadow="none" fo:font-weight="bold" officeooo:rsid="0334a5be"/>
    </style:style>
    <style:style style:name="MT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1" style:family="text">
      <style:text-properties officeooo:rsid="0315af39"/>
    </style:style>
    <style:style style:name="MT1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13" style:family="text">
      <style:text-properties fo:font-variant="small-caps" fo:color="#1ca2b8" loext:opacity="100%" style:font-name="Bitstream Vera Sans4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4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4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4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4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4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4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4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4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4" fo:font-size="16pt" fo:font-style="normal" fo:text-shadow="none" fo:font-weight="bold" officeooo:rsid="008d016c"/>
    </style:style>
    <style:style style:name="MT72" style:family="text">
      <style:text-properties fo:font-variant="small-caps" fo:color="#7fb241" loext:opacity="100%" style:font-name="Bitstream Vera Sans4" fo:font-size="16pt" fo:font-style="normal" fo:text-shadow="none" fo:font-weight="bold" officeooo:rsid="016f3374"/>
    </style:style>
    <style:style style:name="MT73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4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5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6" style:family="text">
      <style:text-properties officeooo:rsid="014407b5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7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7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1" style:family="text">
      <style:text-properties fo:font-variant="small-caps" fo:color="#7fb241" loext:opacity="100%" style:font-name="Bitstream Vera Sans4" fo:font-size="16pt" fo:font-style="normal" fo:text-shadow="none" fo:font-weight="bold" officeooo:rsid="0177e18a"/>
    </style:style>
    <style:style style:name="MT82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3" style:family="text">
      <style:text-properties fo:font-variant="small-caps" fo:color="#7fb241" loext:opacity="100%" style:font-name="Bitstream Vera Sans4" fo:font-size="16pt" fo:font-style="normal" fo:text-shadow="none" fo:font-weight="bold" officeooo:rsid="017f1451"/>
    </style:style>
    <style:style style:name="MT84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86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8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88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89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2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3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4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5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96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97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99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0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1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3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4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5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0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0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0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1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2" style:family="text">
      <style:text-properties officeooo:rsid="008d016c"/>
    </style:style>
    <style:style style:name="MT113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4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5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16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17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1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1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1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3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4" style:family="text">
      <style:text-properties officeooo:rsid="009e3fdd"/>
    </style:style>
    <style:style style:name="MT125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28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29" style:family="text">
      <style:text-properties fo:font-variant="small-caps" officeooo:rsid="0054f64f"/>
    </style:style>
    <style:style style:name="MT130" style:family="text">
      <style:text-properties fo:font-variant="small-caps"/>
    </style:style>
    <style:style style:name="MT131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2" style:family="text">
      <style:text-properties officeooo:rsid="00a4cf55"/>
    </style:style>
    <style:style style:name="MT13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6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7" style:family="text">
      <style:text-properties officeooo:rsid="005a3fa8"/>
    </style:style>
    <style:style style:name="MT138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39" style:family="text">
      <style:text-properties officeooo:rsid="00415f3a"/>
    </style:style>
    <style:style style:name="MT140" style:family="text">
      <style:text-properties officeooo:rsid="00386ebd"/>
    </style:style>
    <style:style style:name="MT141" style:family="text">
      <style:text-properties fo:font-variant="small-caps" fo:color="#7fb241" loext:opacity="100%" style:font-name="Bitstream Vera Sans4" fo:font-size="16pt" fo:font-style="normal" fo:text-shadow="none" fo:font-weight="bold" officeooo:rsid="020eb4a7"/>
    </style:style>
    <style:style style:name="MT142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3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5" style:family="text">
      <style:text-properties officeooo:rsid="00a59a60"/>
    </style:style>
    <style:style style:name="MT146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49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0" style:family="text">
      <style:text-properties officeooo:rsid="01fe03f2"/>
    </style:style>
    <style:style style:name="MT151" style:family="text">
      <style:text-properties fo:font-variant="small-caps" officeooo:rsid="0096b4e2"/>
    </style:style>
    <style:style style:name="MT152" style:family="text">
      <style:text-properties fo:font-variant="small-caps" officeooo:rsid="00a847d5"/>
    </style:style>
    <style:style style:name="MT153" style:family="text">
      <style:text-properties officeooo:rsid="0096b4e2"/>
    </style:style>
    <style:style style:name="MT154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7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8" style:family="text">
      <style:text-properties officeooo:rsid="0032e83a"/>
    </style:style>
    <style:style style:name="MT159" style:family="text">
      <style:text-properties officeooo:rsid="002b33ed"/>
    </style:style>
    <style:style style:name="MT16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4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8" style:family="text">
      <style:text-properties fo:font-variant="small-caps" officeooo:rsid="007d7a6f"/>
    </style:style>
    <style:style style:name="MT169" style:family="text">
      <style:text-properties officeooo:rsid="00a59037"/>
    </style:style>
    <style:style style:name="MT170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1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2" style:family="text">
      <style:text-properties fo:font-variant="small-caps" officeooo:rsid="00990660"/>
    </style:style>
    <style:style style:name="MT173" style:family="text">
      <style:text-properties fo:font-variant="small-caps" officeooo:rsid="00b5d2d1"/>
    </style:style>
    <style:style style:name="MT174" style:family="text">
      <style:text-properties fo:font-variant="small-caps" officeooo:rsid="00b6801f"/>
    </style:style>
    <style:style style:name="MT17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409" draw:name="Shape3_7" draw:style-name="Mgr1" draw:text-style-name="MP1" svg:x1="15.12cm" svg:y1="0.36cm" svg:x2="20.496cm" svg:y2="0.36cm"><text:p/></draw:line><text:s/><text:span text:style-name="MT1">Angles : </text:span>Angles : <text:span text:style-name="MT2">Comprendre la notion d’angle</text:span></text:p>
      </style:header>
      <style:header-left>
        <text:p text:style-name="MP2"><draw:line text:anchor-type="paragraph" draw:z-index="410" draw:name="Shape3_29" draw:style-name="Mgr1" draw:text-style-name="MP1" svg:x1="15.12cm" svg:y1="0.36cm" svg:x2="20.496cm" svg:y2="0.36cm"><text:p/></draw:line>Angles : <text:span text:style-name="MT2">Comprendre la notion d’angle</text:span></text:p>
      </style:header-left>
      <style:footer>
        <text:h text:style-name="_5f_Footer_20_page_20_paire_20__28_G_29_" text:outline-level="1"><draw:frame draw:style-name="Mfr1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Angles : </text:span><text:span text:style-name="MT4">Mesurer un angle</text:span></text:p></draw:text-box></draw:frame><draw:frame draw:style-name="Mfr3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3">Angles : </text:span><text:span text:style-name="MT5">Comprendre la notion d’angle</text:span></text:h></draw:text-box></draw:frame></text:h>
      </style:footer>
      <style:footer-left>
        <text:h text:style-name="_5f_Footer_20_page_20_impaire_20__28_D_29_" text:outline-level="1"><draw:frame draw:style-name="Mfr3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Angles : </text:span><text:span text:style-name="MT6">Comprendre la notion d’angle</text:span></text:p></draw:text-box></draw:frame></text:h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5"><draw:line text:anchor-type="paragraph" draw:z-index="411" draw:name="Shape3_33" draw:style-name="Mgr1" draw:text-style-name="MP1" svg:x1="15.12cm" svg:y1="0.36cm" svg:x2="20.496cm" svg:y2="0.36cm"><text:p/></draw:line><text:s/><text:span text:style-name="MT7">Angles</text:span> : <text:span text:style-name="MT2">Comprendre la notion d’angle</text:span></text:p>
      </style:header>
      <style:footer>
        <text:p text:style-name="MP6"><draw:frame draw:style-name="Mfr3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/text:p>
      </style:footer>
      <style:footer-left>
        <text:p text:style-name="MP6"><draw:frame draw:style-name="Mfr3" draw:name="Frame9111112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0">Angles</text:span><text:span text:style-name="MT9"> : </text:span><text:span text:style-name="MT10">Comprendre la notion d’angle</text:span></text:p></draw:text-box></draw:frame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415" draw:name="Shape3_35" draw:style-name="Mgr1" draw:text-style-name="MP1" svg:x1="11.344cm" svg:y1="0.358cm" svg:x2="20.497cm" svg:y2="0.36cm"><text:p/></draw:line><text:span text:style-name="MT11">Angles </text:span>: Nommer un angle</text:p>
      </style:header>
      <style:footer>
        <text:p text:style-name="MP8"><draw:frame draw:style-name="Mfr3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6"><draw:frame draw:style-name="Mfr3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412" draw:name="Shape4_184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413" draw:name="Shape4_185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414" draw:name="Shape4_186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_5f_Header_20_G_20_page_20_paire_20__28_G_29_"><draw:line text:anchor-type="paragraph" draw:z-index="408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6"><draw:frame draw:style-name="Mfr3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407" draw:name="Shape4_176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4">Angles </text:span><text:span text:style-name="MT9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405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406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3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Angles : </text:span><text:span text:style-name="MT15">Mesurer un angle</text:span></text:p></draw:text-box></draw:frame><draw:frame draw:style-name="Mfr1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Angles : </text:span><text:span text:style-name="MT4">Mesurer un angle</text:span></text:p></draw:text-box></draw:frame></text:h>
      </style:footer>
      <style:footer-left>
        <text:h text:style-name="_5f_Footer_20_page_20_impaire_20__28_D_29_" text:outline-level="1"><draw:frame draw:style-name="Mfr3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Angles : </text:span><text:span text:style-name="MT4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402" draw:name="Shape4_180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403" draw:name="Shape4_188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404" draw:name="Shape4_187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400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401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1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Angles : </text:span><text:span text:style-name="MT4">Mesurer un angle</text:span></text:p></draw:text-box></draw:frame><draw:frame draw:style-name="Mfr3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3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<text:span text:style-name="MT3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96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98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8"><draw:frame draw:style-name="Mfr3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97" draw:name="Shape4_9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8"><draw:frame draw:style-name="Mfr3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99" draw:name="Shape4_13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93" draw:name="Shape4_10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94" draw:name="Shape4_11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95" draw:name="Shape4_106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90" draw:name="Shape4_16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91" draw:name="Shape4_15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92" draw:name="Shape4_17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88" draw:name="Shape3_1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89" draw:name="Shape3_19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8"><draw:frame draw:style-name="Mfr3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85" draw:name="Shape4_78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86" draw:name="Shape4_92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87" draw:name="Shape4_110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77" draw:name="Shape3_2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82" draw:name="Shape4_8" draw:style-name="Mgr6"><draw:path draw:style-name="Mgr3" draw:text-style-name="MP10" svg:width="0.855cm" svg:height="1.172cm" svg:x="18.321cm" svg:y="27.525cm" svg:viewBox="0 0 856 1173" svg:d="M856 1173h-856v-991c0-100 79-182 175-182h505c97 0 176 82 176 182z"><text:p/></draw:path></draw:g><draw:line text:anchor-type="paragraph" draw:z-index="383" draw:name="Shape3_3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1" draw:name="Frame135" text:anchor-type="paragraph" svg:x="0.945cm" svg:y="-0.06cm" draw:z-index="379"><draw:text-box fo:min-height="0.499cm" fo:min-width="7.096cm"><text:p text:style-name="Footer"><text:span text:style-name="MT29">N</text:span>ombres entiers et décimaux : numération</text:p></draw:text-box></draw:frame><draw:g text:anchor-type="paragraph" draw:z-index="381" draw:name="Shape4_42" draw:style-name="Mgr2"><draw:path draw:style-name="Mgr3" draw:text-style-name="MP10" svg:width="0.855cm" svg:height="1.172cm" svg:x="-0.072cm" svg:y="-0.175cm" svg:viewBox="0 0 856 1173" svg:d="M856 1173h-856v-991c0-100 79-182 175-182h505c97 0 176 82 176 182z"><text:p/></draw:path></draw:g><text:page-number text:select-page="current">3</text:page-number></text:h>
      </style:footer>
      <style:footer-left>
        <text:h text:style-name="MP16" text:outline-level="1"><draw:frame draw:style-name="Mfr1" draw:name="Frame42" text:anchor-type="paragraph" svg:x="10.091cm" svg:y="0.009cm" draw:z-index="384"><draw:text-box fo:min-height="0.499cm" fo:min-width="7.096cm"><text:p text:style-name="MP17"><text:span text:style-name="MT29">N</text:span>ombres entiers et décimaux : numération</text:p></draw:text-box></draw:frame><text:page-number text:select-page="current">4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73" draw:name="Shape4_14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74" draw:name="Shape4_20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75" draw:name="Shape4_21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70" draw:name="Shape3_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72" draw:name="Shape3_6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8"><draw:frame draw:style-name="Mfr3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71" draw:name="Shape4_19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67" draw:name="Shape4_24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68" draw:name="Shape4_25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69" draw:name="Shape4_86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63" draw:name="Shape1_1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4" draw:name="Shape3_13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65" draw:name="Shape1_13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6" draw:name="Shape3_21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8"><draw:frame draw:style-name="Mfr3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60" draw:name="Shape4_27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61" draw:name="Shape4_28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62" draw:name="Shape4_0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55" draw:name="Shape1_3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56" draw:name="Shape3_14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5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59" draw:name="Shape3_23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8"><draw:frame draw:style-name="Mfr3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57" draw:name="Shape4_26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52" draw:name="Shape4_29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53" draw:name="Shape4_31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54" draw:name="Shape4_32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4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5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8"><draw:frame draw:style-name="Mfr3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50" draw:name="Shape4_30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46" draw:name="Shape4_33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47" draw:name="Shape4_35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48" draw:name="Shape4_36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43" draw:name="Shape3_8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4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8"><draw:frame draw:style-name="Mfr3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44" draw:name="Shape4_34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40" draw:name="Shape4_37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41" draw:name="Shape4_39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40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35" draw:name="Shape1_4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336" draw:name="Shape3_9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38" draw:name="Shape1_8" draw:style-name="Mgr7" draw:text-style-name="MP21" svg:width="4.329cm" svg:height="2.238cm" svg:x="-1.5cm" svg:y="-7.4cm" svg:viewBox="0 0 4330 2239" svg:d="M0 2239l3984-288c209-15 363-167 345-342l-170-1609h-4159z"><text:p/></draw:path><draw:line text:anchor-type="paragraph" draw:z-index="339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8"><draw:frame draw:style-name="Mfr3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337" draw:name="Shape4_38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32" draw:name="Shape4_41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33" draw:name="Shape4_44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34" draw:name="Shape4_45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29" draw:name="Shape1_12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30" draw:name="Shape3_10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8"><draw:frame draw:style-name="Mfr3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331" draw:name="Shape4_258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24" draw:name="Shape3_12" draw:style-name="Mgr5" draw:text-style-name="MP1" svg:x1="10.308cm" svg:y1="0.388cm" svg:x2="20.496cm" svg:y2="0.36cm"><text:p/></draw:line><draw:path text:anchor-type="paragraph" draw:z-index="32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27" draw:name="Shape3_27" draw:style-name="Mgr5" draw:text-style-name="MP1" svg:x1="10.308cm" svg:y1="0.388cm" svg:x2="20.496cm" svg:y2="0.36cm"><text:p/></draw:line><draw:path text:anchor-type="paragraph" draw:z-index="328" draw:name="Shape1_1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8"><draw:frame draw:style-name="Mfr3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326" draw:name="Shape4_43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21" draw:name="Shape4_46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22" draw:name="Shape4_48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261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8"><draw:frame draw:style-name="Mfr3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320" draw:name="Shape4_47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17" draw:name="Shape4_50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18" draw:name="Shape4_52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19" draw:name="Shape4_53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8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315" draw:name="Shape4_55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8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316" draw:name="Shape4_262" draw:style-name="Mgr2"><draw:path draw:style-name="Mgr3" draw:text-style-name="MP10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12" draw:name="Shape4_54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13" draw:name="Shape4_57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14" draw:name="Shape4_58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8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310" draw:name="Shape4_51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8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311" draw:name="Shape4_60" draw:style-name="Mgr2"><draw:path draw:style-name="Mgr3" draw:text-style-name="MP10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3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308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3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309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306" draw:name="Shape4_61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307" draw:name="Shape4_65" draw:style-name="Mgr2"><draw:path draw:style-name="Mgr3" draw:text-style-name="MP10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303" draw:name="Shape4_64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04" draw:name="Shape4_80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81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8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302" draw:name="Shape4_79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6"><draw:frame draw:style-name="Mfr3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299" draw:name="Shape4_85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300" draw:name="Shape4_87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260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8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97" draw:name="Shape4_67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8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98" draw:name="Shape4_69" draw:style-name="Mgr2"><draw:path draw:style-name="Mgr3" draw:text-style-name="MP10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291" draw:name="Shape4_68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292" draw:name="Shape4_83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93" draw:name="Shape4_89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89" draw:name="Shape4_82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90" draw:name="Shape4_97" draw:style-name="Mgr2"><draw:path draw:style-name="Mgr3" draw:text-style-name="MP10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294" draw:name="Shape4_66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295" draw:name="Shape4_76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96" draw:name="Shape4_77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6"><draw:frame draw:style-name="Mfr3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9"> : </text:span><text:span text:style-name="MT66">représenter</text:span><text:span text:style-name="MT9"> </text:span></text:p></draw:text-box></draw:frame><draw:g text:anchor-type="paragraph" draw:z-index="286" draw:name="Shape4_70" draw:style-name="Mgr2"><draw:path draw:style-name="Mgr4" draw:text-style-name="MP11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9"> : </text:span><text:span text:style-name="MT66">représenter</text:span><text:span text:style-name="MT9"> </text:span></text:p></draw:text-box></draw:frame><draw:g text:anchor-type="paragraph" draw:z-index="287" draw:name="Shape4_90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8"><draw:frame draw:style-name="Mfr3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84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6"><draw:frame draw:style-name="Mfr3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85" draw:name="Shape4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6"><draw:frame draw:style-name="Mfr3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9"> : </text:span><text:span text:style-name="MT70">Organiser</text:span><text:span text:style-name="MT9"> </text:span></text:p></draw:text-box></draw:frame><draw:g text:anchor-type="paragraph" draw:z-index="281" draw:name="Shape4_74" draw:style-name="Mgr2"><draw:path draw:style-name="Mgr4" draw:text-style-name="MP11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9"> : </text:span><text:span text:style-name="MT70">Organiser</text:span><text:span text:style-name="MT9"> </text:span></text:p></draw:text-box></draw:frame><draw:g text:anchor-type="paragraph" draw:z-index="282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83" draw:name="Shape4_259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8"><draw:frame draw:style-name="Mfr3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79" draw:name="Shape4_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6"><draw:frame draw:style-name="Mfr3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80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76" draw:name="Shape3_4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>
      <style:header-left>
        <text:p text:style-name="_5f_Header_20_M_20_page_20_impaire_20__28_D_29_"><draw:line text:anchor-type="paragraph" draw:z-index="278" draw:name="Shape3_18" draw:style-name="Mgr9" draw:text-style-name="MP1" svg:x1="12.104cm" svg:y1="0.392cm" svg:x2="20.497cm" svg:y2="0.36cm"><text:p/></draw:line><text:span text:style-name="MT71">Périmètre</text:span> : <text:span text:style-name="MT72">Coder et calculer</text:span></text:p>
      </style:header-left>
      <style:footer>
        <text:p text:style-name="MP8"><draw:frame draw:style-name="Mfr3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77" draw:name="Shape4_10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74">coder et calculer</text:span></text:p></draw:text-box></draw:frame></text:p>
      </style:footer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273" draw:name="Shape4_71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274" draw:name="Shape4_104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75" draw:name="Shape4_105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6"><draw:frame draw:style-name="Mfr3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71" draw:name="Shape4_2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72" draw:name="Shape4_25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6">P</text:span>roportionnalité </text:p>
      </style:header>
      <style:header-left>
        <text:p text:style-name="_5f_Header_20_D_20_page_20_paire_20__28_G_29_"><text:span text:style-name="MT75"><text:tab/>Proportionnalité et pourcentage</text:span><text:span text:style-name="MT59"> </text:span>: <text:span text:style-name="MT75">proportionnalité</text:span> </text:p>
      </style:header-left>
      <style:footer>
        <text:p text:style-name="MP8"><draw:frame draw:style-name="Mfr3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69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3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70" draw:name="Shape4_88" draw:style-name="Mgr2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>
      <style:header-left>
        <text:p text:style-name="Header"><text:span text:style-name="MT75">Proportionnalité et pourcentages</text:span><text:span text:style-name="MT59"> </text:span>: <text:span text:style-name="MT75">proportionnalité</text:span> </text:p>
        <text:p text:style-name="MP49"/>
      </style:header-left>
      <style:footer>
        <text:p text:style-name="MP6"><draw:frame draw:style-name="Mfr3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65" draw:name="Shape4_2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68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>
      <style:header-left>
        <text:p text:style-name="_5f_Header_20_D_20_page_20_impaire_20__28_D_29_"><text:span text:style-name="MT75">Proportionnalité et pourcentage</text:span><text:span text:style-name="MT59"> </text:span>: <text:span text:style-name="MT77">Pourcentages</text:span> </text:p>
      </style:header-left>
      <style:footer>
        <text:p text:style-name="MP8"><draw:frame draw:style-name="Mfr3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63" draw:name="Shape4_98" draw:style-name="Mgr2"><draw:path draw:style-name="Mgr4" draw:text-style-name="MP11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78">Proportionnalité et pourcentage : </text:span><text:span text:style-name="MT79">pourcentages</text:span></text:p></draw:text-box></draw:frame></text:p>
      </style:footer>
      <style:footer-left>
        <text:p text:style-name="MP6"><draw:frame draw:style-name="Mfr3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0">Proportionnalité et pourcentages : </text:span><text:span text:style-name="MT79">pourcentages</text:span></text:p></draw:text-box></draw:frame><draw:g text:anchor-type="paragraph" draw:z-index="264" draw:name="Shape4_112" draw:style-name="Mgr2"><draw:path draw:style-name="Mgr4" draw:text-style-name="MP11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260" draw:name="Shape4_93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261" draw:name="Shape4_101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62" draw:name="Shape4_102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1">Périmètre</text:span> : <text:span text:style-name="MT71">Calculs sur une figure</text:span></text:p>
      </style:header>
      <style:header-left>
        <text:p text:style-name="_5f_Header_20_M_20_page_20_paire_20__28_G_29_"><text:span text:style-name="MT71">Périmètre</text:span> : <text:span text:style-name="MT71">Calculs sur une figure</text:span></text:p>
      </style:header-left>
      <style:footer>
        <text:p text:style-name="MP8"><draw:frame draw:style-name="Mfr3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57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1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58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59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254" draw:name="Shape4_18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255" draw:name="Shape4_114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56" draw:name="Shape4_115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251" draw:name="Shape3_11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>
      <style:header-left>
        <text:p text:style-name="_5f_Header_20_M_20_page_20_impaire_20__28_D_29_"><draw:line text:anchor-type="paragraph" draw:z-index="253" draw:name="Shape3_20" draw:style-name="Mgr9" draw:text-style-name="MP1" svg:x1="12.45cm" svg:y1="0.362cm" svg:x2="20.497cm" svg:y2="0.36cm"><text:p/></draw:line><text:span text:style-name="MT71">Périmètre</text:span> : <text:span text:style-name="MT81">Mesurer, reporter</text:span></text:p>
      </style:header-left>
      <style:footer>
        <text:p text:style-name="MP8"><draw:frame draw:style-name="Mfr3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252" draw:name="Shape4_11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2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248" draw:name="Shape4_12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249" draw:name="Shape4_263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265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245" draw:name="Shape3_16" draw:style-name="Mgr9" draw:text-style-name="MP1" svg:x1="12.726cm" svg:y1="0.399cm" svg:x2="20.496cm" svg:y2="0.36cm"><text:p/></draw:line><text:span text:style-name="MT71">Périmètre</text:span> : <text:span text:style-name="MT83">Périmètres et unités</text:span></text:p>
      </style:header>
      <style:header-left>
        <text:p text:style-name="MP56"><draw:line text:anchor-type="paragraph" draw:z-index="247" draw:name="Shape3_17" draw:style-name="Mgr9" draw:text-style-name="MP1" svg:x1="16.083cm" svg:y1="0.383cm" svg:x2="20.496cm" svg:y2="0.36cm"><text:p/></draw:line><text:span text:style-name="MT71">Périmètre</text:span> : <text:span text:style-name="MT83">Périmètres et unités</text:span></text:p>
      </style:header-left>
      <style:footer>
        <text:p text:style-name="MP8"><draw:frame draw:style-name="Mfr3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246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3">Périmètre <text:s/>: </text:span><text:span text:style-name="MT84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242" draw:name="Shape4_108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243" draw:name="Shape4_120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121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57"><draw:frame draw:style-name="Mfr1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240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/text:p>
      </style:footer>
      <style:footer-left>
        <text:p text:style-name="MP57"><draw:frame draw:style-name="Mfr1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8"><text:span text:style-name="MT73">Périmètre : </text:span><text:span text:style-name="MT85">Problèmes</text:span></text:p></draw:text-box></draw:frame><draw:g text:anchor-type="paragraph" draw:z-index="241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8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3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6">Conversions d’unités : </text:span><text:span text:style-name="MT87">Volume</text:span><text:span text:style-name="MT9"> </text:span></text:p></draw:text-box></draw:frame><draw:g text:anchor-type="paragraph" draw:z-index="239" draw:name="Shape4_145" draw:style-name="Mgr2"><draw:path draw:style-name="Mgr3" draw:text-style-name="MP10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59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8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236" draw:name="Shape4_127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237" draw:name="Shape4_133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238" draw:name="Shape4_177" draw:style-name="Mgr2"><draw:path draw:style-name="Mgr3" draw:text-style-name="MP10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88">Conversions d’unités : longueurs</text:span></text:p>
      </style:header>
      <style:header-left>
        <text:p text:style-name="_5f_Header_20_N_20_page_20_impaire_20__28_D_29_"><text:s/><text:span text:style-name="MT88">Conversions d’unités : longueurs</text:span></text:p>
      </style:header-left>
      <style:footer>
        <text:p text:style-name="MP6"><draw:frame draw:style-name="Mfr3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6">Conversions d’unités : longueurs</text:span><text:span text:style-name="MT9"> </text:span></text:p></draw:text-box></draw:frame><draw:g text:anchor-type="paragraph" draw:z-index="233" draw:name="Shape4_84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234" draw:name="Shape4_124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125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89">masses</text:span></text:p>
      </style:header>
      <style:header-left>
        <text:p text:style-name="_5f_Header_20_N_20_page_20_impaire_20__28_D_29_"><text:s/><text:span text:style-name="MT88">Conversions d’unités : </text:span><text:span text:style-name="MT89">masses</text:span></text:p>
      </style:header-left>
      <style:footer>
        <text:p text:style-name="MP6"><draw:frame draw:style-name="Mfr3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6">Conversions d’unités : </text:span><text:span text:style-name="MT90">masses</text:span><text:span text:style-name="MT9"> </text:span></text:p></draw:text-box></draw:frame><draw:g text:anchor-type="paragraph" draw:z-index="230" draw:name="Shape4_123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231" draw:name="Shape4_129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130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>
      <style:header-left>
        <text:p text:style-name="_5f_Header_20_N_20_page_20_impaire_20__28_D_29_"><text:span text:style-name="MT89"><text:s/></text:span><text:span text:style-name="MT88">Conversions d’unités : </text:span><text:span text:style-name="MT89">masses</text:span></text:p>
      </style:header-left>
      <style:footer>
        <text:p text:style-name="MP62"><draw:frame draw:style-name="Mfr3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6">Conversions d’unités : </text:span><text:span text:style-name="MT91">Masses</text:span><text:span text:style-name="MT9"> </text:span></text:p></draw:text-box></draw:frame><draw:g text:anchor-type="paragraph" draw:z-index="227" draw:name="Shape4_3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draw:g text:anchor-type="paragraph" draw:z-index="228" draw:name="Shape4_126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8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229" draw:name="Shape4_128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93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88">Conversions d’unités : </text:span><text:span text:style-name="MT94">Capacités</text:span></text:p>
      </style:header>
      <style:header-left>
        <text:p text:style-name="Header"><text:s/><text:span text:style-name="MT88">Conversions d’unités : </text:span><text:span text:style-name="MT94">Capacités</text:span></text:p>
      </style:header-left>
      <style:footer>
        <text:p text:style-name="MP6"><draw:frame draw:style-name="Mfr3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6">Conversions d’unités : </text:span><text:span text:style-name="MT95">capacités</text:span><text:span text:style-name="MT9"> </text:span></text:p></draw:text-box></draw:frame><draw:g text:anchor-type="paragraph" draw:z-index="224" draw:name="Shape4_134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225" draw:name="Shape4_135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26" draw:name="Shape4_136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4">Capacités</text:span></text:p>
      </style:header>
      <style:header-left>
        <text:p text:style-name="_5f_Header_20_N_20_page_20_impaire_20__28_D_29_"><text:span text:style-name="MT96">Conversions d’unités : </text:span><text:span text:style-name="MT94">Capacités</text:span></text:p>
      </style:header-left>
      <style:footer>
        <text:p text:style-name="MP8"><draw:frame draw:style-name="Mfr3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6">Conversions d’unités : </text:span><text:span text:style-name="MT97">Capacités</text:span><text:span text:style-name="MT9"> </text:span></text:p></draw:text-box></draw:frame><draw:g text:anchor-type="paragraph" draw:z-index="223" draw:name="Shape4_148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88">Conversions d’unités : </text:span><text:span text:style-name="MT98">Temps et d</text:span><text:span text:style-name="MT99">urées</text:span></text:p>
      </style:header>
      <style:header-left>
        <text:p text:style-name="Header"><text:s/><text:span text:style-name="MT88">Conversions d’unités : </text:span><text:span text:style-name="MT98">Temps et d</text:span><text:span text:style-name="MT99">urées</text:span></text:p>
      </style:header-left>
      <style:footer>
        <text:p text:style-name="MP6"><draw:frame draw:style-name="Mfr3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6">Conversions d’unités : </text:span><text:span text:style-name="MT100">temps et </text:span><text:span text:style-name="MT101">durées</text:span><text:span text:style-name="MT9"> </text:span></text:p></draw:text-box></draw:frame><draw:g text:anchor-type="paragraph" draw:z-index="220" draw:name="Shape4_131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221" draw:name="Shape4_138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22" draw:name="Shape4_139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>
      <style:header-left>
        <text:p text:style-name="_5f_Header_20_N_20_page_20_impaire_20__28_D_29_"><text:span text:style-name="MT96">Conversions d’unités : </text:span><text:span text:style-name="MT98">Temps et d</text:span><text:span text:style-name="MT99">urées</text:span></text:p>
      </style:header-left>
      <style:footer>
        <text:p text:style-name="MP8"><draw:frame draw:style-name="Mfr3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6">Conversions d’unités : </text:span><text:span text:style-name="MT100">temps et </text:span><text:span text:style-name="MT101">durées</text:span><text:span text:style-name="MT9"> </text:span></text:p></draw:text-box></draw:frame><draw:g text:anchor-type="paragraph" draw:z-index="218" draw:name="Shape4_132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219" draw:name="Shape4_141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0">temps et </text:span><text:span text:style-name="MT101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2">Temps et durées</text:span></text:p>
      </style:header>
      <style:header-left>
        <text:p text:style-name="_5f_Header_20_N_20_page_20_impaire_20__28_D_29_"><text:s/><text:span text:style-name="MT88">Conversions d’unités : </text:span><text:span text:style-name="MT102">Temps et durées</text:span></text:p>
      </style:header-left>
      <style:footer>
        <text:p text:style-name="MP6"><draw:frame draw:style-name="Mfr3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6">Conversions d’unités : </text:span><text:span text:style-name="MT103">Temps et </text:span><text:span text:style-name="MT104">Durée</text:span><text:span text:style-name="MT9"> </text:span></text:p></draw:text-box></draw:frame><draw:g text:anchor-type="paragraph" draw:z-index="209" draw:name="Shape4_137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210" draw:name="Shape4_143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211" draw:name="Shape4_144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96">Conversions d’unités : </text:span><text:span text:style-name="MT105">Vitesse</text:span></text:p>
      </style:header>
      <style:header-left>
        <text:p text:style-name="_5f_Header_20_N_20_page_20_impaire_20__28_D_29_"><text:span text:style-name="MT96">Conversions d’unités : </text:span><text:span text:style-name="MT105">Vitesse</text:span></text:p>
      </style:header-left>
      <style:footer>
        <text:p text:style-name="MP8"><draw:frame draw:style-name="Mfr3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6">Conversions d’unités : </text:span><text:span text:style-name="MT106">vitesse</text:span><text:span text:style-name="MT9"> </text:span></text:p></draw:text-box></draw:frame><draw:g text:anchor-type="paragraph" draw:z-index="207" draw:name="Shape4_140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208" draw:name="Shape4_4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3"><text:span text:style-name="MT92">Conversions d’unités : </text:span><text:span text:style-name="MT106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88">Conversions d’unités : </text:span><text:span text:style-name="MT107">Aires</text:span></text:p>
      </style:header>
      <style:header-left>
        <text:p text:style-name="Header"><text:s/><text:span text:style-name="MT88">Conversions d’unités : </text:span><text:span text:style-name="MT107">Aires</text:span></text:p>
      </style:header-left>
      <style:footer>
        <text:p text:style-name="MP6"><draw:frame draw:style-name="Mfr3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6">Conversions d’unités : </text:span><text:span text:style-name="MT108">aires</text:span></text:p></draw:text-box></draw:frame><draw:g text:anchor-type="paragraph" draw:z-index="204" draw:name="Shape4_2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205" draw:name="Shape4_5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53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96">Conversions d’unités : </text:span><text:span text:style-name="MT107">Aires</text:span></text:p>
      </style:header>
      <style:header-left>
        <text:p text:style-name="_5f_Header_20_N_20_page_20_paire_20__28_G_29_"><text:span text:style-name="MT96">Conversions d’unités : </text:span><text:span text:style-name="MT107">Aires</text:span></text:p>
      </style:header-left>
      <style:footer>
        <text:p text:style-name="MP8"><draw:frame draw:style-name="Mfr3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6">Conversions d’unités : </text:span><text:span text:style-name="MT108">Aires</text:span></text:h></draw:text-box></draw:frame><draw:g text:anchor-type="paragraph" draw:z-index="203" draw:name="Shape4_146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88">Conversions d’unités : </text:span><text:span text:style-name="MT109">Problèmes</text:span></text:p>
      </style:header>
      <style:header-left>
        <text:p text:style-name="_5f_Header_20_N_20_page_20_paire_20__28_G_29_"><text:s/><text:span text:style-name="MT88">Conversions d’unités : </text:span><text:span text:style-name="MT109">Problèmes</text:span></text:p>
      </style:header-left>
      <style:footer>
        <text:p text:style-name="MP6"><draw:frame draw:style-name="Mfr3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6">Conversions d’unités : </text:span><text:span text:style-name="MT110">problèmes</text:span></text:p></draw:text-box></draw:frame><draw:g text:anchor-type="paragraph" draw:z-index="201" draw:name="Shape4_63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11">Conversions d’unités </text:span><text:span text:style-name="MT9">: </text:span><text:span text:style-name="MT111">problèmes</text:span></text:p></draw:text-box></draw:frame><draw:g text:anchor-type="paragraph" draw:z-index="202" draw:name="Shape4_147" draw:style-name="Mgr2"><draw:path draw:style-name="Mgr3" draw:text-style-name="MP10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4"><text:span text:style-name="MT96">Conversions d’unités : </text:span><text:span text:style-name="MT109">Problèmes</text:span></text:p>
      </style:header>
      <style:header-left>
        <text:p text:style-name="MP64"><text:span text:style-name="MT96">Conversions d’unités : </text:span><text:span text:style-name="MT109">Problèmes</text:span></text:p>
      </style:header-left>
      <style:footer>
        <text:p text:style-name="MP8"><draw:frame draw:style-name="Mfr3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6">Conversions d’unités : </text:span><text:span text:style-name="MT110">problèmes</text:span></text:p></draw:text-box></draw:frame><draw:g text:anchor-type="paragraph" draw:z-index="199" draw:name="Shape4_6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8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3"><text:span text:style-name="MT92">Conversions d’unités : </text:span><text:span text:style-name="MT110">problèmes</text:span></text:p></draw:text-box></draw:frame><draw:g text:anchor-type="paragraph" draw:z-index="200" draw:name="Shape4_142" draw:style-name="Mgr2"><draw:path draw:style-name="Mgr3" draw:text-style-name="MP10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header-left>
        <text:p text:style-name="Header"><text:s/><text:span text:style-name="MT12">Calculer</text:span> : <text:span text:style-name="MT12">Additionner et soustraire</text:span></text:p>
      </style:header-left>
      <style:footer>
        <text:p text:style-name="MP6"><draw:frame draw:style-name="Mfr3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196" draw:name="Shape4_100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197" draw:name="Shape4_155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56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5"><text:span text:style-name="MT112"><text:s text:c="15"/>A</text:span>ires : Aire et unité</text:p>
      </style:header>
      <style:header-left>
        <text:p text:style-name="MP65"><text:span text:style-name="MT112"><text:s text:c="15"/>A</text:span>ires : Aire et unité</text:p>
      </style:header-left>
      <style:footer>
        <text:p text:style-name="MP8"><draw:frame draw:style-name="Mfr3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95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14">Assembler et décomposer</text:span></text:p>
      </style:header>
      <style:footer>
        <text:p text:style-name="MP8"><draw:frame draw:style-name="Mfr3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17">assembler et décomposer</text:span></text:p></draw:text-box></draw:frame><draw:g text:anchor-type="paragraph" draw:z-index="193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94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17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footer>
        <text:p text:style-name="MP6"><draw:frame draw:style-name="Mfr3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Géométrie plane : </text:span><text:span text:style-name="MT121">vocabulaire</text:span></text:p></draw:text-box></draw:frame><draw:g text:anchor-type="paragraph" draw:z-index="191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Géométrie plane : </text:span><text:span text:style-name="MT121">vocabulaire</text:span></text:p></draw:text-box></draw:frame><draw:g text:anchor-type="paragraph" draw:z-index="192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3">partie 1</text:span> : <text:span text:style-name="MT122">coder</text:span></text:p>
      </style:header>
      <style:footer>
        <text:p text:style-name="MP8"><draw:frame draw:style-name="Mfr3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115">Géométrie plane, </text:span><text:span text:style-name="MT116">partie 1</text:span><text:span text:style-name="MT115"> : </text:span><text:span text:style-name="MT123">coder</text:span></text:p></draw:text-box></draw:frame><draw:g text:anchor-type="paragraph" draw:z-index="189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, </text:span><text:span text:style-name="MT116">partie 1</text:span><text:span text:style-name="MT48"> : </text:span><text:span text:style-name="MT123">coder</text:span></text:p></draw:text-box></draw:frame><draw:g text:anchor-type="paragraph" draw:z-index="190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69"><text:span text:style-name="MT118">Géométrie plane</text:span><text:span text:style-name="MT119"> : </text:span><text:span text:style-name="MT120">Vocabulaire</text:span></text:p>
      </style:header>
      <style:header-left>
        <text:p text:style-name="MP69"><text:span text:style-name="MT118">Géométrie plane</text:span><text:span text:style-name="MT119"> : </text:span><text:span text:style-name="MT120">Vocabulaire</text:span></text:p>
      </style:header-left>
      <style:footer>
        <text:p text:style-name="MP6"><draw:frame draw:style-name="Mfr3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Géométrie plane : </text:span><text:span text:style-name="MT121">vocabulaire</text:span></text:p></draw:text-box></draw:frame><draw:g text:anchor-type="paragraph" draw:z-index="187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Géométrie plane : </text:span><text:span text:style-name="MT121">vocabulaire</text:span></text:p></draw:text-box></draw:frame><draw:g text:anchor-type="paragraph" draw:z-index="188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8"><draw:frame draw:style-name="Mfr3" draw:name="Frame209" text:anchor-type="paragraph" svg:y="-0.06cm" draw:z-index="0"><draw:text-box fo:min-height="0.499cm" fo:min-width="7.096cm"><draw:frame draw:style-name="Mfr2" draw:name="Frame7" text:anchor-type="frame" svg:x="0.45cm" svg:y="0.079cm" svg:width="0.817cm" draw:z-index="0"><draw:text-box fo:min-height="0.355cm"><text:p text:style-name="MP3"><draw:g text:anchor-type="paragraph" draw:z-index="185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3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86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3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83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184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5">Milieu, alignement, </text:span><text:span text:style-name="MT126">appartenance</text:span></text:p>
      </style:header>
      <style:footer>
        <text:p text:style-name="MP8"><draw:frame draw:style-name="Mfr3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81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127">milieu, Alignement, </text:span><text:span text:style-name="MT128">APPARTENANCE</text:span></text:p></draw:text-box></draw:frame></text:p>
      </style:footer>
      <style:footer-left>
        <text:p text:style-name="MP6"><draw:frame draw:style-name="Mfr3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82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127">milieu, alignement, </text:span><text:span text:style-name="MT128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75" draw:name="Shape4_14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79" draw:name="Shape4_15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1">et cercles</text:span></text:p>
      </style:header>
      <style:footer>
        <text:p text:style-name="MP6"><draw:frame draw:style-name="Mfr3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73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3">Géométrie plane : points, droites <text:span text:style-name="MT132">et cercles</text:span></text:p></draw:text-box></draw:frame></text:p>
      </style:footer>
      <style:footer-left>
        <text:p text:style-name="MP6"><draw:frame draw:style-name="Mfr3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74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2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71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72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8"><draw:frame draw:style-name="Mfr3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69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6"><draw:frame draw:style-name="Mfr3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70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3">R</text:span><text:span text:style-name="MT134">epères du plan : Se </text:span><text:span text:style-name="MT135">déplacer</text:span></text:p>
      </style:header>
      <style:footer>
        <text:p text:style-name="MP6"><draw:frame draw:style-name="Mfr3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9">Repères du plan : Se </text:span><text:span text:style-name="MT136">déplacer</text:span></text:p></draw:text-box></draw:frame><draw:g text:anchor-type="paragraph" draw:z-index="167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3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5"><text:span text:style-name="MT9">Repères du plan : se </text:span><text:span text:style-name="MT136">déplacer</text:span></text:p></draw:text-box></draw:frame><draw:g text:anchor-type="paragraph" draw:z-index="168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8"><draw:frame draw:style-name="Mfr3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65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6"><draw:frame draw:style-name="Mfr3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66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6"><draw:frame draw:style-name="Mfr3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Repères du plan : Se repérer</text:p></draw:text-box></draw:frame><draw:g text:anchor-type="paragraph" draw:z-index="162" draw:name="Shape4_117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64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7">Volumes : Volumes par comptage</text:p>
      </style:header>
      <style:footer>
        <text:p text:style-name="MP6"><draw:frame draw:style-name="Mfr3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61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37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54" draw:name="Shape7_8" draw:style-name="Mgr9" draw:text-style-name="MP1" svg:x1="9.042cm" svg:y1="0.36cm" svg:x2="20.461cm" svg:y2="0.36cm"><text:p/></draw:line><draw:path text:anchor-type="paragraph" draw:z-index="155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56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>
      <style:header-left>
        <text:p text:style-name="MP79"><draw:line text:anchor-type="paragraph" draw:z-index="158" draw:name="Shape7_9" draw:style-name="Mgr9" draw:text-style-name="MP1" svg:x1="9.042cm" svg:y1="0.36cm" svg:x2="20.461cm" svg:y2="0.36cm"><text:p/></draw:line><draw:path text:anchor-type="paragraph" draw:z-index="159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60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T<text:span text:style-name="MT139">itre de la série</text:span></text:p>
      </style:header-left>
      <style:footer>
        <text:p text:style-name="MP6"><draw:frame draw:style-name="Mfr3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57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2"><text:s text:c="15"/>A</text:span>ires : Aires de triangles</text:p>
      </style:header>
      <style:footer>
        <text:p text:style-name="MP8"><draw:frame draw:style-name="Mfr3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53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6"><draw:frame draw:style-name="Mfr3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150" draw:name="Shape4_181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151" draw:name="Shape4_182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52" draw:name="Shape4_183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1"><text:s text:c="15"/>A</text:span><text:span text:style-name="MT141">ires : Problèmes d’aires</text:span></text:p>
      </style:header>
      <style:footer>
        <text:p text:style-name="MP8"><draw:frame draw:style-name="Mfr3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49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6"><draw:frame draw:style-name="Mfr3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144" draw:name="Shape4_166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147" draw:name="Shape4_167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48" draw:name="Shape4_168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6"><draw:frame draw:style-name="Mfr3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141" draw:name="Shape4_170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142" draw:name="Shape4_171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143" draw:name="Shape4_172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2"><text:s text:c="15"/>A</text:span>ires : Aires de disques</text:p>
      </style:header>
      <style:footer>
        <text:p text:style-name="MP8"><draw:frame draw:style-name="Mfr3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139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131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32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134" draw:name="Shape7_6" draw:style-name="Mgr9" draw:text-style-name="MP1" svg:x1="9.042cm" svg:y1="0.36cm" svg:x2="20.461cm" svg:y2="0.36cm"><text:p/></draw:line>T<text:span text:style-name="MT139">itre de la série</text:span></text:p>
      </style:header>
      <style:header-left>
        <text:p text:style-name="MP79"><draw:path text:anchor-type="paragraph" draw:z-index="136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37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line text:anchor-type="paragraph" draw:z-index="138" draw:name="Shape7_3" draw:style-name="Mgr9" draw:text-style-name="MP1" svg:x1="9.042cm" svg:y1="0.36cm" svg:x2="20.461cm" svg:y2="0.36cm"><text:p/></draw:line>T<text:span text:style-name="MT139">itre de la série</text:span></text:p>
      </style:header-left>
      <style:footer>
        <text:p text:style-name="MP6"><draw:frame draw:style-name="Mfr3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135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0">Angles</text:span> • <text:span text:style-name="MT140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2">Volumes : </text:span><text:span text:style-name="MT143">Calculs et conversions</text:span></text:p>
      </style:header>
      <style:header-left>
        <text:p text:style-name="_5f_Header_20_M_20_page_20_paire_20__28_G_29_"><text:span text:style-name="MT142">Volumes : </text:span><text:span text:style-name="MT143">Calculs et conversions</text:span></text:p>
      </style:header-left>
      <style:footer>
        <text:list xml:id="list3547468364" text:style-name="_5f_Numérotation_20_des_20_exercices">
          <text:list-item>
            <text:list>
              <text:list-item>
                <text:p text:style-name="MP88"><draw:frame draw:style-name="Mfr3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129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95542745397078" text:continue-numbering="true" text:style-name="_5f_Numérotation_20_des_20_exercices">
          <text:list-item>
            <text:list>
              <text:list-item>
                <text:p text:style-name="MP88"><draw:frame draw:style-name="Mfr3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37">Volumes : </text:span><text:span text:style-name="MT144">Calculs et conversions</text:span> </text:p></draw:text-box></draw:frame><draw:g text:anchor-type="paragraph" draw:z-index="130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footer>
        <text:p text:style-name="MP6"><draw:frame draw:style-name="Mfr3" draw:name="Frame14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7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128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45">D</text:span><text:span text:style-name="MT44">roites, </text:span><text:span text:style-name="MT146">demi-droites </text:span><text:span text:style-name="MT147">&amp; </text:span><text:span text:style-name="MT146">segments</text:span></text:p>
      </style:header>
      <style:footer>
        <text:p text:style-name="MP6"><draw:frame draw:style-name="Mfr3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125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15">Géométrie plane : </text:span><text:span text:style-name="MT48">droites, </text:span><text:span text:style-name="MT148">DEMI-droites et segments</text:span></text:p></draw:text-box></draw:frame></text:p>
      </style:footer>
      <style:footer-left>
        <text:p text:style-name="MP6"><draw:frame draw:style-name="Mfr3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126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droites, </text:span><text:span text:style-name="MT148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2"><text:s text:c="15"/>A</text:span>ires : Aire par comptage</text:p>
      </style:header>
      <style:footer>
        <text:p text:style-name="MP8"><draw:frame draw:style-name="Mfr3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124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8"><text:span text:style-name="MT149">Aires</text:span><text:span text:style-name="MT73"> <text:s/>: </text:span><text:span text:style-name="MT149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6"><draw:frame draw:style-name="Mfr3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121" draw:name="Shape4_162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122" draw:name="Shape4_163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23" draw:name="Shape4_164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0">Aires </text:span>: <text:span text:style-name="MT150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6"><draw:frame draw:style-name="Mfr3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114" draw:name="Shape4_158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115" draw:name="Shape4_159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draw:g text:anchor-type="paragraph" draw:z-index="116" draw:name="Shape4_160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2"><text:s text:c="15"/>A</text:span>ires : Calculer une aire</text:p>
      </style:header>
      <style:footer>
        <text:p text:style-name="MP8"><draw:frame draw:style-name="Mfr3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113" draw:name="Shape4_16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header-left>
        <text:p text:style-name="MP94"><text:span text:style-name="MT151">Constructions géométriques : </text:span><text:span text:style-name="MT152">Reproduire</text:span></text:p>
      </style:header-left>
      <style:footer>
        <text:p text:style-name="MP6"><draw:frame draw:style-name="Mfr3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111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3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112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6"><draw:frame draw:style-name="Mfr3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109" draw:name="Shape4_20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4">G</text:span><text:span text:style-name="MT155">éométrie </text:span><text:span text:style-name="MT156">plane </text:span><text:span text:style-name="MT155">: </text:span><text:span text:style-name="MT156">vocabulaire</text:span></text:h></draw:text-box></draw:frame></text:p>
      </style:footer>
      <style:footer-left>
        <text:p text:style-name="MP6"><draw:frame draw:style-name="Mfr3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110" draw:name="Shape4_20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54">G</text:span><text:span text:style-name="MT155">éométrie </text:span><text:span text:style-name="MT157">plane</text:span><text:span text:style-name="MT155"> : </text:span><text:span text:style-name="MT157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105" draw:name="Shape9" draw:style-name="Mgr1" draw:text-style-name="MP1" svg:x1="11.559cm" svg:y1="0.36cm" svg:x2="20.5cm" svg:y2="0.36cm"><text:p/></draw:line><draw:frame text:anchor-type="paragraph" draw:z-index="106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38">Série 1</text:span></text:p></draw:text-box></draw:frame><draw:path text:anchor-type="paragraph" draw:z-index="107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58">itre de la série</text:span></text:p>
      </style:header>
      <style:footer>
        <text:p text:style-name="MP6"><draw:frame draw:style-name="Mfr3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108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59">Éléments de géométrie</text:span> • <text:span text:style-name="MT159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3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104" draw:name="Shape4_21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1">Constructions géométriques : </text:span><text:span text:style-name="MT152">Reproduire</text:span></text:p>
      </style:header>
      <style:header-left>
        <text:p text:style-name="MP103"><text:span text:style-name="MT151">Constructions géométriques : </text:span><text:span text:style-name="MT152">Reproduire</text:span></text:p>
      </style:header-left>
      <style:footer>
        <text:p text:style-name="MP6"><draw:frame draw:style-name="Mfr3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103" draw:name="Shape4_218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0">Constructions géométriques : </text:span><text:span text:style-name="MT161">Reproduire</text:span></text:p>
      </style:header>
      <style:header-left>
        <text:p text:style-name="_5f_Header_20_G_20_page_20_paire_20__28_G_29_"><text:span text:style-name="MT160">Constructions géométriques : </text:span><text:span text:style-name="MT161">Reproduire</text:span></text:p>
      </style:header-left>
      <style:footer>
        <text:p text:style-name="MP6"><draw:frame draw:style-name="Mfr3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101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54">REPRODUIRE</text:span></text:p></draw:text-box></draw:frame></text:p>
      </style:footer>
      <style:footer-left>
        <text:p text:style-name="MP6"><draw:frame draw:style-name="Mfr3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102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1">Constructions géométriques : </text:span><text:span text:style-name="MT152">Reproduire</text:span></text:p>
      </style:header>
      <style:footer>
        <text:p text:style-name="MP6"><draw:frame draw:style-name="Mfr3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99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>
      <style:footer-left>
        <text:p text:style-name="MP6"><draw:frame draw:style-name="Mfr3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100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3">CONSTRUCTIONS Géométriques : <text:s/></text:span><text:span text:style-name="MT154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0">Constructions géométriques : </text:span><text:span text:style-name="MT162">Rédiger</text:span></text:p>
      </style:header>
      <style:header-left>
        <text:p text:style-name="_5f_Header_20_G_20_page_20_paire_20__28_G_29_"><text:span text:style-name="MT160">Constructions géométriques : </text:span><text:span text:style-name="MT162">Rédiger</text:span></text:p>
      </style:header-left>
      <style:footer>
        <text:p text:style-name="MP6"><draw:frame draw:style-name="Mfr3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98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3">CONSTRUCTIONS Géométriques : </text:span><text:span text:style-name="MT163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4">S</text:span>olides : <text:span text:style-name="MT164">Vocabulaire, nature</text:span></text:p>
      </style:header>
      <style:header-left>
        <text:p text:style-name="_5f_Header_20_G_20_page_20_impaire_20__28_D_29_"><text:span text:style-name="MT164">S</text:span>olides : <text:span text:style-name="MT164">Vocabulaire, nature</text:span></text:p>
      </style:header-left>
      <style:footer>
        <text:h text:style-name="_5f_Footer_20_page_20_impaire_20__28_D_29_" text:outline-level="1"><draw:frame draw:style-name="Mfr3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96" draw:name="Shape4_25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6"><draw:frame draw:style-name="Mfr3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97" draw:name="Shape4_256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1"><text:span text:style-name="MT129">S</text:span><text:span text:style-name="MT130">olides</text:span> : <text:span text:style-name="MT129">Vocabulaire, nature</text:span></text:p>
      </style:header>
      <style:header-left>
        <text:p text:style-name="MP71"><text:span text:style-name="MT129">S</text:span><text:span text:style-name="MT130">olides</text:span> : <text:span text:style-name="MT129">Vocabulaire, nature</text:span></text:p>
      </style:header-left>
      <style:footer>
        <text:p text:style-name="MP6"><draw:frame draw:style-name="Mfr3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4" draw:name="Shape4_22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95" draw:name="Shape4_2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4">S</text:span>olides : <text:span text:style-name="MT165">Perspective cavalière</text:span></text:p>
      </style:header>
      <style:header-left>
        <text:p text:style-name="_5f_Header_20_G_20_page_20_impaire_20__28_D_29_"><text:span text:style-name="MT164">S</text:span>olides : <text:span text:style-name="MT165">Perspective cavalière</text:span></text:p>
      </style:header-left>
      <style:footer>
        <text:p text:style-name="MP6"><draw:frame draw:style-name="Mfr3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92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67">perspective cavalière</text:span></text:h></draw:text-box></draw:frame></text:p>
      </style:footer>
      <style:footer-left>
        <text:p text:style-name="MP6"><draw:frame draw:style-name="Mfr3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93" draw:name="Shape4_25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67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29">Solides : </text:span><text:span text:style-name="MT168">Patrons</text:span></text:p>
      </style:header>
      <style:header-left>
        <text:p text:style-name="_5f_Header_20_G_20_page_20_paire_20__28_G_29_"><text:span text:style-name="MT129">Solides : </text:span><text:span text:style-name="MT168">Patrons</text:span></text:p>
      </style:header-left>
      <style:footer>
        <text:h text:style-name="_5f_Footer_20_page_20_impaire_20__28_D_29_" text:outline-level="1"><draw:frame draw:style-name="Mfr3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<text:span text:style-name="MT169">patrons</text:span></text:p></draw:text-box></draw:frame><draw:g text:anchor-type="paragraph" draw:z-index="90" draw:name="Shape4_22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3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69">patrons</text:span></text:h></draw:text-box></draw:frame><draw:g text:anchor-type="paragraph" draw:z-index="91" draw:name="Shape4_25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4">S</text:span>olides : <text:span text:style-name="MT170">Patrons</text:span></text:p>
      </style:header>
      <style:header-left>
        <text:p text:style-name="_5f_Header_20_G_20_page_20_impaire_20__28_D_29_"><text:span text:style-name="MT164">S</text:span>olides : <text:span text:style-name="MT170">Patrons</text:span></text:p>
      </style:header-left>
      <style:footer>
        <text:p text:style-name="MP6"><draw:frame draw:style-name="Mfr3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85" draw:name="Shape4_22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6">solides : </text:span><text:span text:style-name="MT171">Patrons</text:span></text:h></draw:text-box></draw:frame></text:p>
      </style:footer>
      <style:footer-left>
        <text:p text:style-name="MP6"><draw:frame draw:style-name="Mfr3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89" draw:name="Shape4_2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66">solides : </text:span><text:span text:style-name="MT171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>
      <style:header-left>
        <text:p text:style-name="_5f_Header_20_G_20_page_20_impaire_20__28_D_29_"><text:span text:style-name="MT129">S</text:span><text:span text:style-name="MT130">olides</text:span> : <text:span text:style-name="MT129">Vocabulaire, nature</text:span></text:p>
      </style:header-left>
      <style:footer>
        <text:p text:style-name="MP6"><draw:frame draw:style-name="Mfr3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3" draw:name="Shape4_24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2">solides : Vocabulaire, NatuRE</text:p></draw:text-box></draw:frame><draw:g text:anchor-type="paragraph" draw:z-index="84" draw:name="Shape4_25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81" draw:name="Shape4_247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82" draw:name="Shape4_248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6">Reconnaissance et axes</text:span></text:p>
      </style:header>
      <style:footer>
        <text:p text:style-name="MP8"><draw:frame draw:style-name="Mfr3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79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6"><draw:frame draw:style-name="Mfr3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80" draw:name="Shape4_24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77" draw:name="Shape4_24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78" draw:name="Shape4_24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5">Symétrie axiale</text:span><text:span text:style-name="MT47"> : </text:span><text:span text:style-name="MT175">Médiatrice d’un segment</text:span></text:p>
      </style:header>
      <style:footer>
        <text:p text:style-name="MP8"><draw:frame draw:style-name="Mfr3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75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5">S</text:span><text:span text:style-name="MT177">ymétrie axiale : </text:span><text:span text:style-name="MT178">Médiatrice d’un segment</text:span></text:h></draw:text-box></draw:frame></text:p>
      </style:footer>
      <style:footer-left>
        <text:p text:style-name="MP6"><draw:frame draw:style-name="Mfr3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76" draw:name="Shape4_24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5">S</text:span><text:span text:style-name="MT177">ymétrie axiale : </text:span><text:span text:style-name="MT178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3" draw:name="Frame2911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73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74" draw:name="Shape4_24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8"><draw:frame draw:style-name="Mfr3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71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6"><draw:frame draw:style-name="Mfr3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72" draw:name="Shape4_23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header-left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-left>
      <style:footer>
        <text:p text:style-name="MP6"><draw:frame draw:style-name="Mfr3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9" draw:name="Shape4_23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1" text:anchor-type="paragraph" svg:y="-0.06cm" draw:z-index="0"><draw:text-box fo:min-height="0.499cm" fo:min-width="3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70" draw:name="Shape4_23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Axes de symétrie de figures</text:span></text:p>
      </style:header>
      <style:header-left>
        <text:p text:style-name="MP110"><text:span text:style-name="MT179">Symétrie axiale</text:span><text:span text:style-name="MT47"> : </text:span><text:span text:style-name="MT180">Axes de symétrie de figures</text:span></text:p>
      </style:header-left>
      <style:footer>
        <text:p text:style-name="MP8"><draw:frame draw:style-name="Mfr3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6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6"><draw:frame draw:style-name="Mfr3" draw:name="Frame3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68" draw:name="Shape4_23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5" draw:name="Shape4_23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66" draw:name="Shape4_23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8"><draw:frame draw:style-name="Mfr3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59" draw:name="Shape4_23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6"><draw:frame draw:style-name="Mfr3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64" draw:name="Shape4_23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2">Géométrie plane</text:span><text:span text:style-name="MT129"> : </text:span><text:span text:style-name="MT173">Parallèles, perpendiculaires,<text:line-break/> </text:span><text:span text:style-name="MT174">distances</text:span></text:p>
      </style:header>
      <style:footer>
        <text:p text:style-name="MP6"><draw:frame draw:style-name="Mfr3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7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0"><text:span text:style-name="MT124">Géométrie plane : </text:span><text:span text:style-name="MT45">parallèles, perpendiculaires, </text:span><text:span text:style-name="MT68">distances</text:span></text:p></draw:text-box></draw:frame><draw:g text:anchor-type="paragraph" draw:z-index="58" draw:name="Shape4_22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8"><draw:frame draw:style-name="Mfr3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55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6"><draw:frame draw:style-name="Mfr3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56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49" draw:name="Shape3_1" draw:style-name="Mgr14" draw:text-style-name="MP1" svg:x1="10.893cm" svg:y1="0.403cm" svg:x2="20.503cm" svg:y2="0.327cm"><text:p/></draw:line><draw:path text:anchor-type="char" draw:z-index="50" draw:name="Shape1_2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53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52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51" draw:name="Shape4_56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54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12">Calculer</text:span> : <text:span text:style-name="MT12">Additionner et soustraire</text:span></text:p>
      </style:header>
      <style:footer>
        <text:p text:style-name="MP6"><draw:frame draw:style-name="Mfr3" draw:name="Frame10" text:anchor-type="paragraph" svg:y="-0.06cm" draw:z-index="0"><draw:text-box fo:min-height="0.499cm" fo:min-width="3cm"><draw:frame draw:style-name="Mfr2" draw:name="Frame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 : additionner et soustraire</text:span><text:span text:style-name="MT9"> </text:span></text:p></draw:text-box></draw:frame><draw:g text:anchor-type="paragraph" draw:z-index="44" draw:name="Shape4_118" draw:style-name="Mgr2"><draw:path draw:style-name="Mgr3" draw:text-style-name="MP1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3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alculer</text:span><text:span text:style-name="MT9"> : </text:span><text:span text:style-name="MT8">additionner et soustraire</text:span></text:p></draw:text-box></draw:frame><draw:g text:anchor-type="paragraph" draw:z-index="45" draw:name="Shape4_266" draw:style-name="Mgr2"><draw:path draw:style-name="Mgr4" draw:text-style-name="MP11" svg:width="0.855cm" svg:height="1.172cm" svg:x="-0.143cm" svg:y="-0.175cm" svg:viewBox="0 0 856 1173" svg:d="M856 1173h-856v-991c0-100 79-182 175-182h505c97 0 176 82 176 182z"><text:p/></draw:path></draw:g><draw:g text:anchor-type="paragraph" draw:z-index="46" draw:name="Shape4_267" draw:style-name="Mgr2"><draw:path draw:style-name="Mgr3" draw:text-style-name="MP10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47" draw:name="Shape3_0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8"><draw:frame draw:style-name="Mfr3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48" draw:name="Shape4_119" draw:style-name="Mgr2"><draw:path draw:style-name="Mgr3" draw:text-style-name="MP1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16:23:37.384777335</meta:creation-date>
    <dc:title>lycee_v3</dc:title>
    <meta:editing-duration>PT10H55M39S</meta:editing-duration>
    <meta:editing-cycles>173</meta:editing-cycles>
    <meta:generator>LibreOffice/7.1.6.2$Windows_X86_64 LibreOffice_project/0e133318fcee89abacd6a7d077e292f1145735c3</meta:generator>
    <dc:date>2022-02-08T19:55:40.771000000</dc:date>
    <meta:document-statistic meta:table-count="3" meta:image-count="0" meta:object-count="43" meta:page-count="3" meta:paragraph-count="895" meta:word-count="3289" meta:character-count="20305" meta:non-whitespace-character-count="17502"/>
    <meta:template xlink:type="simple" xlink:actuate="onRequest" xlink:title="lycee_v3" xlink:href="../../Modele_cahier.ott" meta:date="2021-08-18T10:18:07.522662863"/>
  </office:meta>
</office:document-meta>
</file>

<file path=Object 1/content.xml><?xml version="1.0" encoding="utf-8"?>
<math xmlns="http://www.w3.org/1998/Math/MathML" display="block">
  <semantics>
    <mfrac>
      <mn>274</mn>
      <mn>100</mn>
    </mfrac>
    <annotation encoding="StarMath 5.0"> {{274}over {100}}</annotation>
  </semantics>
</math>
</file>

<file path=Object 10/content.xml><?xml version="1.0" encoding="utf-8"?>
<math xmlns="http://www.w3.org/1998/Math/MathML" display="block">
  <semantics>
    <mfrac>
      <mn>734</mn>
      <mn>100</mn>
    </mfrac>
    <annotation encoding="StarMath 5.0">{734}over{100}</annotation>
  </semantics>
</math>
</file>

<file path=Object 11/content.xml><?xml version="1.0" encoding="utf-8"?>
<math xmlns="http://www.w3.org/1998/Math/MathML" display="block">
  <semantics>
    <mfrac>
      <mn>34</mn>
      <mn>10</mn>
    </mfrac>
    <annotation encoding="StarMath 5.0">{34}over{10}</annotation>
  </semantics>
</math>
</file>

<file path=Object 12/content.xml><?xml version="1.0" encoding="utf-8"?>
<math xmlns="http://www.w3.org/1998/Math/MathML" display="block">
  <semantics>
    <mfrac>
      <mn>34</mn>
      <mn>100</mn>
    </mfrac>
    <annotation encoding="StarMath 5.0">{34}over{100}</annotation>
  </semantics>
</math>
</file>

<file path=Object 13/content.xml><?xml version="1.0" encoding="utf-8"?>
<math xmlns="http://www.w3.org/1998/Math/MathML" display="block">
  <semantics>
    <mfrac>
      <mn>734</mn>
      <mrow>
        <mn>1</mn>
        <mspace width="0.5em"/>
        <mn>000</mn>
      </mrow>
    </mfrac>
    <annotation encoding="StarMath 5.0">{734}over{1`000}</annotation>
  </semantics>
</math>
</file>

<file path=Object 14/content.xml><?xml version="1.0" encoding="utf-8"?>
<math xmlns="http://www.w3.org/1998/Math/MathML" display="block">
  <semantics>
    <mstyle mathvariant="bold">
      <mfrac>
        <mn>54</mn>
        <mn>100</mn>
      </mfrac>
    </mstyle>
    <annotation encoding="StarMath 5.0">bold { {54}over{100}} </annotation>
  </semantics>
</math>
</file>

<file path=Object 15/content.xml><?xml version="1.0" encoding="utf-8"?>
<math xmlns="http://www.w3.org/1998/Math/MathML" display="block">
  <semantics>
    <mstyle mathvariant="bold">
      <mfrac>
        <mn>5</mn>
        <mn>10</mn>
      </mfrac>
    </mstyle>
    <annotation encoding="StarMath 5.0">bold{{5}over{10}}</annotation>
  </semantics>
</math>
</file>

<file path=Object 16/content.xml><?xml version="1.0" encoding="utf-8"?>
<math xmlns="http://www.w3.org/1998/Math/MathML" display="block">
  <semantics>
    <mstyle mathvariant="bold">
      <mfrac>
        <mn>4</mn>
        <mn>100</mn>
      </mfrac>
    </mstyle>
    <annotation encoding="StarMath 5.0">bold{{4}over{100}}</annotation>
  </semantics>
</math>
</file>

<file path=Object 17/content.xml><?xml version="1.0" encoding="utf-8"?>
<math xmlns="http://www.w3.org/1998/Math/MathML" display="block">
  <semantics>
    <mfrac>
      <mn>32</mn>
      <mn>100</mn>
    </mfrac>
    <annotation encoding="StarMath 5.0">{32}over{100}</annotation>
  </semantics>
</math>
</file>

<file path=Object 18/content.xml><?xml version="1.0" encoding="utf-8"?>
<math xmlns="http://www.w3.org/1998/Math/MathML" display="block">
  <semantics>
    <mfrac>
      <mn>2</mn>
      <mn>10</mn>
    </mfrac>
    <annotation encoding="StarMath 5.0">{2}over{10}</annotation>
  </semantics>
</math>
</file>

<file path=Object 19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

<file path=Object 2/content.xml><?xml version="1.0" encoding="utf-8"?>
<math xmlns="http://www.w3.org/1998/Math/MathML" display="block">
  <semantics>
    <mfrac>
      <mn>80</mn>
      <mn>100</mn>
    </mfrac>
    <annotation encoding="StarMath 5.0"> {{80}over {100}}</annotation>
  </semantics>
</math>
</file>

<file path=Object 20/content.xml><?xml version="1.0" encoding="utf-8"?>
<math xmlns="http://www.w3.org/1998/Math/MathML" display="block">
  <semantics>
    <mfrac>
      <mn>8</mn>
      <mn>100</mn>
    </mfrac>
    <annotation encoding="StarMath 5.0">{8}over{100}</annotation>
  </semantics>
</math>
</file>

<file path=Object 21/content.xml><?xml version="1.0" encoding="utf-8"?>
<math xmlns="http://www.w3.org/1998/Math/MathML" display="block">
  <semantics>
    <mfrac>
      <mn>2</mn>
      <mrow>
        <mn>1</mn>
        <mspace width="0.5em"/>
        <mn>000</mn>
      </mrow>
    </mfrac>
    <annotation encoding="StarMath 5.0">{2}over{1`000}</annotation>
  </semantics>
</math>
</file>

<file path=Object 22/content.xml><?xml version="1.0" encoding="utf-8"?>
<math xmlns="http://www.w3.org/1998/Math/MathML" display="block">
  <semantics>
    <mfrac>
      <mn>16</mn>
      <mn>10</mn>
    </mfrac>
    <annotation encoding="StarMath 5.0">{16}over{10}</annotation>
  </semantics>
</math>
</file>

<file path=Object 23/content.xml><?xml version="1.0" encoding="utf-8"?>
<math xmlns="http://www.w3.org/1998/Math/MathML" display="block">
  <semantics>
    <mfrac>
      <mn>95</mn>
      <mn>100</mn>
    </mfrac>
    <annotation encoding="StarMath 5.0">{95}over{100}</annotation>
  </semantics>
</math>
</file>

<file path=Object 24/content.xml><?xml version="1.0" encoding="utf-8"?>
<math xmlns="http://www.w3.org/1998/Math/MathML" display="block">
  <semantics>
    <mfrac>
      <mn>45</mn>
      <mrow>
        <mn>1</mn>
        <mspace width="0.5em"/>
        <mn>000</mn>
      </mrow>
    </mfrac>
    <annotation encoding="StarMath 5.0">{45}over{1`000}</annotation>
  </semantics>
</math>
</file>

<file path=Object 25/content.xml><?xml version="1.0" encoding="utf-8"?>
<math xmlns="http://www.w3.org/1998/Math/MathML" display="block">
  <semantics>
    <mfrac>
      <mn>36</mn>
      <mn>10</mn>
    </mfrac>
    <annotation encoding="StarMath 5.0">{36}over{10}</annotation>
  </semantics>
</math>
</file>

<file path=Object 26/content.xml><?xml version="1.0" encoding="utf-8"?>
<math xmlns="http://www.w3.org/1998/Math/MathML" display="block">
  <semantics>
    <mfrac>
      <mn>87</mn>
      <mn>100</mn>
    </mfrac>
    <annotation encoding="StarMath 5.0">{87}over{100}</annotation>
  </semantics>
</math>
</file>

<file path=Object 27/content.xml><?xml version="1.0" encoding="utf-8"?>
<math xmlns="http://www.w3.org/1998/Math/MathML" display="block">
  <semantics>
    <mfrac>
      <mn>2</mn>
      <mn>10</mn>
    </mfrac>
    <annotation encoding="StarMath 5.0">{2}over{10}</annotation>
  </semantics>
</math>
</file>

<file path=Object 28/content.xml><?xml version="1.0" encoding="utf-8"?>
<math xmlns="http://www.w3.org/1998/Math/MathML" display="block">
  <semantics>
    <mfrac>
      <mn>35</mn>
      <mrow>
        <mn>1</mn>
        <mspace width="0.5em"/>
        <mn>000</mn>
      </mrow>
    </mfrac>
    <annotation encoding="StarMath 5.0">{35}over{1`000}</annotation>
  </semantics>
</math>
</file>

<file path=Object 29/content.xml><?xml version="1.0" encoding="utf-8"?>
<math xmlns="http://www.w3.org/1998/Math/MathML" display="block">
  <semantics>
    <mfrac>
      <mn>53</mn>
      <mn>100</mn>
    </mfrac>
    <annotation encoding="StarMath 5.0">{53}over{100}</annotation>
  </semantics>
</math>
</file>

<file path=Object 3/content.xml><?xml version="1.0" encoding="utf-8"?>
<math xmlns="http://www.w3.org/1998/Math/MathML" display="block">
  <semantics>
    <mfrac>
      <mn>63</mn>
      <mn>100</mn>
    </mfrac>
    <annotation encoding="StarMath 5.0"> {{63}over {100}}</annotation>
  </semantics>
</math>
</file>

<file path=Object 30/content.xml><?xml version="1.0" encoding="utf-8"?>
<math xmlns="http://www.w3.org/1998/Math/MathML" display="block">
  <semantics>
    <mfrac>
      <mn>984</mn>
      <mn>10</mn>
    </mfrac>
    <annotation encoding="StarMath 5.0">{984}over{10}</annotation>
  </semantics>
</math>
</file>

<file path=Object 31/content.xml><?xml version="1.0" encoding="utf-8"?>
<math xmlns="http://www.w3.org/1998/Math/MathML" display="block">
  <semantics>
    <mfrac>
      <mn>3156</mn>
      <mn>100</mn>
    </mfrac>
    <annotation encoding="StarMath 5.0">{3156}over{100}</annotation>
  </semantics>
</math>
</file>

<file path=Object 32/content.xml><?xml version="1.0" encoding="utf-8"?>
<math xmlns="http://www.w3.org/1998/Math/MathML" display="block">
  <semantics>
    <mfrac>
      <mn>364</mn>
      <mn>10</mn>
    </mfrac>
    <annotation encoding="StarMath 5.0">{364}over{10}</annotation>
  </semantics>
</math>
</file>

<file path=Object 33/content.xml><?xml version="1.0" encoding="utf-8"?>
<math xmlns="http://www.w3.org/1998/Math/MathML" display="block">
  <semantics>
    <mfrac>
      <mrow>
        <mn>8</mn>
        <mspace width="0.5em"/>
        <mn>261</mn>
      </mrow>
      <mrow>
        <mn>1</mn>
        <mspace width="0.5em"/>
        <mn>000</mn>
      </mrow>
    </mfrac>
    <annotation encoding="StarMath 5.0">{8`261}over{1`000}</annotation>
  </semantics>
</math>
</file>

<file path=Object 34/content.xml><?xml version="1.0" encoding="utf-8"?>
<math xmlns="http://www.w3.org/1998/Math/MathML" display="block">
  <semantics>
    <mfrac>
      <mrow>
        <mn>1</mn>
        <mspace width="0.5em"/>
        <mn>705</mn>
      </mrow>
      <mn>100</mn>
    </mfrac>
    <annotation encoding="StarMath 5.0">{1`705}over{100}</annotation>
  </semantics>
</math>
</file>

<file path=Object 35/content.xml><?xml version="1.0" encoding="utf-8"?>
<math xmlns="http://www.w3.org/1998/Math/MathML" display="block">
  <semantics>
    <mfrac>
      <mn>30</mn>
      <mn>100</mn>
    </mfrac>
    <annotation encoding="StarMath 5.0">{30}over{100}</annotation>
  </semantics>
</math>
</file>

<file path=Object 36/content.xml><?xml version="1.0" encoding="utf-8"?>
<math xmlns="http://www.w3.org/1998/Math/MathML" display="block">
  <semantics>
    <mfrac>
      <mn>3</mn>
      <mn>10</mn>
    </mfrac>
    <annotation encoding="StarMath 5.0">{3}over{10}</annotation>
  </semantics>
</math>
</file>

<file path=Object 37/content.xml><?xml version="1.0" encoding="utf-8"?>
<math xmlns="http://www.w3.org/1998/Math/MathML" display="block">
  <semantics>
    <mfrac>
      <mn>3</mn>
      <mn>10</mn>
    </mfrac>
    <annotation encoding="StarMath 5.0">{3}over{10}</annotation>
  </semantics>
</math>
</file>

<file path=Object 38/content.xml><?xml version="1.0" encoding="utf-8"?>
<math xmlns="http://www.w3.org/1998/Math/MathML" display="block">
  <semantics>
    <mfrac>
      <mn>2</mn>
      <mn>100</mn>
    </mfrac>
    <annotation encoding="StarMath 5.0">{2}over{100}</annotation>
  </semantics>
</math>
</file>

<file path=Object 39/content.xml><?xml version="1.0" encoding="utf-8"?>
<math xmlns="http://www.w3.org/1998/Math/MathML" display="block">
  <semantics>
    <mfrac>
      <mn>24</mn>
      <mn>100</mn>
    </mfrac>
    <annotation encoding="StarMath 5.0">{24}over{100}</annotation>
  </semantics>
</math>
</file>

<file path=Object 4/content.xml><?xml version="1.0" encoding="utf-8"?>
<math xmlns="http://www.w3.org/1998/Math/MathML" display="block">
  <semantics>
    <mfrac>
      <mn>89</mn>
      <mn>100</mn>
    </mfrac>
    <annotation encoding="StarMath 5.0"> {{89}over {100}}</annotation>
  </semantics>
</math>
</file>

<file path=Object 40/content.xml><?xml version="1.0" encoding="utf-8"?>
<math xmlns="http://www.w3.org/1998/Math/MathML" display="block">
  <semantics>
    <mfrac>
      <mn>72</mn>
      <mn>100</mn>
    </mfrac>
    <annotation encoding="StarMath 5.0">{72}over{100}</annotation>
  </semantics>
</math>
</file>

<file path=Object 41/content.xml><?xml version="1.0" encoding="utf-8"?>
<math xmlns="http://www.w3.org/1998/Math/MathML" display="block">
  <semantics>
    <mfrac>
      <mn>7</mn>
      <mn>10</mn>
    </mfrac>
    <annotation encoding="StarMath 5.0">{7}over{10}</annotation>
  </semantics>
</math>
</file>

<file path=Object 42/content.xml><?xml version="1.0" encoding="utf-8"?>
<math xmlns="http://www.w3.org/1998/Math/MathML" display="block">
  <semantics>
    <mfrac>
      <mn>2</mn>
      <mn>100</mn>
    </mfrac>
    <annotation encoding="StarMath 5.0">{2}over{100}</annotation>
  </semantics>
</math>
</file>

<file path=Object 43/content.xml><?xml version="1.0" encoding="utf-8"?>
<math xmlns="http://www.w3.org/1998/Math/MathML" display="block">
  <semantics>
    <mfrac>
      <mn>82</mn>
      <mrow>
        <mn>1</mn>
        <mspace width="0.5em"/>
        <mn>000</mn>
      </mrow>
    </mfrac>
    <annotation encoding="StarMath 5.0">{82}over{1`000}</annotation>
  </semantics>
</math>
</file>

<file path=Object 5/content.xml><?xml version="1.0" encoding="utf-8"?>
<math xmlns="http://www.w3.org/1998/Math/MathML" display="block">
  <semantics>
    <mfrac>
      <mn>160</mn>
      <mn>100</mn>
    </mfrac>
    <annotation encoding="StarMath 5.0"> {{160}over {100}}</annotation>
  </semantics>
</math>
</file>

<file path=Object 6/content.xml><?xml version="1.0" encoding="utf-8"?>
<math xmlns="http://www.w3.org/1998/Math/MathML" display="block">
  <semantics>
    <mfrac>
      <mn>123</mn>
      <mn>100</mn>
    </mfrac>
    <annotation encoding="StarMath 5.0"> {{123}over {100}}</annotation>
  </semantics>
</math>
</file>

<file path=Object 7/content.xml><?xml version="1.0" encoding="utf-8"?>
<math xmlns="http://www.w3.org/1998/Math/MathML" display="block">
  <semantics>
    <mfrac>
      <mn>3</mn>
      <mn>10</mn>
    </mfrac>
    <annotation encoding="StarMath 5.0">{3}over{10}</annotation>
  </semantics>
</math>
</file>

<file path=Object 8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

<file path=Object 9/content.xml><?xml version="1.0" encoding="utf-8"?>
<math xmlns="http://www.w3.org/1998/Math/MathML" display="block">
  <semantics>
    <mfrac>
      <mn>4</mn>
      <mn>100</mn>
    </mfrac>
    <annotation encoding="StarMath 5.0">{4}over{100}</annotation>
  </semantics>
</math>
</file>